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7.306cm"/>
    </style:style>
    <style:style style:name="co3" style:family="table-column">
      <style:table-column-properties fo:break-before="auto" style:column-width="42.76cm"/>
    </style:style>
    <style:style style:name="co4" style:family="table-column">
      <style:table-column-properties fo:break-before="auto" style:column-width="0.744cm"/>
    </style:style>
    <style:style style:name="co5" style:family="table-column">
      <style:table-column-properties fo:break-before="auto" style:column-width="1.07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807-9792</text:p>
          </table:table-cell>
          <table:table-cell office:value-type="string">
            <text:p>ENGENHARIAS IV <text:s text:c="35"/></text:p>
          </table:table-cell>
          <table:table-cell office:value-type="string">
            <text:p>Abstracta : linguagem, mente e ação (Niteró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736</text:p>
          </table:table-cell>
          <table:table-cell office:value-type="string">
            <text:p>ENGENHARIAS IV <text:s text:c="35"/></text:p>
          </table:table-cell>
          <table:table-cell office:value-type="string">
            <text:p>Acesso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9293</text:p>
          </table:table-cell>
          <table:table-cell office:value-type="string">
            <text:p>ENGENHARIAS IV <text:s text:c="35"/></text:p>
          </table:table-cell>
          <table:table-cell office:value-type="string">
            <text:p>ACIS International Journal of Computer and Information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4-4309</text:p>
          </table:table-cell>
          <table:table-cell office:value-type="string">
            <text:p>ENGENHARIAS IV <text:s text:c="35"/></text:p>
          </table:table-cell>
          <table:table-cell office:value-type="string">
            <text:p>ACM Transactions on Design Automation of Electronic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3500</text:p>
          </table:table-cell>
          <table:table-cell office:value-type="string">
            <text:p>ENGENHARIAS IV <text:s text:c="35"/></text:p>
          </table:table-cell>
          <table:table-cell office:value-type="string">
            <text:p>ACM Transactions on Mathematical Softwa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172</text:p>
          </table:table-cell>
          <table:table-cell office:value-type="string">
            <text:p>ENGENHARIAS IV <text:s text:c="35"/></text:p>
          </table:table-cell>
          <table:table-cell office:value-type="string">
            <text:p>Acta Anaesthesiologica Scandinav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5765</text:p>
          </table:table-cell>
          <table:table-cell office:value-type="string">
            <text:p>ENGENHARIAS IV <text:s text:c="35"/></text:p>
          </table:table-cell>
          <table:table-cell office:value-type="string">
            <text:p>Acta Astronaut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650</text:p>
          </table:table-cell>
          <table:table-cell office:value-type="string">
            <text:p>ENGENHARIAS IV <text:s text:c="35"/></text:p>
          </table:table-cell>
          <table:table-cell office:value-type="string">
            <text:p>Acta Cirúrgica Brasileir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53-8109</text:p>
          </table:table-cell>
          <table:table-cell office:value-type="string">
            <text:p>ENGENHARIAS IV <text:s text:c="35"/></text:p>
          </table:table-cell>
          <table:table-cell office:value-type="string">
            <text:p>Acta Informatica Med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8-4545</text:p>
          </table:table-cell>
          <table:table-cell office:value-type="string">
            <text:p>ENGENHARIAS IV <text:s text:c="35"/></text:p>
          </table:table-cell>
          <table:table-cell office:value-type="string">
            <text:p>Acta Microscópica - Interamerican Committee of Societies for Electron Microscop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852</text:p>
          </table:table-cell>
          <table:table-cell office:value-type="string">
            <text:p>ENGENHARIAS IV <text:s text:c="35"/></text:p>
          </table:table-cell>
          <table:table-cell office:value-type="string">
            <text:p>Acta Ortopédica Brasilei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969</text:p>
          </table:table-cell>
          <table:table-cell office:value-type="string">
            <text:p>ENGENHARIAS IV <text:s text:c="35"/></text:p>
          </table:table-cell>
          <table:table-cell office:value-type="string">
            <text:p>Acta Scientiarum Mathematicaru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204</text:p>
          </table:table-cell>
          <table:table-cell office:value-type="string">
            <text:p>ENGENHARIAS IV <text:s text:c="35"/></text:p>
          </table:table-cell>
          <table:table-cell office:value-type="string">
            <text:p>Activity Report (Laboratório Nacional de Luz Síncrotro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0027</text:p>
          </table:table-cell>
          <table:table-cell office:value-type="string">
            <text:p>ENGENHARIAS IV <text:s text:c="35"/></text:p>
          </table:table-cell>
          <table:table-cell office:value-type="string">
            <text:p>Adernaâ Fizika / Journal of Nuclear Phys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831</text:p>
          </table:table-cell>
          <table:table-cell office:value-type="string">
            <text:p>ENGENHARIAS IV <text:s text:c="35"/></text:p>
          </table:table-cell>
          <table:table-cell office:value-type="string">
            <text:p>Advanced Powder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4150</text:p>
          </table:table-cell>
          <table:table-cell office:value-type="string">
            <text:p>ENGENHARIAS IV <text:s text:c="35"/></text:p>
          </table:table-cell>
          <table:table-cell office:value-type="string">
            <text:p>Advanced Synthesis &amp; Catalys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5259</text:p>
          </table:table-cell>
          <table:table-cell office:value-type="string">
            <text:p>ENGENHARIAS IV <text:s text:c="35"/></text:p>
          </table:table-cell>
          <table:table-cell office:value-type="string">
            <text:p>Advances in Complex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9978</text:p>
          </table:table-cell>
          <table:table-cell office:value-type="string">
            <text:p>ENGENHARIAS IV <text:s text:c="35"/></text:p>
          </table:table-cell>
          <table:table-cell office:value-type="string">
            <text:p>Advances in Engineering Software (1992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3-4373</text:p>
          </table:table-cell>
          <table:table-cell office:value-type="string">
            <text:p>ENGENHARIAS IV <text:s text:c="35"/></text:p>
          </table:table-cell>
          <table:table-cell office:value-type="string">
            <text:p>Advances in Mathematical Sciences and Applicat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6679</text:p>
          </table:table-cell>
          <table:table-cell office:value-type="string">
            <text:p>ENGENHARIAS IV <text:s text:c="35"/></text:p>
          </table:table-cell>
          <table:table-cell office:value-type="string">
            <text:p>Advances in Polymer Techn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3871</text:p>
          </table:table-cell>
          <table:table-cell office:value-type="string">
            <text:p>ENGENHARIAS IV <text:s text:c="35"/></text:p>
          </table:table-cell>
          <table:table-cell office:value-type="string">
            <text:p>Advances in Soft Comput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1177</text:p>
          </table:table-cell>
          <table:table-cell office:value-type="string">
            <text:p>ENGENHARIAS IV <text:s text:c="35"/></text:p>
          </table:table-cell>
          <table:table-cell office:value-type="string">
            <text:p>Advances in Spac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70-9638</text:p>
          </table:table-cell>
          <table:table-cell office:value-type="string">
            <text:p>ENGENHARIAS IV <text:s text:c="35"/></text:p>
          </table:table-cell>
          <table:table-cell office:value-type="string">
            <text:p>Aerospace Science and Technology (Imprimé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8411</text:p>
          </table:table-cell>
          <table:table-cell office:value-type="string">
            <text:p>ENGENHARIAS IV <text:s text:c="35"/></text:p>
          </table:table-cell>
          <table:table-cell office:value-type="string">
            <text:p>AEU. International Journal of Electronics and Communic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9152</text:p>
          </table:table-cell>
          <table:table-cell office:value-type="string">
            <text:p>ENGENHARIAS IV <text:s text:c="35"/></text:p>
          </table:table-cell>
          <table:table-cell office:value-type="string">
            <text:p>AGE (Omaha) (Cessou em 1999. Cont. Journal of the American Aging Associati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2667</text:p>
          </table:table-cell>
          <table:table-cell office:value-type="string">
            <text:p>ENGENHARIAS IV <text:s text:c="35"/></text:p>
          </table:table-cell>
          <table:table-cell office:value-type="string">
            <text:p>Aircraft Engineering (Cessou em 1986. Cont. ISSN 1748-8842 Aircraft Engineering and Aerospace Technology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394</text:p>
          </table:table-cell>
          <table:table-cell office:value-type="string">
            <text:p>ENGENHARIAS IV <text:s text:c="35"/></text:p>
          </table:table-cell>
          <table:table-cell office:value-type="string">
            <text:p>Aletheia (ULB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2-3264</text:p>
          </table:table-cell>
          <table:table-cell office:value-type="string">
            <text:p>ENGENHARIAS IV <text:s text:c="35"/></text:p>
          </table:table-cell>
          <table:table-cell office:value-type="string">
            <text:p>American Journal of Critical Ca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8275</text:p>
          </table:table-cell>
          <table:table-cell office:value-type="string">
            <text:p>ENGENHARIAS IV <text:s text:c="35"/></text:p>
          </table:table-cell>
          <table:table-cell office:value-type="string">
            <text:p>American Journal of Dent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5406</text:p>
          </table:table-cell>
          <table:table-cell office:value-type="string">
            <text:p>ENGENHARIAS IV <text:s text:c="35"/></text:p>
          </table:table-cell>
          <table:table-cell office:value-type="string">
            <text:p>American Journal of Orthodontics and Dentofacial Orthoped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505</text:p>
          </table:table-cell>
          <table:table-cell office:value-type="string">
            <text:p>ENGENHARIAS IV <text:s text:c="35"/></text:p>
          </table:table-cell>
          <table:table-cell office:value-type="string">
            <text:p>American Journal of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135</text:p>
          </table:table-cell>
          <table:table-cell office:value-type="string">
            <text:p>ENGENHARIAS IV <text:s text:c="35"/></text:p>
          </table:table-cell>
          <table:table-cell office:value-type="string">
            <text:p>American Journal of Physiology. Heart and Circulatory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596</text:p>
          </table:table-cell>
          <table:table-cell office:value-type="string">
            <text:p>ENGENHARIAS IV <text:s text:c="35"/></text:p>
          </table:table-cell>
          <table:table-cell office:value-type="string">
            <text:p>Anais Brasileiros de Dermatolog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1030</text:p>
          </table:table-cell>
          <table:table-cell office:value-type="string">
            <text:p>ENGENHARIAS IV <text:s text:c="35"/></text:p>
          </table:table-cell>
          <table:table-cell office:value-type="string">
            <text:p>Analog Integrated Circuits and Signal Process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70</text:p>
          </table:table-cell>
          <table:table-cell office:value-type="string">
            <text:p>ENGENHARIAS IV <text:s text:c="35"/></text:p>
          </table:table-cell>
          <table:table-cell office:value-type="string">
            <text:p>Analytica Chimica Act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2642</text:p>
          </table:table-cell>
          <table:table-cell office:value-type="string">
            <text:p>ENGENHARIAS IV <text:s text:c="35"/></text:p>
          </table:table-cell>
          <table:table-cell office:value-type="string">
            <text:p>Analytical and Bioanalytical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97</text:p>
          </table:table-cell>
          <table:table-cell office:value-type="string">
            <text:p>ENGENHARIAS IV <text:s text:c="35"/></text:p>
          </table:table-cell>
          <table:table-cell office:value-type="string">
            <text:p>Analytical Bio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700</text:p>
          </table:table-cell>
          <table:table-cell office:value-type="string">
            <text:p>ENGENHARIAS IV <text:s text:c="35"/></text:p>
          </table:table-cell>
          <table:table-cell office:value-type="string">
            <text:p>Analytical Chemistry (Washingt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0-6340</text:p>
          </table:table-cell>
          <table:table-cell office:value-type="string">
            <text:p>ENGENHARIAS IV <text:s text:c="35"/></text:p>
          </table:table-cell>
          <table:table-cell office:value-type="string">
            <text:p>Analytical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3022</text:p>
          </table:table-cell>
          <table:table-cell office:value-type="string">
            <text:p>ENGENHARIAS IV <text:s text:c="35"/></text:p>
          </table:table-cell>
          <table:table-cell office:value-type="string">
            <text:p>Anesthesiology (Philadelphi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2-352X</text:p>
          </table:table-cell>
          <table:table-cell office:value-type="string">
            <text:p>ENGENHARIAS IV <text:s text:c="35"/></text:p>
          </table:table-cell>
          <table:table-cell office:value-type="string">
            <text:p>Anhui Nongye Daxue Xuebao / Journal of Anhui Agricultural Universit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088</text:p>
          </table:table-cell>
          <table:table-cell office:value-type="string">
            <text:p>ENGENHARIAS IV <text:s text:c="35"/></text:p>
          </table:table-cell>
          <table:table-cell office:value-type="string">
            <text:p>Annales de Limnologi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347</text:p>
          </table:table-cell>
          <table:table-cell office:value-type="string">
            <text:p>ENGENHARIAS IV <text:s text:c="35"/></text:p>
          </table:table-cell>
          <table:table-cell office:value-type="string">
            <text:p>Annales des Télécommunications (Cessou em 2007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6964</text:p>
          </table:table-cell>
          <table:table-cell office:value-type="string">
            <text:p>ENGENHARIAS IV <text:s text:c="35"/></text:p>
          </table:table-cell>
          <table:table-cell office:value-type="string">
            <text:p>Annals of Biomedical Engineer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2797</text:p>
          </table:table-cell>
          <table:table-cell office:value-type="string">
            <text:p>ENGENHARIAS IV <text:s text:c="35"/></text:p>
          </table:table-cell>
          <table:table-cell office:value-type="string">
            <text:p>Annals of Epidem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5330</text:p>
          </table:table-cell>
          <table:table-cell office:value-type="string">
            <text:p>ENGENHARIAS IV <text:s text:c="35"/></text:p>
          </table:table-cell>
          <table:table-cell office:value-type="string">
            <text:p>Annals of Operation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9338</text:p>
          </table:table-cell>
          <table:table-cell office:value-type="string">
            <text:p>ENGENHARIAS IV <text:s text:c="35"/></text:p>
          </table:table-cell>
          <table:table-cell office:value-type="string">
            <text:p>Annals of Operations Research (Dordrecht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7091</text:p>
          </table:table-cell>
          <table:table-cell office:value-type="string">
            <text:p>ENGENHARIAS IV <text:s text:c="35"/></text:p>
          </table:table-cell>
          <table:table-cell office:value-type="string">
            <text:p>Annals of Software Engineering (Cessou em 2002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5788</text:p>
          </table:table-cell>
          <table:table-cell office:value-type="string">
            <text:p>ENGENHARIAS IV <text:s text:c="35"/></text:p>
          </table:table-cell>
          <table:table-cell office:value-type="string">
            <text:p>Annual Reviews in Contro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4804</text:p>
          </table:table-cell>
          <table:table-cell office:value-type="string">
            <text:p>ENGENHARIAS IV <text:s text:c="35"/></text:p>
          </table:table-cell>
          <table:table-cell office:value-type="string">
            <text:p>Antimicrobial Agents and Chemotherap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5203</text:p>
          </table:table-cell>
          <table:table-cell office:value-type="string">
            <text:p>ENGENHARIAS IV <text:s text:c="35"/></text:p>
          </table:table-cell>
          <table:table-cell office:value-type="string">
            <text:p>Applied and Computational Harmonic Analy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9514</text:p>
          </table:table-cell>
          <table:table-cell office:value-type="string">
            <text:p>ENGENHARIAS IV <text:s text:c="35"/></text:p>
          </table:table-cell>
          <table:table-cell office:value-type="string">
            <text:p>Applied Artificial Intellig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5636</text:p>
          </table:table-cell>
          <table:table-cell office:value-type="string">
            <text:p>ENGENHARIAS IV <text:s text:c="35"/></text:p>
          </table:table-cell>
          <table:table-cell office:value-type="string">
            <text:p>Applied Bioinforma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860X</text:p>
          </table:table-cell>
          <table:table-cell office:value-type="string">
            <text:p>ENGENHARIAS IV <text:s text:c="35"/></text:p>
          </table:table-cell>
          <table:table-cell office:value-type="string">
            <text:p>Applied Catalysis. A, Gener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851</text:p>
          </table:table-cell>
          <table:table-cell office:value-type="string">
            <text:p>ENGENHARIAS IV <text:s text:c="35"/></text:p>
          </table:table-cell>
          <table:table-cell office:value-type="string">
            <text:p>Applied Economics Letter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669X</text:p>
          </table:table-cell>
          <table:table-cell office:value-type="string">
            <text:p>ENGENHARIAS IV <text:s text:c="35"/></text:p>
          </table:table-cell>
          <table:table-cell office:value-type="string">
            <text:p>Applied Intelligence (Bosto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904X</text:p>
          </table:table-cell>
          <table:table-cell office:value-type="string">
            <text:p>ENGENHARIAS IV <text:s text:c="35"/></text:p>
          </table:table-cell>
          <table:table-cell office:value-type="string">
            <text:p>Applied Mathematical Modell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6-3003</text:p>
          </table:table-cell>
          <table:table-cell office:value-type="string">
            <text:p>ENGENHARIAS IV <text:s text:c="35"/></text:p>
          </table:table-cell>
          <table:table-cell office:value-type="string">
            <text:p>Applied Mathematics and Compu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935</text:p>
          </table:table-cell>
          <table:table-cell office:value-type="string">
            <text:p>ENGENHARIAS IV <text:s text:c="35"/></text:p>
          </table:table-cell>
          <table:table-cell office:value-type="string">
            <text:p>Applied Optics (Cessou em 1989. Foi desdobrado em três: ISSN 1540-8973 Applied Optics. Information Processing, Applied Optics. Optical Technology e Applied Optics. Lasers and Photonics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951</text:p>
          </table:table-cell>
          <table:table-cell office:value-type="string">
            <text:p>ENGENHARIAS IV <text:s text:c="35"/></text:p>
          </table:table-cell>
          <table:table-cell office:value-type="string">
            <text:p>Applied Physics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8396</text:p>
          </table:table-cell>
          <table:table-cell office:value-type="string">
            <text:p>ENGENHARIAS IV <text:s text:c="35"/></text:p>
          </table:table-cell>
          <table:table-cell office:value-type="string">
            <text:p>Applied Physics. A, Materials Science &amp; Process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4946</text:p>
          </table:table-cell>
          <table:table-cell office:value-type="string">
            <text:p>ENGENHARIAS IV <text:s text:c="35"/></text:p>
          </table:table-cell>
          <table:table-cell office:value-type="string">
            <text:p>Applied Soft Comput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4-1904</text:p>
          </table:table-cell>
          <table:table-cell office:value-type="string">
            <text:p>ENGENHARIAS IV <text:s text:c="35"/></text:p>
          </table:table-cell>
          <table:table-cell office:value-type="string">
            <text:p>Applied Stochastic Models in Business and Indu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4332</text:p>
          </table:table-cell>
          <table:table-cell office:value-type="string">
            <text:p>ENGENHARIAS IV <text:s text:c="35"/></text:p>
          </table:table-cell>
          <table:table-cell office:value-type="string">
            <text:p>Applied Surface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34-1922</text:p>
          </table:table-cell>
          <table:table-cell office:value-type="string">
            <text:p>ENGENHARIAS IV <text:s text:c="35"/></text:p>
          </table:table-cell>
          <table:table-cell office:value-type="string">
            <text:p>Archives of Medical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935</text:p>
          </table:table-cell>
          <table:table-cell office:value-type="string">
            <text:p>ENGENHARIAS IV <text:s text:c="35"/></text:p>
          </table:table-cell>
          <table:table-cell office:value-type="string">
            <text:p>Arquivo Brasileiro de Medicina Veterinária e Zootecni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998</text:p>
          </table:table-cell>
          <table:table-cell office:value-type="string">
            <text:p>ENGENHARIAS IV <text:s text:c="35"/></text:p>
          </table:table-cell>
          <table:table-cell office:value-type="string">
            <text:p>Arquivo Brasileiro de Odontologia (Arq. Bras. odontol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49</text:p>
          </table:table-cell>
          <table:table-cell office:value-type="string">
            <text:p>ENGENHARIAS IV <text:s text:c="35"/></text:p>
          </table:table-cell>
          <table:table-cell office:value-type="string">
            <text:p>Arquivos Brasileiros de Oftalm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73</text:p>
          </table:table-cell>
          <table:table-cell office:value-type="string">
            <text:p>ENGENHARIAS IV <text:s text:c="35"/></text:p>
          </table:table-cell>
          <table:table-cell office:value-type="string">
            <text:p>Arquivos Catarinenses de Medicin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280</text:p>
          </table:table-cell>
          <table:table-cell office:value-type="string">
            <text:p>ENGENHARIAS IV <text:s text:c="35"/></text:p>
          </table:table-cell>
          <table:table-cell office:value-type="string">
            <text:p>Arquivos Catarinenses de Medicin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82X</text:p>
          </table:table-cell>
          <table:table-cell office:value-type="string">
            <text:p>ENGENHARIAS IV <text:s text:c="35"/></text:p>
          </table:table-cell>
          <table:table-cell office:value-type="string">
            <text:p>Arquivos de Neuro-Psiquiatr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3702</text:p>
          </table:table-cell>
          <table:table-cell office:value-type="string">
            <text:p>ENGENHARIAS IV <text:s text:c="35"/></text:p>
          </table:table-cell>
          <table:table-cell office:value-type="string">
            <text:p>Artificial Intelligence (General e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8463</text:p>
          </table:table-cell>
          <table:table-cell office:value-type="string">
            <text:p>ENGENHARIAS IV <text:s text:c="35"/></text:p>
          </table:table-cell>
          <table:table-cell office:value-type="string">
            <text:p>Artificial Intelligence and Law (Dordrecht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1810</text:p>
          </table:table-cell>
          <table:table-cell office:value-type="string">
            <text:p>ENGENHARIAS IV <text:s text:c="35"/></text:p>
          </table:table-cell>
          <table:table-cell office:value-type="string">
            <text:p>Artificial Intelligence in Engineering (Cessou em 2001. Cont. ISSN 1474-0346 Advanced Engineering Informatic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3-3657</text:p>
          </table:table-cell>
          <table:table-cell office:value-type="string">
            <text:p>ENGENHARIAS IV <text:s text:c="35"/></text:p>
          </table:table-cell>
          <table:table-cell office:value-type="string">
            <text:p>Artificial Intelligence in Medic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5298</text:p>
          </table:table-cell>
          <table:table-cell office:value-type="string">
            <text:p>ENGENHARIAS IV <text:s text:c="35"/></text:p>
          </table:table-cell>
          <table:table-cell office:value-type="string">
            <text:p>Artificial Life and Robotic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564X</text:p>
          </table:table-cell>
          <table:table-cell office:value-type="string">
            <text:p>ENGENHARIAS IV <text:s text:c="35"/></text:p>
          </table:table-cell>
          <table:table-cell office:value-type="string">
            <text:p>Artificial Orga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7-5959</text:p>
          </table:table-cell>
          <table:table-cell office:value-type="string">
            <text:p>ENGENHARIAS IV <text:s text:c="35"/></text:p>
          </table:table-cell>
          <table:table-cell office:value-type="string">
            <text:p>Asia-Pacific Journal of Operation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1-8625</text:p>
          </table:table-cell>
          <table:table-cell office:value-type="string">
            <text:p>ENGENHARIAS IV <text:s text:c="35"/></text:p>
          </table:table-cell>
          <table:table-cell office:value-type="string">
            <text:p>Asian Journal of Contro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6361</text:p>
          </table:table-cell>
          <table:table-cell office:value-type="string">
            <text:p>ENGENHARIAS IV <text:s text:c="35"/></text:p>
          </table:table-cell>
          <table:table-cell office:value-type="string">
            <text:p>Astronomy &amp; Astrophysics (Berli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9425</text:p>
          </table:table-cell>
          <table:table-cell office:value-type="string">
            <text:p>ENGENHARIAS IV <text:s text:c="35"/></text:p>
          </table:table-cell>
          <table:table-cell office:value-type="string">
            <text:p>Australian Journal of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1098</text:p>
          </table:table-cell>
          <table:table-cell office:value-type="string">
            <text:p>ENGENHARIAS IV <text:s text:c="35"/></text:p>
          </table:table-cell>
          <table:table-cell office:value-type="string">
            <text:p>Automatica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6562</text:p>
          </table:table-cell>
          <table:table-cell office:value-type="string">
            <text:p>ENGENHARIAS IV <text:s text:c="35"/></text:p>
          </table:table-cell>
          <table:table-cell office:value-type="string">
            <text:p>Aviation, Space, and Environmental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577</text:p>
          </table:table-cell>
          <table:table-cell office:value-type="string">
            <text:p>ENGENHARIAS IV <text:s text:c="35"/></text:p>
          </table:table-cell>
          <table:table-cell office:value-type="string">
            <text:p>Bio Farm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165</text:p>
          </table:table-cell>
          <table:table-cell office:value-type="string">
            <text:p>ENGENHARIAS IV <text:s text:c="35"/></text:p>
          </table:table-cell>
          <table:table-cell office:value-type="string">
            <text:p>Biochimica et Biophysica Acta. G, General Subjec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9639</text:p>
          </table:table-cell>
          <table:table-cell office:value-type="string">
            <text:p>ENGENHARIAS IV <text:s text:c="35"/></text:p>
          </table:table-cell>
          <table:table-cell office:value-type="string">
            <text:p>Biochimica et Biophysica Acta. Proteins and Proteo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084</text:p>
          </table:table-cell>
          <table:table-cell office:value-type="string">
            <text:p>ENGENHARIAS IV <text:s text:c="35"/></text:p>
          </table:table-cell>
          <table:table-cell office:value-type="string">
            <text:p>Biochimie (Paris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5394</text:p>
          </table:table-cell>
          <table:table-cell office:value-type="string">
            <text:p>ENGENHARIAS IV <text:s text:c="35"/></text:p>
          </table:table-cell>
          <table:table-cell office:value-type="string">
            <text:p>Bioelectrochemistry (Amsterda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4598</text:p>
          </table:table-cell>
          <table:table-cell office:value-type="string">
            <text:p>ENGENHARIAS IV <text:s text:c="35"/></text:p>
          </table:table-cell>
          <table:table-cell office:value-type="string">
            <text:p>Bioelectrochemistry and Bioenergetics (Print) (Cessou em 2000. Cont.1567-5394 Bioelectrochemistry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4803</text:p>
          </table:table-cell>
          <table:table-cell office:value-type="string">
            <text:p>ENGENHARIAS IV <text:s text:c="35"/></text:p>
          </table:table-cell>
          <table:table-cell office:value-type="string">
            <text:p>Bioinformatics (Oxfor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6730</text:p>
          </table:table-cell>
          <table:table-cell office:value-type="string">
            <text:p>ENGENHARIAS IV <text:s text:c="35"/></text:p>
          </table:table-cell>
          <table:table-cell office:value-type="string">
            <text:p>Biological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1200</text:p>
          </table:table-cell>
          <table:table-cell office:value-type="string">
            <text:p>ENGENHARIAS IV <text:s text:c="35"/></text:p>
          </table:table-cell>
          <table:table-cell office:value-type="string">
            <text:p>Biological Cyberne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65X</text:p>
          </table:table-cell>
          <table:table-cell office:value-type="string">
            <text:p>ENGENHARIAS IV <text:s text:c="35"/></text:p>
          </table:table-cell>
          <table:table-cell office:value-type="string">
            <text:p>Biomatemática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9612</text:p>
          </table:table-cell>
          <table:table-cell office:value-type="string">
            <text:p>ENGENHARIAS IV <text:s text:c="35"/></text:p>
          </table:table-cell>
          <table:table-cell office:value-type="string">
            <text:p>Biomaterials (Guild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925X</text:p>
          </table:table-cell>
          <table:table-cell office:value-type="string">
            <text:p>ENGENHARIAS IV <text:s text:c="35"/></text:p>
          </table:table-cell>
          <table:table-cell office:value-type="string">
            <text:p>BioMedical Engineering Online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6-8094</text:p>
          </table:table-cell>
          <table:table-cell office:value-type="string">
            <text:p>ENGENHARIAS IV <text:s text:c="35"/></text:p>
          </table:table-cell>
          <table:table-cell office:value-type="string">
            <text:p>Biomedical Signal Processing and Contro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4X</text:p>
          </table:table-cell>
          <table:table-cell office:value-type="string">
            <text:p>ENGENHARIAS IV <text:s text:c="35"/></text:p>
          </table:table-cell>
          <table:table-cell office:value-type="string">
            <text:p>Bioorganic &amp; Medicinal Chemistry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622</text:p>
          </table:table-cell>
          <table:table-cell office:value-type="string">
            <text:p>ENGENHARIAS IV <text:s text:c="35"/></text:p>
          </table:table-cell>
          <table:table-cell office:value-type="string">
            <text:p>Biophysical Chem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5663</text:p>
          </table:table-cell>
          <table:table-cell office:value-type="string">
            <text:p>ENGENHARIAS IV <text:s text:c="35"/></text:p>
          </table:table-cell>
          <table:table-cell office:value-type="string">
            <text:p>Biosensors &amp; Bioelectron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5110</text:p>
          </table:table-cell>
          <table:table-cell office:value-type="string">
            <text:p>ENGENHARIAS IV <text:s text:c="35"/></text:p>
          </table:table-cell>
          <table:table-cell office:value-type="string">
            <text:p>Biosystems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0020</text:p>
          </table:table-cell>
          <table:table-cell office:value-type="string">
            <text:p>ENGENHARIAS IV <text:s text:c="35"/></text:p>
          </table:table-cell>
          <table:table-cell office:value-type="string">
            <text:p>Blood (Philadelphia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5237</text:p>
          </table:table-cell>
          <table:table-cell office:value-type="string">
            <text:p>ENGENHARIAS IV <text:s text:c="35"/></text:p>
          </table:table-cell>
          <table:table-cell office:value-type="string">
            <text:p>Blood Pressure Monito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64</text:p>
          </table:table-cell>
          <table:table-cell office:value-type="string">
            <text:p>ENGENHARIAS IV <text:s text:c="35"/></text:p>
          </table:table-cell>
          <table:table-cell office:value-type="string">
            <text:p>BMC Gen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350</text:p>
          </table:table-cell>
          <table:table-cell office:value-type="string">
            <text:p>ENGENHARIAS IV <text:s text:c="35"/></text:p>
          </table:table-cell>
          <table:table-cell office:value-type="string">
            <text:p>BMC Medical Genetic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2-0509</text:p>
          </table:table-cell>
          <table:table-cell office:value-type="string">
            <text:p>ENGENHARIAS IV <text:s text:c="35"/></text:p>
          </table:table-cell>
          <table:table-cell office:value-type="string">
            <text:p>BMC Systems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15X</text:p>
          </table:table-cell>
          <table:table-cell office:value-type="string">
            <text:p>ENGENHARIAS IV <text:s text:c="35"/></text:p>
          </table:table-cell>
          <table:table-cell office:value-type="string">
            <text:p>Boletim Técnico da Escola Politécnica da USP. BT/P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082</text:p>
          </table:table-cell>
          <table:table-cell office:value-type="string">
            <text:p>ENGENHARIAS IV <text:s text:c="35"/></text:p>
          </table:table-cell>
          <table:table-cell office:value-type="string">
            <text:p>Boletim Técnico da Faculdade de Tecnologia de São Paul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993</text:p>
          </table:table-cell>
          <table:table-cell office:value-type="string">
            <text:p>ENGENHARIAS IV <text:s text:c="35"/></text:p>
          </table:table-cell>
          <table:table-cell office:value-type="string">
            <text:p>Brai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ENGENHARIAS IV <text:s text:c="35"/></text:p>
          </table:table-cell>
          <table:table-cell office:value-type="string">
            <text:p>Brazilian Archives of Biology and Techn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440</text:p>
          </table:table-cell>
          <table:table-cell office:value-type="string">
            <text:p>ENGENHARIAS IV <text:s text:c="35"/></text:p>
          </table:table-cell>
          <table:table-cell office:value-type="string">
            <text:p>Brazilian Dental Journ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632</text:p>
          </table:table-cell>
          <table:table-cell office:value-type="string">
            <text:p>ENGENHARIAS IV <text:s text:c="35"/></text:p>
          </table:table-cell>
          <table:table-cell office:value-type="string">
            <text:p>Brazilian Journal of Chemical Engineering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275</text:p>
          </table:table-cell>
          <table:table-cell office:value-type="string">
            <text:p>ENGENHARIAS IV <text:s text:c="35"/></text:p>
          </table:table-cell>
          <table:table-cell office:value-type="string">
            <text:p>Brazilian Journal of Epilepsy and Clinical Neurophysiology (Cessou em 2001. Cont. ISSN 1676-2649 Journal of Epilepsy and Clinical Neurophysiology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ENGENHARIAS IV <text:s text:c="35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510</text:p>
          </table:table-cell>
          <table:table-cell office:value-type="string">
            <text:p>ENGENHARIAS IV <text:s text:c="35"/></text:p>
          </table:table-cell>
          <table:table-cell office:value-type="string">
            <text:p>brazilian journal of medical and biological research -on l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382</text:p>
          </table:table-cell>
          <table:table-cell office:value-type="string">
            <text:p>ENGENHARIAS IV <text:s text:c="35"/></text:p>
          </table:table-cell>
          <table:table-cell office:value-type="string">
            <text:p>Brazilian Journal of Microbi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33</text:p>
          </table:table-cell>
          <table:table-cell office:value-type="string">
            <text:p>ENGENHARIAS IV <text:s text:c="35"/></text:p>
          </table:table-cell>
          <table:table-cell office:value-type="string">
            <text:p>Brazilian Journal of Physic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878</text:p>
          </table:table-cell>
          <table:table-cell office:value-type="string">
            <text:p>ENGENHARIAS IV <text:s text:c="35"/></text:p>
          </table:table-cell>
          <table:table-cell office:value-type="string">
            <text:p>Brazilian Journal of Urology (Cessou em 2002. Cont. ISSN 1677-5538 International Braz J Urol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324</text:p>
          </table:table-cell>
          <table:table-cell office:value-type="string">
            <text:p>ENGENHARIAS IV <text:s text:c="35"/></text:p>
          </table:table-cell>
          <table:table-cell office:value-type="string">
            <text:p>Brazilian Oral Research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2-8240</text:p>
          </table:table-cell>
          <table:table-cell office:value-type="string">
            <text:p>ENGENHARIAS IV <text:s text:c="35"/></text:p>
          </table:table-cell>
          <table:table-cell office:value-type="string">
            <text:p>Bulletin of Mathematical B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70-1444</text:p>
          </table:table-cell>
          <table:table-cell office:value-type="string">
            <text:p>ENGENHARIAS IV <text:s text:c="35"/></text:p>
          </table:table-cell>
          <table:table-cell office:value-type="string">
            <text:p>Bulletin of the Belgian Mathematical Society Simon Stevi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8634</text:p>
          </table:table-cell>
          <table:table-cell office:value-type="string">
            <text:p>ENGENHARIAS IV <text:s text:c="35"/></text:p>
          </table:table-cell>
          <table:table-cell office:value-type="string">
            <text:p>Bulletin of the Korean Mathematical Societ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543</text:p>
          </table:table-cell>
          <table:table-cell office:value-type="string">
            <text:p>ENGENHARIAS IV <text:s text:c="35"/></text:p>
          </table:table-cell>
          <table:table-cell office:value-type="string">
            <text:p>C&amp;T. Revista Militar de Ciência e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334</text:p>
          </table:table-cell>
          <table:table-cell office:value-type="string">
            <text:p>ENGENHARIAS IV <text:s text:c="35"/></text:p>
          </table:table-cell>
          <table:table-cell office:value-type="string">
            <text:p>Caderno Brasileiro de Ensino de Fís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594</text:p>
          </table:table-cell>
          <table:table-cell office:value-type="string">
            <text:p>ENGENHARIAS IV <text:s text:c="35"/></text:p>
          </table:table-cell>
          <table:table-cell office:value-type="string">
            <text:p>Caderno Catarinense de Ensino de Física (Cessou em 2001. Cont. ISSN 1677-2334 Caderno Brasileiro de Ensino de Físic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946</text:p>
          </table:table-cell>
          <table:table-cell office:value-type="string">
            <text:p>ENGENHARIAS IV <text:s text:c="35"/></text:p>
          </table:table-cell>
          <table:table-cell office:value-type="string">
            <text:p>Cadernos CPQD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767</text:p>
          </table:table-cell>
          <table:table-cell office:value-type="string">
            <text:p>ENGENHARIAS IV <text:s text:c="35"/></text:p>
          </table:table-cell>
          <table:table-cell office:value-type="string">
            <text:p>Cadernos de Estudos Linguísticos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ENGENHARIAS IV <text:s text:c="35"/></text:p>
          </table:table-cell>
          <table:table-cell office:value-type="string">
            <text:p>Cadernos de Saúde Pública (EN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62X</text:p>
          </table:table-cell>
          <table:table-cell office:value-type="string">
            <text:p>ENGENHARIAS IV <text:s text:c="35"/></text:p>
          </table:table-cell>
          <table:table-cell office:value-type="string">
            <text:p>Cadernos Saúde Coletiva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694</text:p>
          </table:table-cell>
          <table:table-cell office:value-type="string">
            <text:p>ENGENHARIAS IV <text:s text:c="35"/></text:p>
          </table:table-cell>
          <table:table-cell office:value-type="string">
            <text:p>Cadernos Temático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617</text:p>
          </table:table-cell>
          <table:table-cell office:value-type="string">
            <text:p>ENGENHARIAS IV <text:s text:c="35"/></text:p>
          </table:table-cell>
          <table:table-cell office:value-type="string">
            <text:p>Carbohydrate Polym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223</text:p>
          </table:table-cell>
          <table:table-cell office:value-type="string">
            <text:p>ENGENHARIAS IV <text:s text:c="35"/></text:p>
          </table:table-cell>
          <table:table-cell office:value-type="string">
            <text:p>Carbon (New York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363</text:p>
          </table:table-cell>
          <table:table-cell office:value-type="string">
            <text:p>ENGENHARIAS IV <text:s text:c="35"/></text:p>
          </table:table-cell>
          <table:table-cell office:value-type="string">
            <text:p>Cardiovascular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568</text:p>
          </table:table-cell>
          <table:table-cell office:value-type="string">
            <text:p>ENGENHARIAS IV <text:s text:c="35"/></text:p>
          </table:table-cell>
          <table:table-cell office:value-type="string">
            <text:p>Caries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5-9195</text:p>
          </table:table-cell>
          <table:table-cell office:value-type="string">
            <text:p>ENGENHARIAS IV <text:s text:c="35"/></text:p>
          </table:table-cell>
          <table:table-cell office:value-type="string">
            <text:p>Cell Biochemistry and Bio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5-6995</text:p>
          </table:table-cell>
          <table:table-cell office:value-type="string">
            <text:p>ENGENHARIAS IV <text:s text:c="35"/></text:p>
          </table:table-cell>
          <table:table-cell office:value-type="string">
            <text:p>Cell Biology Internatio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4160</text:p>
          </table:table-cell>
          <table:table-cell office:value-type="string">
            <text:p>ENGENHARIAS IV <text:s text:c="35"/></text:p>
          </table:table-cell>
          <table:table-cell office:value-type="string">
            <text:p>Cell Calcium (Edinburgh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6913</text:p>
          </table:table-cell>
          <table:table-cell office:value-type="string">
            <text:p>ENGENHARIAS IV <text:s text:c="35"/></text:p>
          </table:table-cell>
          <table:table-cell office:value-type="string">
            <text:p>Cerâmica (São Paul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1500</text:p>
          </table:table-cell>
          <table:table-cell office:value-type="string">
            <text:p>ENGENHARIAS IV <text:s text:c="35"/></text:p>
          </table:table-cell>
          <table:table-cell office:value-type="string">
            <text:p>Chaos (Woodbury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0779</text:p>
          </table:table-cell>
          <table:table-cell office:value-type="string">
            <text:p>ENGENHARIAS IV <text:s text:c="35"/></text:p>
          </table:table-cell>
          <table:table-cell office:value-type="string">
            <text:p>Chaos, Solitons and Fractal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4756</text:p>
          </table:table-cell>
          <table:table-cell office:value-type="string">
            <text:p>ENGENHARIAS IV <text:s text:c="35"/></text:p>
          </table:table-cell>
          <table:table-cell office:value-type="string">
            <text:p>Chemistry of Material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7439</text:p>
          </table:table-cell>
          <table:table-cell office:value-type="string">
            <text:p>ENGENHARIAS IV <text:s text:c="35"/></text:p>
          </table:table-cell>
          <table:table-cell office:value-type="string">
            <text:p>Chemometrics and Intelligent Laboratory System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307X</text:p>
          </table:table-cell>
          <table:table-cell office:value-type="string">
            <text:p>ENGENHARIAS IV <text:s text:c="35"/></text:p>
          </table:table-cell>
          <table:table-cell office:value-type="string">
            <text:p>Chinese Physics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44X</text:p>
          </table:table-cell>
          <table:table-cell office:value-type="string">
            <text:p>ENGENHARIAS IV <text:s text:c="35"/></text:p>
          </table:table-cell>
          <table:table-cell office:value-type="string">
            <text:p>Ciência &amp; Engenharia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797</text:p>
          </table:table-cell>
          <table:table-cell office:value-type="string">
            <text:p>ENGENHARIAS IV <text:s text:c="35"/></text:p>
          </table:table-cell>
          <table:table-cell office:value-type="string">
            <text:p>Ciência Animal Brasileira (UF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965</text:p>
          </table:table-cell>
          <table:table-cell office:value-type="string">
            <text:p>ENGENHARIAS IV <text:s text:c="35"/></text:p>
          </table:table-cell>
          <table:table-cell office:value-type="string">
            <text:p>Ciência da Informa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054</text:p>
          </table:table-cell>
          <table:table-cell office:value-type="string">
            <text:p>ENGENHARIAS IV <text:s text:c="35"/></text:p>
          </table:table-cell>
          <table:table-cell office:value-type="string">
            <text:p>Ciência e Agrotecnologia (UFL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ENGENHARIAS IV <text:s text:c="35"/></text:p>
          </table:table-cell>
          <table:table-cell office:value-type="string">
            <text:p>Ciência Hoj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046</text:p>
          </table:table-cell>
          <table:table-cell office:value-type="string">
            <text:p>ENGENHARIAS IV <text:s text:c="35"/></text:p>
          </table:table-cell>
          <table:table-cell office:value-type="string">
            <text:p>Ciência Odontológica Brasilei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78</text:p>
          </table:table-cell>
          <table:table-cell office:value-type="string">
            <text:p>ENGENHARIAS IV <text:s text:c="35"/></text:p>
          </table:table-cell>
          <table:table-cell office:value-type="string">
            <text:p>Ciência Rural (UFSM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821</text:p>
          </table:table-cell>
          <table:table-cell office:value-type="string">
            <text:p>ENGENHARIAS IV <text:s text:c="35"/></text:p>
          </table:table-cell>
          <table:table-cell office:value-type="string">
            <text:p>Ciências &amp; Cognição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081X</text:p>
          </table:table-cell>
          <table:table-cell office:value-type="string">
            <text:p>ENGENHARIAS IV <text:s text:c="35"/></text:p>
          </table:table-cell>
          <table:table-cell office:value-type="string">
            <text:p>Circuits, Systems, and Signal Process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7322</text:p>
          </table:table-cell>
          <table:table-cell office:value-type="string">
            <text:p>ENGENHARIAS IV <text:s text:c="35"/></text:p>
          </table:table-cell>
          <table:table-cell office:value-type="string">
            <text:p>Circulation (New York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9381</text:p>
          </table:table-cell>
          <table:table-cell office:value-type="string">
            <text:p>ENGENHARIAS IV <text:s text:c="35"/></text:p>
          </table:table-cell>
          <table:table-cell office:value-type="string">
            <text:p>Classical and Quantum Gravit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5000</text:p>
          </table:table-cell>
          <table:table-cell office:value-type="string">
            <text:p>ENGENHARIAS IV <text:s text:c="35"/></text:p>
          </table:table-cell>
          <table:table-cell office:value-type="string">
            <text:p>CLEI Electronic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2155</text:p>
          </table:table-cell>
          <table:table-cell office:value-type="string">
            <text:p>ENGENHARIAS IV <text:s text:c="35"/></text:p>
          </table:table-cell>
          <table:table-cell office:value-type="string">
            <text:p>Clinical Rehabili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932</text:p>
          </table:table-cell>
          <table:table-cell office:value-type="string">
            <text:p>ENGENHARIAS IV <text:s text:c="35"/></text:p>
          </table:table-cell>
          <table:table-cell office:value-type="string">
            <text:p>Clinics (US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7857</text:p>
          </table:table-cell>
          <table:table-cell office:value-type="string">
            <text:p>ENGENHARIAS IV <text:s text:c="35"/></text:p>
          </table:table-cell>
          <table:table-cell office:value-type="string">
            <text:p>Cluster Comput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28</text:p>
          </table:table-cell>
          <table:table-cell office:value-type="string">
            <text:p>ENGENHARIAS IV <text:s text:c="35"/></text:p>
          </table:table-cell>
          <table:table-cell office:value-type="string">
            <text:p>Cognitio-Estudos (PUC-SP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402X</text:p>
          </table:table-cell>
          <table:table-cell office:value-type="string">
            <text:p>ENGENHARIAS IV <text:s text:c="35"/></text:p>
          </table:table-cell>
          <table:table-cell office:value-type="string">
            <text:p>Colloid and Polymer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7-5704</text:p>
          </table:table-cell>
          <table:table-cell office:value-type="string">
            <text:p>ENGENHARIAS IV <text:s text:c="35"/></text:p>
          </table:table-cell>
          <table:table-cell office:value-type="string">
            <text:p>Communications in Nonlinear Science &amp; Numerical Simul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0926</text:p>
          </table:table-cell>
          <table:table-cell office:value-type="string">
            <text:p>ENGENHARIAS IV <text:s text:c="35"/></text:p>
          </table:table-cell>
          <table:table-cell office:value-type="string">
            <text:p>Communications in Statistics. Theory and Metho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415X</text:p>
          </table:table-cell>
          <table:table-cell office:value-type="string">
            <text:p>ENGENHARIAS IV <text:s text:c="35"/></text:p>
          </table:table-cell>
          <table:table-cell office:value-type="string">
            <text:p>Communications in Statistics. Theory and Method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6433</text:p>
          </table:table-cell>
          <table:table-cell office:value-type="string">
            <text:p>ENGENHARIAS IV <text:s text:c="35"/></text:p>
          </table:table-cell>
          <table:table-cell office:value-type="string">
            <text:p>Comparative Biochemistry and Physiology. Part A, Molecular &amp; Integrative Phys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2-1649</text:p>
          </table:table-cell>
          <table:table-cell office:value-type="string">
            <text:p>ENGENHARIAS IV <text:s text:c="35"/></text:p>
          </table:table-cell>
          <table:table-cell office:value-type="string">
            <text:p>Compel (Brad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298X</text:p>
          </table:table-cell>
          <table:table-cell office:value-type="string">
            <text:p>ENGENHARIAS IV <text:s text:c="35"/></text:p>
          </table:table-cell>
          <table:table-cell office:value-type="string">
            <text:p>Computational and Mathematical Organization Theo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9271</text:p>
          </table:table-cell>
          <table:table-cell office:value-type="string">
            <text:p>ENGENHARIAS IV <text:s text:c="35"/></text:p>
          </table:table-cell>
          <table:table-cell office:value-type="string">
            <text:p>Computational Biology and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8-7675</text:p>
          </table:table-cell>
          <table:table-cell office:value-type="string">
            <text:p>ENGENHARIAS IV <text:s text:c="35"/></text:p>
          </table:table-cell>
          <table:table-cell office:value-type="string">
            <text:p>Computational Mechan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0924</text:p>
          </table:table-cell>
          <table:table-cell office:value-type="string">
            <text:p>ENGENHARIAS IV <text:s text:c="35"/></text:p>
          </table:table-cell>
          <table:table-cell office:value-type="string">
            <text:p>Computational Mechanics (Berlin. 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9473</text:p>
          </table:table-cell>
          <table:table-cell office:value-type="string">
            <text:p>ENGENHARIAS IV <text:s text:c="35"/></text:p>
          </table:table-cell>
          <table:table-cell office:value-type="string">
            <text:p>Computational Statistics &amp; Data Analysi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3-4062</text:p>
          </table:table-cell>
          <table:table-cell office:value-type="string">
            <text:p>ENGENHARIAS IV <text:s text:c="35"/></text:p>
          </table:table-cell>
          <table:table-cell office:value-type="string">
            <text:p>Computational Statistics (Zeitschrif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396</text:p>
          </table:table-cell>
          <table:table-cell office:value-type="string">
            <text:p>ENGENHARIAS IV <text:s text:c="35"/></text:p>
          </table:table-cell>
          <table:table-cell office:value-type="string">
            <text:p>Computer Aided Geometric Desig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3773</text:p>
          </table:table-cell>
          <table:table-cell office:value-type="string">
            <text:p>ENGENHARIAS IV <text:s text:c="35"/></text:p>
          </table:table-cell>
          <table:table-cell office:value-type="string">
            <text:p>Computer Applications in Engineering Educ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4833</text:p>
          </table:table-cell>
          <table:table-cell office:value-type="string">
            <text:p>ENGENHARIAS IV <text:s text:c="35"/></text:p>
          </table:table-cell>
          <table:table-cell office:value-type="string">
            <text:p>Computer Communication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3664</text:p>
          </table:table-cell>
          <table:table-cell office:value-type="string">
            <text:p>ENGENHARIAS IV <text:s text:c="35"/></text:p>
          </table:table-cell>
          <table:table-cell office:value-type="string">
            <text:p>Computer Commun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7-8930</text:p>
          </table:table-cell>
          <table:table-cell office:value-type="string">
            <text:p>ENGENHARIAS IV <text:s text:c="35"/></text:p>
          </table:table-cell>
          <table:table-cell office:value-type="string">
            <text:p>Computer Graphics (Cessou em 2005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2607</text:p>
          </table:table-cell>
          <table:table-cell office:value-type="string">
            <text:p>ENGENHARIAS IV <text:s text:c="35"/></text:p>
          </table:table-cell>
          <table:table-cell office:value-type="string">
            <text:p>Computer Methods and Programs in Biomedic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7825</text:p>
          </table:table-cell>
          <table:table-cell office:value-type="string">
            <text:p>ENGENHARIAS IV <text:s text:c="35"/></text:p>
          </table:table-cell>
          <table:table-cell office:value-type="string">
            <text:p>Computer Methods in Applied Mechanics and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1492</text:p>
          </table:table-cell>
          <table:table-cell office:value-type="string">
            <text:p>ENGENHARIAS IV <text:s text:c="35"/></text:p>
          </table:table-cell>
          <table:table-cell office:value-type="string">
            <text:p>Computer Modeling in Engineering &amp; Scienc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1286</text:p>
          </table:table-cell>
          <table:table-cell office:value-type="string">
            <text:p>ENGENHARIAS IV <text:s text:c="35"/></text:p>
          </table:table-cell>
          <table:table-cell office:value-type="string">
            <text:p>Computer Networks (1999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655</text:p>
          </table:table-cell>
          <table:table-cell office:value-type="string">
            <text:p>ENGENHARIAS IV <text:s text:c="35"/></text:p>
          </table:table-cell>
          <table:table-cell office:value-type="string">
            <text:p>Computer Physics Commun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5489</text:p>
          </table:table-cell>
          <table:table-cell office:value-type="string">
            <text:p>ENGENHARIAS IV <text:s text:c="35"/></text:p>
          </table:table-cell>
          <table:table-cell office:value-type="string">
            <text:p>Computer Standards &amp; Interfa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6192</text:p>
          </table:table-cell>
          <table:table-cell office:value-type="string">
            <text:p>ENGENHARIAS IV <text:s text:c="35"/></text:p>
          </table:table-cell>
          <table:table-cell office:value-type="string">
            <text:p>Computer Systems Science and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3142</text:p>
          </table:table-cell>
          <table:table-cell office:value-type="string">
            <text:p>ENGENHARIAS IV <text:s text:c="35"/></text:p>
          </table:table-cell>
          <table:table-cell office:value-type="string">
            <text:p>Computer Vision and Image Understand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6111</text:p>
          </table:table-cell>
          <table:table-cell office:value-type="string">
            <text:p>ENGENHARIAS IV <text:s text:c="35"/></text:p>
          </table:table-cell>
          <table:table-cell office:value-type="string">
            <text:p>Computerized Medical Imaging and Graph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1354</text:p>
          </table:table-cell>
          <table:table-cell office:value-type="string">
            <text:p>ENGENHARIAS IV <text:s text:c="35"/></text:p>
          </table:table-cell>
          <table:table-cell office:value-type="string">
            <text:p>Computers &amp; Chemical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7906</text:p>
          </table:table-cell>
          <table:table-cell office:value-type="string">
            <text:p>ENGENHARIAS IV <text:s text:c="35"/></text:p>
          </table:table-cell>
          <table:table-cell office:value-type="string">
            <text:p>Computers &amp; Electrical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7-8493</text:p>
          </table:table-cell>
          <table:table-cell office:value-type="string">
            <text:p>ENGENHARIAS IV <text:s text:c="35"/></text:p>
          </table:table-cell>
          <table:table-cell office:value-type="string">
            <text:p>Computers &amp; Graph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8352</text:p>
          </table:table-cell>
          <table:table-cell office:value-type="string">
            <text:p>ENGENHARIAS IV <text:s text:c="35"/></text:p>
          </table:table-cell>
          <table:table-cell office:value-type="string">
            <text:p>Computers &amp; Industrial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1221</text:p>
          </table:table-cell>
          <table:table-cell office:value-type="string">
            <text:p>ENGENHARIAS IV <text:s text:c="35"/></text:p>
          </table:table-cell>
          <table:table-cell office:value-type="string">
            <text:p>Computers &amp; Mathematics with Applications (1987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0548</text:p>
          </table:table-cell>
          <table:table-cell office:value-type="string">
            <text:p>ENGENHARIAS IV <text:s text:c="35"/></text:p>
          </table:table-cell>
          <table:table-cell office:value-type="string">
            <text:p>Computers &amp; Operations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048</text:p>
          </table:table-cell>
          <table:table-cell office:value-type="string">
            <text:p>ENGENHARIAS IV <text:s text:c="35"/></text:p>
          </table:table-cell>
          <table:table-cell office:value-type="string">
            <text:p>Computers &amp; Securi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7949</text:p>
          </table:table-cell>
          <table:table-cell office:value-type="string">
            <text:p>ENGENHARIAS IV <text:s text:c="35"/></text:p>
          </table:table-cell>
          <table:table-cell office:value-type="string">
            <text:p>Computers &amp; Structur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1315</text:p>
          </table:table-cell>
          <table:table-cell office:value-type="string">
            <text:p>ENGENHARIAS IV <text:s text:c="35"/></text:p>
          </table:table-cell>
          <table:table-cell office:value-type="string">
            <text:p>Computers and Edu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699</text:p>
          </table:table-cell>
          <table:table-cell office:value-type="string">
            <text:p>ENGENHARIAS IV <text:s text:c="35"/></text:p>
          </table:table-cell>
          <table:table-cell office:value-type="string">
            <text:p>Computers and Electronics in Agricultu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825</text:p>
          </table:table-cell>
          <table:table-cell office:value-type="string">
            <text:p>ENGENHARIAS IV <text:s text:c="35"/></text:p>
          </table:table-cell>
          <table:table-cell office:value-type="string">
            <text:p>Computers in Biology and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6-6574</text:p>
          </table:table-cell>
          <table:table-cell office:value-type="string">
            <text:p>ENGENHARIAS IV <text:s text:c="35"/></text:p>
          </table:table-cell>
          <table:table-cell office:value-type="string">
            <text:p>Computers in Cardi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884</text:p>
          </table:table-cell>
          <table:table-cell office:value-type="string">
            <text:p>ENGENHARIAS IV <text:s text:c="35"/></text:p>
          </table:table-cell>
          <table:table-cell office:value-type="string">
            <text:p>Computing Review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657</text:p>
          </table:table-cell>
          <table:table-cell office:value-type="string">
            <text:p>ENGENHARIAS IV <text:s text:c="35"/></text:p>
          </table:table-cell>
          <table:table-cell office:value-type="string">
            <text:p>Comunicação &amp; Socie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626</text:p>
          </table:table-cell>
          <table:table-cell office:value-type="string">
            <text:p>ENGENHARIAS IV <text:s text:c="35"/></text:p>
          </table:table-cell>
          <table:table-cell office:value-type="string">
            <text:p>Concurrency and Compu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028</text:p>
          </table:table-cell>
          <table:table-cell office:value-type="string">
            <text:p>ENGENHARIAS IV <text:s text:c="35"/></text:p>
          </table:table-cell>
          <table:table-cell office:value-type="string">
            <text:p>ConScientiae Saúd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579</text:p>
          </table:table-cell>
          <table:table-cell office:value-type="string">
            <text:p>ENGENHARIAS IV <text:s text:c="35"/></text:p>
          </table:table-cell>
          <table:table-cell office:value-type="string">
            <text:p>Contexto Radial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0661</text:p>
          </table:table-cell>
          <table:table-cell office:value-type="string">
            <text:p>ENGENHARIAS IV <text:s text:c="35"/></text:p>
          </table:table-cell>
          <table:table-cell office:value-type="string">
            <text:p>Control Engineering Practi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1708</text:p>
          </table:table-cell>
          <table:table-cell office:value-type="string">
            <text:p>ENGENHARIAS IV <text:s text:c="35"/></text:p>
          </table:table-cell>
          <table:table-cell office:value-type="string">
            <text:p>Control Systems Magaz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759</text:p>
          </table:table-cell>
          <table:table-cell office:value-type="string">
            <text:p>ENGENHARIAS IV <text:s text:c="35"/></text:p>
          </table:table-cell>
          <table:table-cell office:value-type="string">
            <text:p>Controle &amp; Automação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345</text:p>
          </table:table-cell>
          <table:table-cell office:value-type="string">
            <text:p>ENGENHARIAS IV <text:s text:c="35"/></text:p>
          </table:table-cell>
          <table:table-cell office:value-type="string">
            <text:p>Controle &amp; Automação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9634</text:p>
          </table:table-cell>
          <table:table-cell office:value-type="string">
            <text:p>ENGENHARIAS IV <text:s text:c="35"/></text:p>
          </table:table-cell>
          <table:table-cell office:value-type="string">
            <text:p>Cranio. Journal of Craniomandibular Practi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3493</text:p>
          </table:table-cell>
          <table:table-cell office:value-type="string">
            <text:p>ENGENHARIAS IV <text:s text:c="35"/></text:p>
          </table:table-cell>
          <table:table-cell office:value-type="string">
            <text:p>Critical Care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496</text:p>
          </table:table-cell>
          <table:table-cell office:value-type="string">
            <text:p>ENGENHARIAS IV <text:s text:c="35"/></text:p>
          </table:table-cell>
          <table:table-cell office:value-type="string">
            <text:p>CTAI : Revista de Automação e Tecnologia da Informação (Cessou em 2003. Cont. 1983-1838 E-tech: Tecnologias para Competitividade Industri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5607</text:p>
          </table:table-cell>
          <table:table-cell office:value-type="string">
            <text:p>ENGENHARIAS IV <text:s text:c="35"/></text:p>
          </table:table-cell>
          <table:table-cell office:value-type="string">
            <text:p>Current Development in Theory and Applications of Wavelet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922</text:p>
          </table:table-cell>
          <table:table-cell office:value-type="string">
            <text:p>ENGENHARIAS IV <text:s text:c="35"/></text:p>
          </table:table-cell>
          <table:table-cell office:value-type="string">
            <text:p>Cytometry. Part 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4626</text:p>
          </table:table-cell>
          <table:table-cell office:value-type="string">
            <text:p>ENGENHARIAS IV <text:s text:c="35"/></text:p>
          </table:table-cell>
          <table:table-cell office:value-type="string">
            <text:p>Czechoslovak Journal of Physics (Prague, Print) Cessou em 2006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5258</text:p>
          </table:table-cell>
          <table:table-cell office:value-type="string">
            <text:p>ENGENHARIAS IV <text:s text:c="35"/></text:p>
          </table:table-cell>
          <table:table-cell office:value-type="string">
            <text:p>Dados (Rio de Janeir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023X</text:p>
          </table:table-cell>
          <table:table-cell office:value-type="string">
            <text:p>ENGENHARIAS IV <text:s text:c="35"/></text:p>
          </table:table-cell>
          <table:table-cell office:value-type="string">
            <text:p>Data &amp; Knowledge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4-5810</text:p>
          </table:table-cell>
          <table:table-cell office:value-type="string">
            <text:p>ENGENHARIAS IV <text:s text:c="35"/></text:p>
          </table:table-cell>
          <table:table-cell office:value-type="string">
            <text:p>Data Mining and Knowledge Discov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7-4547</text:p>
          </table:table-cell>
          <table:table-cell office:value-type="string">
            <text:p>ENGENHARIAS IV <text:s text:c="35"/></text:p>
          </table:table-cell>
          <table:table-cell office:value-type="string">
            <text:p>Dental Materials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0512</text:p>
          </table:table-cell>
          <table:table-cell office:value-type="string">
            <text:p>ENGENHARIAS IV <text:s text:c="35"/></text:p>
          </table:table-cell>
          <table:table-cell office:value-type="string">
            <text:p>Dermatologic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5585</text:p>
          </table:table-cell>
          <table:table-cell office:value-type="string">
            <text:p>ENGENHARIAS IV <text:s text:c="35"/></text:p>
          </table:table-cell>
          <table:table-cell office:value-type="string">
            <text:p>Design Automation for Embedded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1022</text:p>
          </table:table-cell>
          <table:table-cell office:value-type="string">
            <text:p>ENGENHARIAS IV <text:s text:c="35"/></text:p>
          </table:table-cell>
          <table:table-cell office:value-type="string">
            <text:p>Designs, Codes and Cryptograph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227</text:p>
          </table:table-cell>
          <table:table-cell office:value-type="string">
            <text:p>ENGENHARIAS IV <text:s text:c="35"/></text:p>
          </table:table-cell>
          <table:table-cell office:value-type="string">
            <text:p>Diabetes Research and Clinical Practi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3071</text:p>
          </table:table-cell>
          <table:table-cell office:value-type="string">
            <text:p>ENGENHARIAS IV <text:s text:c="35"/></text:p>
          </table:table-cell>
          <table:table-cell office:value-type="string">
            <text:p>Diabetic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186X</text:p>
          </table:table-cell>
          <table:table-cell office:value-type="string">
            <text:p>ENGENHARIAS IV <text:s text:c="35"/></text:p>
          </table:table-cell>
          <table:table-cell office:value-type="string">
            <text:p>Diabetologia (Berli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9635</text:p>
          </table:table-cell>
          <table:table-cell office:value-type="string">
            <text:p>ENGENHARIAS IV <text:s text:c="35"/></text:p>
          </table:table-cell>
          <table:table-cell office:value-type="string">
            <text:p>Diamond and Related Material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3514</text:p>
          </table:table-cell>
          <table:table-cell office:value-type="string">
            <text:p>ENGENHARIAS IV <text:s text:c="35"/></text:p>
          </table:table-cell>
          <table:table-cell office:value-type="string">
            <text:p>Differential Equations and Dynamical System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2-0394</text:p>
          </table:table-cell>
          <table:table-cell office:value-type="string">
            <text:p>ENGENHARIAS IV <text:s text:c="35"/></text:p>
          </table:table-cell>
          <table:table-cell office:value-type="string">
            <text:p>Diffusion and Defect Data, Solid State Data. Part B, Solid State Phenome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2116</text:p>
          </table:table-cell>
          <table:table-cell office:value-type="string">
            <text:p>ENGENHARIAS IV <text:s text:c="35"/></text:p>
          </table:table-cell>
          <table:table-cell office:value-type="string">
            <text:p>Digestive Diseases and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1-2004</text:p>
          </table:table-cell>
          <table:table-cell office:value-type="string">
            <text:p>ENGENHARIAS IV <text:s text:c="35"/></text:p>
          </table:table-cell>
          <table:table-cell office:value-type="string">
            <text:p>Digital Signal Process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218X</text:p>
          </table:table-cell>
          <table:table-cell office:value-type="string">
            <text:p>ENGENHARIAS IV <text:s text:c="35"/></text:p>
          </table:table-cell>
          <table:table-cell office:value-type="string">
            <text:p>Discrete Applied Mathe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6703</text:p>
          </table:table-cell>
          <table:table-cell office:value-type="string">
            <text:p>ENGENHARIAS IV <text:s text:c="35"/></text:p>
          </table:table-cell>
          <table:table-cell office:value-type="string">
            <text:p>Discrete Event Dynamic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7208</text:p>
          </table:table-cell>
          <table:table-cell office:value-type="string">
            <text:p>ENGENHARIAS IV <text:s text:c="35"/></text:p>
          </table:table-cell>
          <table:table-cell office:value-type="string">
            <text:p>Dyes and Pigment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599</text:p>
          </table:table-cell>
          <table:table-cell office:value-type="string">
            <text:p>ENGENHARIAS IV <text:s text:c="35"/></text:p>
          </table:table-cell>
          <table:table-cell office:value-type="string">
            <text:p>E-Compós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2-1130</text:p>
          </table:table-cell>
          <table:table-cell office:value-type="string">
            <text:p>ENGENHARIAS IV <text:s text:c="35"/></text:p>
          </table:table-cell>
          <table:table-cell office:value-type="string">
            <text:p>E-journal - CIG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9295</text:p>
          </table:table-cell>
          <table:table-cell office:value-type="string">
            <text:p>ENGENHARIAS IV <text:s text:c="35"/></text:p>
          </table:table-cell>
          <table:table-cell office:value-type="string">
            <text:p>Earth, Moon, and Planet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4-9541</text:p>
          </table:table-cell>
          <table:table-cell office:value-type="string">
            <text:p>ENGENHARIAS IV <text:s text:c="35"/></text:p>
          </table:table-cell>
          <table:table-cell office:value-type="string">
            <text:p>Ecological Informat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00</text:p>
          </table:table-cell>
          <table:table-cell office:value-type="string">
            <text:p>ENGENHARIAS IV <text:s text:c="35"/></text:p>
          </table:table-cell>
          <table:table-cell office:value-type="string">
            <text:p>Ecological Modell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2-3814</text:p>
          </table:table-cell>
          <table:table-cell office:value-type="string">
            <text:p>ENGENHARIAS IV <text:s text:c="35"/></text:p>
          </table:table-cell>
          <table:table-cell office:value-type="string">
            <text:p>Ecologic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4666</text:p>
          </table:table-cell>
          <table:table-cell office:value-type="string">
            <text:p>ENGENHARIAS IV <text:s text:c="35"/></text:p>
          </table:table-cell>
          <table:table-cell office:value-type="string">
            <text:p>Econometric Theo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8-5862</text:p>
          </table:table-cell>
          <table:table-cell office:value-type="string">
            <text:p>ENGENHARIAS IV <text:s text:c="35"/></text:p>
          </table:table-cell>
          <table:table-cell office:value-type="string">
            <text:p>ECS Transact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8-6737</text:p>
          </table:table-cell>
          <table:table-cell office:value-type="string">
            <text:p>ENGENHARIAS IV <text:s text:c="35"/></text:p>
          </table:table-cell>
          <table:table-cell office:value-type="string">
            <text:p>ECS Transaction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5-9545</text:p>
          </table:table-cell>
          <table:table-cell office:value-type="string">
            <text:p>ENGENHARIAS IV <text:s text:c="35"/></text:p>
          </table:table-cell>
          <table:table-cell office:value-type="string">
            <text:p>ECTI Transactions on Electrical Eng. / Electronics and Communicat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057</text:p>
          </table:table-cell>
          <table:table-cell office:value-type="string">
            <text:p>ENGENHARIAS IV <text:s text:c="35"/></text:p>
          </table:table-cell>
          <table:table-cell office:value-type="string">
            <text:p>Educação &amp;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701</text:p>
          </table:table-cell>
          <table:table-cell office:value-type="string">
            <text:p>ENGENHARIAS IV <text:s text:c="35"/></text:p>
          </table:table-cell>
          <table:table-cell office:value-type="string">
            <text:p>Educação Ambiental em 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2357</text:p>
          </table:table-cell>
          <table:table-cell office:value-type="string">
            <text:p>ENGENHARIAS IV <text:s text:c="35"/></text:p>
          </table:table-cell>
          <table:table-cell office:value-type="string">
            <text:p>Education and Information Technologi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356X</text:p>
          </table:table-cell>
          <table:table-cell office:value-type="string">
            <text:p>ENGENHARIAS IV <text:s text:c="35"/></text:p>
          </table:table-cell>
          <table:table-cell office:value-type="string">
            <text:p>Electric Machines and Power Systems (Cessou em 2000. Cont. ISSN 1532-5008 Electric Power Components and System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5008</text:p>
          </table:table-cell>
          <table:table-cell office:value-type="string">
            <text:p>ENGENHARIAS IV <text:s text:c="35"/></text:p>
          </table:table-cell>
          <table:table-cell office:value-type="string">
            <text:p>Electric Power Components and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7796</text:p>
          </table:table-cell>
          <table:table-cell office:value-type="string">
            <text:p>ENGENHARIAS IV <text:s text:c="35"/></text:p>
          </table:table-cell>
          <table:table-cell office:value-type="string">
            <text:p>Electric Power Systems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7921</text:p>
          </table:table-cell>
          <table:table-cell office:value-type="string">
            <text:p>ENGENHARIAS IV <text:s text:c="35"/></text:p>
          </table:table-cell>
          <table:table-cell office:value-type="string">
            <text:p>Electrical Engineering (Berli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0062</text:p>
          </table:table-cell>
          <table:table-cell office:value-type="string">
            <text:p>ENGENHARIAS IV <text:s text:c="35"/></text:p>
          </table:table-cell>
          <table:table-cell office:value-type="string">
            <text:p>Electrochemical and Solid-State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3-057X</text:p>
          </table:table-cell>
          <table:table-cell office:value-type="string">
            <text:p>ENGENHARIAS IV <text:s text:c="35"/></text:p>
          </table:table-cell>
          <table:table-cell office:value-type="string">
            <text:p>Electromotion (Cluj-Napoc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150X</text:p>
          </table:table-cell>
          <table:table-cell office:value-type="string">
            <text:p>ENGENHARIAS IV <text:s text:c="35"/></text:p>
          </table:table-cell>
          <table:table-cell office:value-type="string">
            <text:p>Electromyography and Clinical Neurophys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1-0661</text:p>
          </table:table-cell>
          <table:table-cell office:value-type="string">
            <text:p>ENGENHARIAS IV <text:s text:c="35"/></text:p>
          </table:table-cell>
          <table:table-cell office:value-type="string">
            <text:p>Electronic Notes in Theoretical Computer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5194</text:p>
          </table:table-cell>
          <table:table-cell office:value-type="string">
            <text:p>ENGENHARIAS IV <text:s text:c="35"/></text:p>
          </table:table-cell>
          <table:table-cell office:value-type="string">
            <text:p>Electronics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104</text:p>
          </table:table-cell>
          <table:table-cell office:value-type="string">
            <text:p>ENGENHARIAS IV <text:s text:c="35"/></text:p>
          </table:table-cell>
          <table:table-cell office:value-type="string">
            <text:p>Eletricidade Moder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877</text:p>
          </table:table-cell>
          <table:table-cell office:value-type="string">
            <text:p>ENGENHARIAS IV <text:s text:c="35"/></text:p>
          </table:table-cell>
          <table:table-cell office:value-type="string">
            <text:p>Eletroevolução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862</text:p>
          </table:table-cell>
          <table:table-cell office:value-type="string">
            <text:p>ENGENHARIAS IV <text:s text:c="35"/></text:p>
          </table:table-cell>
          <table:table-cell office:value-type="string">
            <text:p>Eletrônica de Potênc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2-3444</text:p>
          </table:table-cell>
          <table:table-cell office:value-type="string">
            <text:p>ENGENHARIAS IV <text:s text:c="35"/></text:p>
          </table:table-cell>
          <table:table-cell office:value-type="string">
            <text:p>Elsevier (Amsterda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2-3256</text:p>
          </table:table-cell>
          <table:table-cell office:value-type="string">
            <text:p>ENGENHARIAS IV <text:s text:c="35"/></text:p>
          </table:table-cell>
          <table:table-cell office:value-type="string">
            <text:p>Empirical Software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2-3329</text:p>
          </table:table-cell>
          <table:table-cell office:value-type="string">
            <text:p>ENGENHARIAS IV <text:s text:c="35"/></text:p>
          </table:table-cell>
          <table:table-cell office:value-type="string">
            <text:p>Endothelium (Philadelphia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8904</text:p>
          </table:table-cell>
          <table:table-cell office:value-type="string">
            <text:p>ENGENHARIAS IV <text:s text:c="35"/></text:p>
          </table:table-cell>
          <table:table-cell office:value-type="string">
            <text:p>Energy Conversion and Manag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646X</text:p>
          </table:table-cell>
          <table:table-cell office:value-type="string">
            <text:p>ENGENHARIAS IV <text:s text:c="35"/></text:p>
          </table:table-cell>
          <table:table-cell office:value-type="string">
            <text:p>Energy Efficienc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215</text:p>
          </table:table-cell>
          <table:table-cell office:value-type="string">
            <text:p>ENGENHARIAS IV <text:s text:c="35"/></text:p>
          </table:table-cell>
          <table:table-cell office:value-type="string">
            <text:p>Energy Polic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16</text:p>
          </table:table-cell>
          <table:table-cell office:value-type="string">
            <text:p>ENGENHARIAS IV <text:s text:c="35"/></text:p>
          </table:table-cell>
          <table:table-cell office:value-type="string">
            <text:p>Engenharia Agrícol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984</text:p>
          </table:table-cell>
          <table:table-cell office:value-type="string">
            <text:p>ENGENHARIAS IV <text:s text:c="35"/></text:p>
          </table:table-cell>
          <table:table-cell office:value-type="string">
            <text:p>Engenharia na Agricul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314</text:p>
          </table:table-cell>
          <table:table-cell office:value-type="string">
            <text:p>ENGENHARIAS IV <text:s text:c="35"/></text:p>
          </table:table-cell>
          <table:table-cell office:value-type="string">
            <text:p>Engevista (UF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7997</text:p>
          </table:table-cell>
          <table:table-cell office:value-type="string">
            <text:p>ENGENHARIAS IV <text:s text:c="35"/></text:p>
          </table:table-cell>
          <table:table-cell office:value-type="string">
            <text:p>Engineering Analysis with Boundary Elemen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1976</text:p>
          </table:table-cell>
          <table:table-cell office:value-type="string">
            <text:p>ENGENHARIAS IV <text:s text:c="35"/></text:p>
          </table:table-cell>
          <table:table-cell office:value-type="string">
            <text:p>Engineering Applications of Artificial Intellig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036</text:p>
          </table:table-cell>
          <table:table-cell office:value-type="string">
            <text:p>ENGENHARIAS IV <text:s text:c="35"/></text:p>
          </table:table-cell>
          <table:table-cell office:value-type="string">
            <text:p>Ensaio (Fundação Cesgranrio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4120</text:p>
          </table:table-cell>
          <table:table-cell office:value-type="string">
            <text:p>ENGENHARIAS IV <text:s text:c="35"/></text:p>
          </table:table-cell>
          <table:table-cell office:value-type="string">
            <text:p>Environment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1-0231</text:p>
          </table:table-cell>
          <table:table-cell office:value-type="string">
            <text:p>ENGENHARIAS IV <text:s text:c="35"/></text:p>
          </table:table-cell>
          <table:table-cell office:value-type="string">
            <text:p>Environmental Informatics Archive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80-4009</text:p>
          </table:table-cell>
          <table:table-cell office:value-type="string">
            <text:p>ENGENHARIAS IV <text:s text:c="35"/></text:p>
          </table:table-cell>
          <table:table-cell office:value-type="string">
            <text:p>EnvironMetrics (London. Ont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580</text:p>
          </table:table-cell>
          <table:table-cell office:value-type="string">
            <text:p>ENGENHARIAS IV <text:s text:c="35"/></text:p>
          </table:table-cell>
          <table:table-cell office:value-type="string">
            <text:p>Epilepsia (Copenhage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5050</text:p>
          </table:table-cell>
          <table:table-cell office:value-type="string">
            <text:p>ENGENHARIAS IV <text:s text:c="35"/></text:p>
          </table:table-cell>
          <table:table-cell office:value-type="string">
            <text:p>Epilepsy &amp; Behavior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1211</text:p>
          </table:table-cell>
          <table:table-cell office:value-type="string">
            <text:p>ENGENHARIAS IV <text:s text:c="35"/></text:p>
          </table:table-cell>
          <table:table-cell office:value-type="string">
            <text:p>Epilepsy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575</text:p>
          </table:table-cell>
          <table:table-cell office:value-type="string">
            <text:p>ENGENHARIAS IV <text:s text:c="35"/></text:p>
          </table:table-cell>
          <table:table-cell office:value-type="string">
            <text:p>Espaço Ener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876</text:p>
          </table:table-cell>
          <table:table-cell office:value-type="string">
            <text:p>ENGENHARIAS IV <text:s text:c="35"/></text:p>
          </table:table-cell>
          <table:table-cell office:value-type="string">
            <text:p>Estudos (UCG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310</text:p>
          </table:table-cell>
          <table:table-cell office:value-type="string">
            <text:p>ENGENHARIAS IV <text:s text:c="35"/></text:p>
          </table:table-cell>
          <table:table-cell office:value-type="string">
            <text:p>Estudos Tecnológico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1755</text:p>
          </table:table-cell>
          <table:table-cell office:value-type="string">
            <text:p>ENGENHARIAS IV <text:s text:c="35"/></text:p>
          </table:table-cell>
          <table:table-cell office:value-type="string">
            <text:p>Ethiopian Medical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7-6172</text:p>
          </table:table-cell>
          <table:table-cell office:value-type="string">
            <text:p>ENGENHARIAS IV <text:s text:c="35"/></text:p>
          </table:table-cell>
          <table:table-cell office:value-type="string">
            <text:p>EURASIP Journal on Advances in Signal Process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10-8657</text:p>
          </table:table-cell>
          <table:table-cell office:value-type="string">
            <text:p>ENGENHARIAS IV <text:s text:c="35"/></text:p>
          </table:table-cell>
          <table:table-cell office:value-type="string">
            <text:p>EURASIP Journal on Applied Signal Processing (Cessou em 2006. Cont. ISSN 1687-6172 EURASIP Journal on Advances in Signal Processing (Print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1-0635</text:p>
          </table:table-cell>
          <table:table-cell office:value-type="string">
            <text:p>ENGENHARIAS IV <text:s text:c="35"/></text:p>
          </table:table-cell>
          <table:table-cell office:value-type="string">
            <text:p>EURASIP Journal on Applied Signal Processing. (Cessou em 2006. Cont.1687-6172 EURASIP Journal on Advances in Signal Processin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7-4714</text:p>
          </table:table-cell>
          <table:table-cell office:value-type="string">
            <text:p>ENGENHARIAS IV <text:s text:c="35"/></text:p>
          </table:table-cell>
          <table:table-cell office:value-type="string">
            <text:p>EURASIP Journal on Audio, Speech and Music Processing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7-4161</text:p>
          </table:table-cell>
          <table:table-cell office:value-type="string">
            <text:p>ENGENHARIAS IV <text:s text:c="35"/></text:p>
          </table:table-cell>
          <table:table-cell office:value-type="string">
            <text:p>EURASIP Journal on Multimedia and Information Securit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7-1472</text:p>
          </table:table-cell>
          <table:table-cell office:value-type="string">
            <text:p>ENGENHARIAS IV <text:s text:c="35"/></text:p>
          </table:table-cell>
          <table:table-cell office:value-type="string">
            <text:p>EURASIP Journal on Wireless Communications and Network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956</text:p>
          </table:table-cell>
          <table:table-cell office:value-type="string">
            <text:p>ENGENHARIAS IV <text:s text:c="35"/></text:p>
          </table:table-cell>
          <table:table-cell office:value-type="string">
            <text:p>European Journal of Biochemistry (Print) (Cessou em 2004. Cont. ISSN 1742-464X The FEBS Journal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3580</text:p>
          </table:table-cell>
          <table:table-cell office:value-type="string">
            <text:p>ENGENHARIAS IV <text:s text:c="35"/></text:p>
          </table:table-cell>
          <table:table-cell office:value-type="string">
            <text:p>European Journal of Contro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847X</text:p>
          </table:table-cell>
          <table:table-cell office:value-type="string">
            <text:p>ENGENHARIAS IV <text:s text:c="35"/></text:p>
          </table:table-cell>
          <table:table-cell office:value-type="string">
            <text:p>European Journal of Finance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2217</text:p>
          </table:table-cell>
          <table:table-cell office:value-type="string">
            <text:p>ENGENHARIAS IV <text:s text:c="35"/></text:p>
          </table:table-cell>
          <table:table-cell office:value-type="string">
            <text:p>European Journal of Operation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3057</text:p>
          </table:table-cell>
          <table:table-cell office:value-type="string">
            <text:p>ENGENHARIAS IV <text:s text:c="35"/></text:p>
          </table:table-cell>
          <table:table-cell office:value-type="string">
            <text:p>European Polymer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0-144X</text:p>
          </table:table-cell>
          <table:table-cell office:value-type="string">
            <text:p>ENGENHARIAS IV <text:s text:c="35"/></text:p>
          </table:table-cell>
          <table:table-cell office:value-type="string">
            <text:p>European Transactions on Electrical Pow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4-318X</text:p>
          </table:table-cell>
          <table:table-cell office:value-type="string">
            <text:p>ENGENHARIAS IV <text:s text:c="35"/></text:p>
          </table:table-cell>
          <table:table-cell office:value-type="string">
            <text:p>European Transactions on Telecommun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6560</text:p>
          </table:table-cell>
          <table:table-cell office:value-type="string">
            <text:p>ENGENHARIAS IV <text:s text:c="35"/></text:p>
          </table:table-cell>
          <table:table-cell office:value-type="string">
            <text:p>Evolutionary Comput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19</text:p>
          </table:table-cell>
          <table:table-cell office:value-type="string">
            <text:p>ENGENHARIAS IV <text:s text:c="35"/></text:p>
          </table:table-cell>
          <table:table-cell office:value-type="string">
            <text:p>Experimental Brain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72X</text:p>
          </table:table-cell>
          <table:table-cell office:value-type="string">
            <text:p>ENGENHARIAS IV <text:s text:c="35"/></text:p>
          </table:table-cell>
          <table:table-cell office:value-type="string">
            <text:p>Experimental He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86</text:p>
          </table:table-cell>
          <table:table-cell office:value-type="string">
            <text:p>ENGENHARIAS IV <text:s text:c="35"/></text:p>
          </table:table-cell>
          <table:table-cell office:value-type="string">
            <text:p>Experimental Neu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0871</text:p>
          </table:table-cell>
          <table:table-cell office:value-type="string">
            <text:p>ENGENHARIAS IV <text:s text:c="35"/></text:p>
          </table:table-cell>
          <table:table-cell office:value-type="string">
            <text:p>Far East Journal of Mathematical Sciences: FJM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526</text:p>
          </table:table-cell>
          <table:table-cell office:value-type="string">
            <text:p>ENGENHARIAS IV <text:s text:c="35"/></text:p>
          </table:table-cell>
          <table:table-cell office:value-type="string">
            <text:p>Fatecnológica (FATEC-JAHU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0193</text:p>
          </table:table-cell>
          <table:table-cell office:value-type="string">
            <text:p>ENGENHARIAS IV <text:s text:c="35"/></text:p>
          </table:table-cell>
          <table:table-cell office:value-type="string">
            <text:p>Ferroelectr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8030</text:p>
          </table:table-cell>
          <table:table-cell office:value-type="string">
            <text:p>ENGENHARIAS IV <text:s text:c="35"/></text:p>
          </table:table-cell>
          <table:table-cell office:value-type="string">
            <text:p>Fiber and Integrated Opt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740</text:p>
          </table:table-cell>
          <table:table-cell office:value-type="string">
            <text:p>ENGENHARIAS IV <text:s text:c="35"/></text:p>
          </table:table-cell>
          <table:table-cell office:value-type="string">
            <text:p>Fisioterapia Brasi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150</text:p>
          </table:table-cell>
          <table:table-cell office:value-type="string">
            <text:p>ENGENHARIAS IV <text:s text:c="35"/></text:p>
          </table:table-cell>
          <table:table-cell office:value-type="string">
            <text:p>Fisioterapia em Movimento (PUCPR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088</text:p>
          </table:table-cell>
          <table:table-cell office:value-type="string">
            <text:p>ENGENHARIAS IV <text:s text:c="35"/></text:p>
          </table:table-cell>
          <table:table-cell office:value-type="string">
            <text:p>Fitness &amp; Performance Journ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5986</text:p>
          </table:table-cell>
          <table:table-cell office:value-type="string">
            <text:p>ENGENHARIAS IV <text:s text:c="35"/></text:p>
          </table:table-cell>
          <table:table-cell office:value-type="string">
            <text:p>Flow Measurement and Instrument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8-9402</text:p>
          </table:table-cell>
          <table:table-cell office:value-type="string">
            <text:p>ENGENHARIAS IV <text:s text:c="35"/></text:p>
          </table:table-cell>
          <table:table-cell office:value-type="string">
            <text:p>Fonoaudiológica (Buenos Air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8146</text:p>
          </table:table-cell>
          <table:table-cell office:value-type="string">
            <text:p>ENGENHARIAS IV <text:s text:c="35"/></text:p>
          </table:table-cell>
          <table:table-cell office:value-type="string">
            <text:p>Food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9969</text:p>
          </table:table-cell>
          <table:table-cell office:value-type="string">
            <text:p>ENGENHARIAS IV <text:s text:c="35"/></text:p>
          </table:table-cell>
          <table:table-cell office:value-type="string">
            <text:p>Food Research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4-5043</text:p>
          </table:table-cell>
          <table:table-cell office:value-type="string">
            <text:p>ENGENHARIAS IV <text:s text:c="35"/></text:p>
          </table:table-cell>
          <table:table-cell office:value-type="string">
            <text:p>Formal Aspects of Comput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2-6389</text:p>
          </table:table-cell>
          <table:table-cell office:value-type="string">
            <text:p>ENGENHARIAS IV <text:s text:c="35"/></text:p>
          </table:table-cell>
          <table:table-cell office:value-type="string">
            <text:p>Frontiers in Artificial Intelligence and Applicat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2361</text:p>
          </table:table-cell>
          <table:table-cell office:value-type="string">
            <text:p>ENGENHARIAS IV <text:s text:c="35"/></text:p>
          </table:table-cell>
          <table:table-cell office:value-type="string">
            <text:p>Fuel (Guild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2968</text:p>
          </table:table-cell>
          <table:table-cell office:value-type="string">
            <text:p>ENGENHARIAS IV <text:s text:c="35"/></text:p>
          </table:table-cell>
          <table:table-cell office:value-type="string">
            <text:p>Fundamenta Informatica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39X</text:p>
          </table:table-cell>
          <table:table-cell office:value-type="string">
            <text:p>ENGENHARIAS IV <text:s text:c="35"/></text:p>
          </table:table-cell>
          <table:table-cell office:value-type="string">
            <text:p>Future Generation Computer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114</text:p>
          </table:table-cell>
          <table:table-cell office:value-type="string">
            <text:p>ENGENHARIAS IV <text:s text:c="35"/></text:p>
          </table:table-cell>
          <table:table-cell office:value-type="string">
            <text:p>Fuzzy Sets and System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6362</text:p>
          </table:table-cell>
          <table:table-cell office:value-type="string">
            <text:p>ENGENHARIAS IV <text:s text:c="35"/></text:p>
          </table:table-cell>
          <table:table-cell office:value-type="string">
            <text:p>Gait &amp; Posture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2576</text:p>
          </table:table-cell>
          <table:table-cell office:value-type="string">
            <text:p>ENGENHARIAS IV <text:s text:c="35"/></text:p>
          </table:table-cell>
          <table:table-cell office:value-type="string">
            <text:p>Genetic Programming and Evolvable Machine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57</text:p>
          </table:table-cell>
          <table:table-cell office:value-type="string">
            <text:p>ENGENHARIAS IV <text:s text:c="35"/></text:p>
          </table:table-cell>
          <table:table-cell office:value-type="string">
            <text:p>Genetics and Molecular Bi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80</text:p>
          </table:table-cell>
          <table:table-cell office:value-type="string">
            <text:p>ENGENHARIAS IV <text:s text:c="35"/></text:p>
          </table:table-cell>
          <table:table-cell office:value-type="string">
            <text:p>Genetics and Molecular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7624</text:p>
          </table:table-cell>
          <table:table-cell office:value-type="string">
            <text:p>ENGENHARIAS IV <text:s text:c="35"/></text:p>
          </table:table-cell>
          <table:table-cell office:value-type="string">
            <text:p>Geoinformatica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8276</text:p>
          </table:table-cell>
          <table:table-cell office:value-type="string">
            <text:p>ENGENHARIAS IV <text:s text:c="35"/></text:p>
          </table:table-cell>
          <table:table-cell office:value-type="string">
            <text:p>Geophysical Research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430</text:p>
          </table:table-cell>
          <table:table-cell office:value-type="string">
            <text:p>ENGENHARIAS IV <text:s text:c="35"/></text:p>
          </table:table-cell>
          <table:table-cell office:value-type="string">
            <text:p>GEPROS. Gestão da Produção, Operações e Sistema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30X</text:p>
          </table:table-cell>
          <table:table-cell office:value-type="string">
            <text:p>ENGENHARIAS IV <text:s text:c="35"/></text:p>
          </table:table-cell>
          <table:table-cell office:value-type="string">
            <text:p>Gestão &amp; Produção (UFSCAR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38-9682</text:p>
          </table:table-cell>
          <table:table-cell office:value-type="string">
            <text:p>ENGENHARIAS IV <text:s text:c="35"/></text:p>
          </table:table-cell>
          <table:table-cell office:value-type="string">
            <text:p>GESTS International Transaction on Communication and Signal Process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0895</text:p>
          </table:table-cell>
          <table:table-cell office:value-type="string">
            <text:p>ENGENHARIAS IV <text:s text:c="35"/></text:p>
          </table:table-cell>
          <table:table-cell office:value-type="string">
            <text:p>Glasgow Mathematical Jour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155</text:p>
          </table:table-cell>
          <table:table-cell office:value-type="string">
            <text:p>ENGENHARIAS IV <text:s text:c="35"/></text:p>
          </table:table-cell>
          <table:table-cell office:value-type="string">
            <text:p>Hífen (PUCR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260</text:p>
          </table:table-cell>
          <table:table-cell office:value-type="string">
            <text:p>ENGENHARIAS IV <text:s text:c="35"/></text:p>
          </table:table-cell>
          <table:table-cell office:value-type="string">
            <text:p>Hipertensão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0167</text:p>
          </table:table-cell>
          <table:table-cell office:value-type="string">
            <text:p>ENGENHARIAS IV <text:s text:c="35"/></text:p>
          </table:table-cell>
          <table:table-cell office:value-type="string">
            <text:p>Histopathology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634</text:p>
          </table:table-cell>
          <table:table-cell office:value-type="string">
            <text:p>ENGENHARIAS IV <text:s text:c="35"/></text:p>
          </table:table-cell>
          <table:table-cell office:value-type="string">
            <text:p>Holos (Natal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7-8658</text:p>
          </table:table-cell>
          <table:table-cell office:value-type="string">
            <text:p>ENGENHARIAS IV <text:s text:c="35"/></text:p>
          </table:table-cell>
          <table:table-cell office:value-type="string">
            <text:p>Hoso Gijutsu (Tokyo. 1948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5-9471</text:p>
          </table:table-cell>
          <table:table-cell office:value-type="string">
            <text:p>ENGENHARIAS IV <text:s text:c="35"/></text:p>
          </table:table-cell>
          <table:table-cell office:value-type="string">
            <text:p>Human Brain Mapp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15-3817</text:p>
          </table:table-cell>
          <table:table-cell office:value-type="string">
            <text:p>ENGENHARIAS IV <text:s text:c="35"/></text:p>
          </table:table-cell>
          <table:table-cell office:value-type="string">
            <text:p>Hypertension (Wode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340</text:p>
          </table:table-cell>
          <table:table-cell office:value-type="string">
            <text:p>ENGENHARIAS IV <text:s text:c="35"/></text:p>
          </table:table-cell>
          <table:table-cell office:value-type="string">
            <text:p>I.E.E.E. Transactions on Compu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383</text:p>
          </table:table-cell>
          <table:table-cell office:value-type="string">
            <text:p>ENGENHARIAS IV <text:s text:c="35"/></text:p>
          </table:table-cell>
          <table:table-cell office:value-type="string">
            <text:p>I.E.E.E. Transactions on Electron Devi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8145</text:p>
          </table:table-cell>
          <table:table-cell office:value-type="string">
            <text:p>ENGENHARIAS IV <text:s text:c="35"/></text:p>
          </table:table-cell>
          <table:table-cell office:value-type="string">
            <text:p>IDR. Industrial Diamond Review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2409</text:p>
          </table:table-cell>
          <table:table-cell office:value-type="string">
            <text:p>ENGENHARIAS IV <text:s text:c="35"/></text:p>
          </table:table-cell>
          <table:table-cell office:value-type="string">
            <text:p>IEE Proceedings. Circuits, Devices and Systems (Cessou em 2006. Cont. ISSN 1751-858X IET Circuits, Devices &amp; Systems (Print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2425</text:p>
          </table:table-cell>
          <table:table-cell office:value-type="string">
            <text:p>ENGENHARIAS IV <text:s text:c="35"/></text:p>
          </table:table-cell>
          <table:table-cell office:value-type="string">
            <text:p>IEE Proceedings. Communications (Cessou em 2006. Cont. ISSN 1751-8628 IET Communications (Print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2387</text:p>
          </table:table-cell>
          <table:table-cell office:value-type="string">
            <text:p>ENGENHARIAS IV <text:s text:c="35"/></text:p>
          </table:table-cell>
          <table:table-cell office:value-type="string">
            <text:p>IEE Proceedings. Computers and Digital Techniques (Cessou em 2006. Cont. ISSN 1751-8601 IET Computers &amp; Digital Techniques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2379</text:p>
          </table:table-cell>
          <table:table-cell office:value-type="string">
            <text:p>ENGENHARIAS IV <text:s text:c="35"/></text:p>
          </table:table-cell>
          <table:table-cell office:value-type="string">
            <text:p>IEE Proceedings. Control Theory and Applica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2352</text:p>
          </table:table-cell>
          <table:table-cell office:value-type="string">
            <text:p>ENGENHARIAS IV <text:s text:c="35"/></text:p>
          </table:table-cell>
          <table:table-cell office:value-type="string">
            <text:p>IEE Proceedings. Electric Power Applications (Cessou em 2006. Cont. ISSN 1751-8660 IET Electric Power Applications (Print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2360</text:p>
          </table:table-cell>
          <table:table-cell office:value-type="string">
            <text:p>ENGENHARIAS IV <text:s text:c="35"/></text:p>
          </table:table-cell>
          <table:table-cell office:value-type="string">
            <text:p>IEE Proceedings. Generation, Transmission &amp; Distribution (Cessou em 2006. Cont. ISSN 1751-8687 IET Generation, Transmission &amp; Distribution (Print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7-0722</text:p>
          </table:table-cell>
          <table:table-cell office:value-type="string">
            <text:p>ENGENHARIAS IV <text:s text:c="35"/></text:p>
          </table:table-cell>
          <table:table-cell office:value-type="string">
            <text:p>IEE Proceedings. Information Security (Print) (Cessou em 2006. Cont. ISSN 1751-8709 IET Information Security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2417</text:p>
          </table:table-cell>
          <table:table-cell office:value-type="string">
            <text:p>ENGENHARIAS IV <text:s text:c="35"/></text:p>
          </table:table-cell>
          <table:table-cell office:value-type="string">
            <text:p>IEE Proceedings. Microwaves, Antennas and Propagation (Cessou em 2006. Cont. ISSN 1751-8725 IET Microwaves, Antennas &amp; Propagation (Print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2433</text:p>
          </table:table-cell>
          <table:table-cell office:value-type="string">
            <text:p>ENGENHARIAS IV <text:s text:c="35"/></text:p>
          </table:table-cell>
          <table:table-cell office:value-type="string">
            <text:p>IEE Proceedings. Optoelectronics (Cessou em 2006. Cont. ISSN 1751-8768 IET Optoelectronics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2344</text:p>
          </table:table-cell>
          <table:table-cell office:value-type="string">
            <text:p>ENGENHARIAS IV <text:s text:c="35"/></text:p>
          </table:table-cell>
          <table:table-cell office:value-type="string">
            <text:p>IEE Proceedings. Science, Measurement and Technology (Cessou em 2006. Cont. ISSN 1751-8822 IET Science, Measurement &amp; Technology (Print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245X</text:p>
          </table:table-cell>
          <table:table-cell office:value-type="string">
            <text:p>ENGENHARIAS IV <text:s text:c="35"/></text:p>
          </table:table-cell>
          <table:table-cell office:value-type="string">
            <text:p>IEE Proceedings. Vision, Image and Signal Processing (Cessou em 2006. Foi desdobrado em três: ISSN 1751-9632 IET Computer Vision (Print), ISSN 1751-9659 IET Image Processing (Print) e ISSN 1751-9675 IET Signal Processing (Print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8985</text:p>
          </table:table-cell>
          <table:table-cell office:value-type="string">
            <text:p>ENGENHARIAS IV <text:s text:c="35"/></text:p>
          </table:table-cell>
          <table:table-cell office:value-type="string">
            <text:p>IEEE Aerospace and Electronic Systems Magaz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9243</text:p>
          </table:table-cell>
          <table:table-cell office:value-type="string">
            <text:p>ENGENHARIAS IV <text:s text:c="35"/></text:p>
          </table:table-cell>
          <table:table-cell office:value-type="string">
            <text:p>IEEE Antennas &amp; Propagation Magaz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1225</text:p>
          </table:table-cell>
          <table:table-cell office:value-type="string">
            <text:p>ENGENHARIAS IV <text:s text:c="35"/></text:p>
          </table:table-cell>
          <table:table-cell office:value-type="string">
            <text:p>IEEE Antennas and Wireless Propagation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5-3996</text:p>
          </table:table-cell>
          <table:table-cell office:value-type="string">
            <text:p>ENGENHARIAS IV <text:s text:c="35"/></text:p>
          </table:table-cell>
          <table:table-cell office:value-type="string">
            <text:p>IEEE Circuits and Devices Magazine (Cessou em 1990. Cont. IEEE Circuits &amp; Devices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7798</text:p>
          </table:table-cell>
          <table:table-cell office:value-type="string">
            <text:p>ENGENHARIAS IV <text:s text:c="35"/></text:p>
          </table:table-cell>
          <table:table-cell office:value-type="string">
            <text:p>IEEE Communications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6804</text:p>
          </table:table-cell>
          <table:table-cell office:value-type="string">
            <text:p>ENGENHARIAS IV <text:s text:c="35"/></text:p>
          </table:table-cell>
          <table:table-cell office:value-type="string">
            <text:p>IEEE Communications Magaz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7475</text:p>
          </table:table-cell>
          <table:table-cell office:value-type="string">
            <text:p>ENGENHARIAS IV <text:s text:c="35"/></text:p>
          </table:table-cell>
          <table:table-cell office:value-type="string">
            <text:p>IEEE Design &amp; Test of Compu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9-5175</text:p>
          </table:table-cell>
          <table:table-cell office:value-type="string">
            <text:p>ENGENHARIAS IV <text:s text:c="35"/></text:p>
          </table:table-cell>
          <table:table-cell office:value-type="string">
            <text:p>IEEE Engineering in Medicine and Biology Magaz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598X</text:p>
          </table:table-cell>
          <table:table-cell office:value-type="string">
            <text:p>ENGENHARIAS IV <text:s text:c="35"/></text:p>
          </table:table-cell>
          <table:table-cell office:value-type="string">
            <text:p>IEEE Geoscience and Remote Sensing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2618</text:p>
          </table:table-cell>
          <table:table-cell office:value-type="string">
            <text:p>ENGENHARIAS IV <text:s text:c="35"/></text:p>
          </table:table-cell>
          <table:table-cell office:value-type="string">
            <text:p>IEEE Industry Applications Magaz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197</text:p>
          </table:table-cell>
          <table:table-cell office:value-type="string">
            <text:p>ENGENHARIAS IV <text:s text:c="35"/></text:p>
          </table:table-cell>
          <table:table-cell office:value-type="string">
            <text:p>IEEE Journal of Quantum Electron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8716</text:p>
          </table:table-cell>
          <table:table-cell office:value-type="string">
            <text:p>ENGENHARIAS IV <text:s text:c="35"/></text:p>
          </table:table-cell>
          <table:table-cell office:value-type="string">
            <text:p>IEEE Journal on Selected Areas in Communication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1-8207</text:p>
          </table:table-cell>
          <table:table-cell office:value-type="string">
            <text:p>ENGENHARIAS IV <text:s text:c="35"/></text:p>
          </table:table-cell>
          <table:table-cell office:value-type="string">
            <text:p>IEEE Microwave and Guided Wave Lett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1-1309</text:p>
          </table:table-cell>
          <table:table-cell office:value-type="string">
            <text:p>ENGENHARIAS IV <text:s text:c="35"/></text:p>
          </table:table-cell>
          <table:table-cell office:value-type="string">
            <text:p>IEEE Microwave and Wireless Components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8-7908</text:p>
          </table:table-cell>
          <table:table-cell office:value-type="string">
            <text:p>ENGENHARIAS IV <text:s text:c="35"/></text:p>
          </table:table-cell>
          <table:table-cell office:value-type="string">
            <text:p>IEEE Multidisciplinary Engineering Education Magaz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986X</text:p>
          </table:table-cell>
          <table:table-cell office:value-type="string">
            <text:p>ENGENHARIAS IV <text:s text:c="35"/></text:p>
          </table:table-cell>
          <table:table-cell office:value-type="string">
            <text:p>IEEE Multimedi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8044</text:p>
          </table:table-cell>
          <table:table-cell office:value-type="string">
            <text:p>ENGENHARIAS IV <text:s text:c="35"/></text:p>
          </table:table-cell>
          <table:table-cell office:value-type="string">
            <text:p>IEEE Network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1135</text:p>
          </table:table-cell>
          <table:table-cell office:value-type="string">
            <text:p>ENGENHARIAS IV <text:s text:c="35"/></text:p>
          </table:table-cell>
          <table:table-cell office:value-type="string">
            <text:p>IEEE Photonics Technology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6648</text:p>
          </table:table-cell>
          <table:table-cell office:value-type="string">
            <text:p>ENGENHARIAS IV <text:s text:c="35"/></text:p>
          </table:table-cell>
          <table:table-cell office:value-type="string">
            <text:p>IEEE Potenti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0-7977</text:p>
          </table:table-cell>
          <table:table-cell office:value-type="string">
            <text:p>ENGENHARIAS IV <text:s text:c="35"/></text:p>
          </table:table-cell>
          <table:table-cell office:value-type="string">
            <text:p>IEEE Power &amp; Energy Magaz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1724</text:p>
          </table:table-cell>
          <table:table-cell office:value-type="string">
            <text:p>ENGENHARIAS IV <text:s text:c="35"/></text:p>
          </table:table-cell>
          <table:table-cell office:value-type="string">
            <text:p>IEEE Power Engineering Review (Cessou em 2002. Fundiu-se com ISSN 0895-0156 IEEE Computer Applications in Power e ISSN 1540-7977 IEEE Power &amp; Energy Magazi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437X</text:p>
          </table:table-cell>
          <table:table-cell office:value-type="string">
            <text:p>ENGENHARIAS IV <text:s text:c="35"/></text:p>
          </table:table-cell>
          <table:table-cell office:value-type="string">
            <text:p>IEEE Sensors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9908</text:p>
          </table:table-cell>
          <table:table-cell office:value-type="string">
            <text:p>ENGENHARIAS IV <text:s text:c="35"/></text:p>
          </table:table-cell>
          <table:table-cell office:value-type="string">
            <text:p>IEEE Signal Processing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5888</text:p>
          </table:table-cell>
          <table:table-cell office:value-type="string">
            <text:p>ENGENHARIAS IV <text:s text:c="35"/></text:p>
          </table:table-cell>
          <table:table-cell office:value-type="string">
            <text:p>IEEE Signal Processing Magaz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251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Aerospace and Electronic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26X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Antennas and Propaga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1-8223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Applied Superconductivit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8-7916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Audio, Speech, and Language Process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286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Automatic Contro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294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Biomedical Engineer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316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Broadcast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1-8215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Circuits and Systems for Video Tech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7-7122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Circuits and Systems. I, Fundamental Theory and Applications (Cessou em 2003. Cont.1549-8328 IEEE Transactions on Circuits and Systems. I, Regular Papers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8-0806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Circuits and Systems. I, Regular Papers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8328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Circuits and Systems. I, Regular Pap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7-7130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Circuits and Systems. II, Analog and Digital Signal Processing (Cessou em 2002. Funfiu-se com ISSN 1057-7122 e 1549-8328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6778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Communication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0070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Computer-Aided Design of Integrated Circuits and System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6536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Control Systems Tech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9878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Dielectrics and Electrical Insul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359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Educ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375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Electromagnetic Compatibilit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8969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Energy Convers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778X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Evolutionary Compu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6706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Fuzzy System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7-7149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Image Process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0046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Industrial Electronics (1982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1-3203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Industrial Informa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9994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Industry Applica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7771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Information Technology in Bio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48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Information Theo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56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Instrumentation and Measur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64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Magn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0062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Medical Imag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80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Microwave Theory and Techniqu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9210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Multimedi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9227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Neural Network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4-4320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Neural Systems and Rehabilitation Engineer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99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Nuclear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9219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Parallel and Distributed System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2-8828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Pattern Analysis and Machine Intellig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8977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Power Delive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8993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Power Electron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8950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Power System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587X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Signal Process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6676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Speech and Audio Processing (Cessou em 2005. Cont. ISSN 1558-7916 IEEE Transactions on Audio, Speech, and Language Processing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4427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Systems, Man and Cybernetics. Part A. Systems and Huma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4419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Systems, Man and Cybernetics. Part B. Cybern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6977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Systems, Man and Cybernetics. Part C, Applications and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010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Ultrasonics, Ferroelectrics, and Frequency Contro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545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Vehicular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8210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Very Large Scale Integration (VLSI) System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1276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Wireless Communica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1284</text:p>
          </table:table-cell>
          <table:table-cell office:value-type="string">
            <text:p>ENGENHARIAS IV <text:s text:c="35"/></text:p>
          </table:table-cell>
          <table:table-cell office:value-type="string">
            <text:p>IEEE Wireless Communica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6692</text:p>
          </table:table-cell>
          <table:table-cell office:value-type="string">
            <text:p>ENGENHARIAS IV <text:s text:c="35"/></text:p>
          </table:table-cell>
          <table:table-cell office:value-type="string">
            <text:p>IEEE/ACM Transactions on Network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6-8524</text:p>
          </table:table-cell>
          <table:table-cell office:value-type="string">
            <text:p>ENGENHARIAS IV <text:s text:c="35"/></text:p>
          </table:table-cell>
          <table:table-cell office:value-type="string">
            <text:p>IEICE Transactions on Electron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6-8508</text:p>
          </table:table-cell>
          <table:table-cell office:value-type="string">
            <text:p>ENGENHARIAS IV <text:s text:c="35"/></text:p>
          </table:table-cell>
          <table:table-cell office:value-type="string">
            <text:p>IEICE Transactions on Fundamentals of Electronics, Communications and Computer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6-8532</text:p>
          </table:table-cell>
          <table:table-cell office:value-type="string">
            <text:p>ENGENHARIAS IV <text:s text:c="35"/></text:p>
          </table:table-cell>
          <table:table-cell office:value-type="string">
            <text:p>IEICE Transactions on Information and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858X</text:p>
          </table:table-cell>
          <table:table-cell office:value-type="string">
            <text:p>ENGENHARIAS IV <text:s text:c="35"/></text:p>
          </table:table-cell>
          <table:table-cell office:value-type="string">
            <text:p>IET Circuits, Devices &amp; System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8628</text:p>
          </table:table-cell>
          <table:table-cell office:value-type="string">
            <text:p>ENGENHARIAS IV <text:s text:c="35"/></text:p>
          </table:table-cell>
          <table:table-cell office:value-type="string">
            <text:p>IET Communic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8644</text:p>
          </table:table-cell>
          <table:table-cell office:value-type="string">
            <text:p>ENGENHARIAS IV <text:s text:c="35"/></text:p>
          </table:table-cell>
          <table:table-cell office:value-type="string">
            <text:p>IET Control Theory &amp; Applicatio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644</text:p>
          </table:table-cell>
          <table:table-cell office:value-type="string">
            <text:p>ENGENHARIAS IV <text:s text:c="35"/></text:p>
          </table:table-cell>
          <table:table-cell office:value-type="string">
            <text:p>IET Control Theory and Appl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8695</text:p>
          </table:table-cell>
          <table:table-cell office:value-type="string">
            <text:p>ENGENHARIAS IV <text:s text:c="35"/></text:p>
          </table:table-cell>
          <table:table-cell office:value-type="string">
            <text:p>IET Generation, Transmission &amp; Distribution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8687</text:p>
          </table:table-cell>
          <table:table-cell office:value-type="string">
            <text:p>ENGENHARIAS IV <text:s text:c="35"/></text:p>
          </table:table-cell>
          <table:table-cell office:value-type="string">
            <text:p>IET Generation, Transmission &amp; Distribu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8725</text:p>
          </table:table-cell>
          <table:table-cell office:value-type="string">
            <text:p>ENGENHARIAS IV <text:s text:c="35"/></text:p>
          </table:table-cell>
          <table:table-cell office:value-type="string">
            <text:p>IET Microwaves, Antennas &amp; Propag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2-1424</text:p>
          </table:table-cell>
          <table:table-cell office:value-type="string">
            <text:p>ENGENHARIAS IV <text:s text:c="35"/></text:p>
          </table:table-cell>
          <table:table-cell office:value-type="string">
            <text:p>IET Renewable Power Generation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2-1416</text:p>
          </table:table-cell>
          <table:table-cell office:value-type="string">
            <text:p>ENGENHARIAS IV <text:s text:c="35"/></text:p>
          </table:table-cell>
          <table:table-cell office:value-type="string">
            <text:p>IET Renewable Power Generation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8830</text:p>
          </table:table-cell>
          <table:table-cell office:value-type="string">
            <text:p>ENGENHARIAS IV <text:s text:c="35"/></text:p>
          </table:table-cell>
          <table:table-cell office:value-type="string">
            <text:p>IET Science, Measurement &amp; Techn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817X</text:p>
          </table:table-cell>
          <table:table-cell office:value-type="string">
            <text:p>ENGENHARIAS IV <text:s text:c="35"/></text:p>
          </table:table-cell>
          <table:table-cell office:value-type="string">
            <text:p>IIE Transac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2-8856</text:p>
          </table:table-cell>
          <table:table-cell office:value-type="string">
            <text:p>ENGENHARIAS IV <text:s text:c="35"/></text:p>
          </table:table-cell>
          <table:table-cell office:value-type="string">
            <text:p>Image and Vision Comput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9395</text:p>
          </table:table-cell>
          <table:table-cell office:value-type="string">
            <text:p>ENGENHARIAS IV <text:s text:c="35"/></text:p>
          </table:table-cell>
          <table:table-cell office:value-type="string">
            <text:p>Indian Journal of Lepros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5885</text:p>
          </table:table-cell>
          <table:table-cell office:value-type="string">
            <text:p>ENGENHARIAS IV <text:s text:c="35"/></text:p>
          </table:table-cell>
          <table:table-cell office:value-type="string">
            <text:p>Industrial &amp; Engineering Chemistry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3997</text:p>
          </table:table-cell>
          <table:table-cell office:value-type="string">
            <text:p>ENGENHARIAS IV <text:s text:c="35"/></text:p>
          </table:table-cell>
          <table:table-cell office:value-type="string">
            <text:p>Inflamm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3-3830</text:p>
          </table:table-cell>
          <table:table-cell office:value-type="string">
            <text:p>ENGENHARIAS IV <text:s text:c="35"/></text:p>
          </table:table-cell>
          <table:table-cell office:value-type="string">
            <text:p>Inflammation Research (Printed e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545</text:p>
          </table:table-cell>
          <table:table-cell office:value-type="string">
            <text:p>ENGENHARIAS IV <text:s text:c="35"/></text:p>
          </table:table-cell>
          <table:table-cell office:value-type="string">
            <text:p>INFOCOMP (UFL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69X</text:p>
          </table:table-cell>
          <table:table-cell office:value-type="string">
            <text:p>ENGENHARIAS IV <text:s text:c="35"/></text:p>
          </table:table-cell>
          <table:table-cell office:value-type="string">
            <text:p>Infogeo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8756</text:p>
          </table:table-cell>
          <table:table-cell office:value-type="string">
            <text:p>ENGENHARIAS IV <text:s text:c="35"/></text:p>
          </table:table-cell>
          <table:table-cell office:value-type="string">
            <text:p>Información Tecnológica (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409</text:p>
          </table:table-cell>
          <table:table-cell office:value-type="string">
            <text:p>ENGENHARIAS IV <text:s text:c="35"/></text:p>
          </table:table-cell>
          <table:table-cell office:value-type="string">
            <text:p>Informações Econômic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50-5596</text:p>
          </table:table-cell>
          <table:table-cell office:value-type="string">
            <text:p>ENGENHARIAS IV <text:s text:c="35"/></text:p>
          </table:table-cell>
          <table:table-cell office:value-type="string">
            <text:p>Informatica (Ljubljan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0190</text:p>
          </table:table-cell>
          <table:table-cell office:value-type="string">
            <text:p>ENGENHARIAS IV <text:s text:c="35"/></text:p>
          </table:table-cell>
          <table:table-cell office:value-type="string">
            <text:p>Information Processing Letter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0255</text:p>
          </table:table-cell>
          <table:table-cell office:value-type="string">
            <text:p>ENGENHARIAS IV <text:s text:c="35"/></text:p>
          </table:table-cell>
          <table:table-cell office:value-type="string">
            <text:p>Information Scien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3326</text:p>
          </table:table-cell>
          <table:table-cell office:value-type="string">
            <text:p>ENGENHARIAS IV <text:s text:c="35"/></text:p>
          </table:table-cell>
          <table:table-cell office:value-type="string">
            <text:p>Information Systems Frontier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9856</text:p>
          </table:table-cell>
          <table:table-cell office:value-type="string">
            <text:p>ENGENHARIAS IV <text:s text:c="35"/></text:p>
          </table:table-cell>
          <table:table-cell office:value-type="string">
            <text:p>INFORMS Journal on Comput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3305</text:p>
          </table:table-cell>
          <table:table-cell office:value-type="string">
            <text:p>ENGENHARIAS IV <text:s text:c="35"/></text:p>
          </table:table-cell>
          <table:table-cell office:value-type="string">
            <text:p>Ingeniare. Revista Chilena de Ingeniería (En líne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3291</text:p>
          </table:table-cell>
          <table:table-cell office:value-type="string">
            <text:p>ENGENHARIAS IV <text:s text:c="35"/></text:p>
          </table:table-cell>
          <table:table-cell office:value-type="string">
            <text:p>Ingeniare. Revista Chilena de Ingeniería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257</text:p>
          </table:table-cell>
          <table:table-cell office:value-type="string">
            <text:p>ENGENHARIAS IV <text:s text:c="35"/></text:p>
          </table:table-cell>
          <table:table-cell office:value-type="string">
            <text:p>Innovations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2575</text:p>
          </table:table-cell>
          <table:table-cell office:value-type="string">
            <text:p>ENGENHARIAS IV <text:s text:c="35"/></text:p>
          </table:table-cell>
          <table:table-cell office:value-type="string">
            <text:p>Insight (Northampto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9149</text:p>
          </table:table-cell>
          <table:table-cell office:value-type="string">
            <text:p>ENGENHARIAS IV <text:s text:c="35"/></text:p>
          </table:table-cell>
          <table:table-cell office:value-type="string">
            <text:p>Instrumentation Science &amp;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303X</text:p>
          </table:table-cell>
          <table:table-cell office:value-type="string">
            <text:p>ENGENHARIAS IV <text:s text:c="35"/></text:p>
          </table:table-cell>
          <table:table-cell office:value-type="string">
            <text:p>InTech (Durham, NC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024</text:p>
          </table:table-cell>
          <table:table-cell office:value-type="string">
            <text:p>ENGENHARIAS IV <text:s text:c="35"/></text:p>
          </table:table-cell>
          <table:table-cell office:value-type="string">
            <text:p>Intech Brasil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620X</text:p>
          </table:table-cell>
          <table:table-cell office:value-type="string">
            <text:p>ENGENHARIAS IV <text:s text:c="35"/></text:p>
          </table:table-cell>
          <table:table-cell office:value-type="string">
            <text:p>Integral Equations and Operator Theo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5-2469</text:p>
          </table:table-cell>
          <table:table-cell office:value-type="string">
            <text:p>ENGENHARIAS IV <text:s text:c="35"/></text:p>
          </table:table-cell>
          <table:table-cell office:value-type="string">
            <text:p>Integral Transforms and Special Func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4587</text:p>
          </table:table-cell>
          <table:table-cell office:value-type="string">
            <text:p>ENGENHARIAS IV <text:s text:c="35"/></text:p>
          </table:table-cell>
          <table:table-cell office:value-type="string">
            <text:p>Integrated Ferroelectr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9260</text:p>
          </table:table-cell>
          <table:table-cell office:value-type="string">
            <text:p>ENGENHARIAS IV <text:s text:c="35"/></text:p>
          </table:table-cell>
          <table:table-cell office:value-type="string">
            <text:p>Integration (Amsterdam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2-4642</text:p>
          </table:table-cell>
          <table:table-cell office:value-type="string">
            <text:p>ENGENHARIAS IV <text:s text:c="35"/></text:p>
          </table:table-cell>
          <table:table-cell office:value-type="string">
            <text:p>Intensive Care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012</text:p>
          </table:table-cell>
          <table:table-cell office:value-type="string">
            <text:p>ENGENHARIAS IV <text:s text:c="35"/></text:p>
          </table:table-cell>
          <table:table-cell office:value-type="string">
            <text:p>Interações (UCD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5438</text:p>
          </table:table-cell>
          <table:table-cell office:value-type="string">
            <text:p>ENGENHARIAS IV <text:s text:c="35"/></text:p>
          </table:table-cell>
          <table:table-cell office:value-type="string">
            <text:p>Interacting with Compu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9795</text:p>
          </table:table-cell>
          <table:table-cell office:value-type="string">
            <text:p>ENGENHARIAS IV <text:s text:c="35"/></text:p>
          </table:table-cell>
          <table:table-cell office:value-type="string">
            <text:p>Intermetallics (Barking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1933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Communications in Heat and Mass Transf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5769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Immunopharmac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5981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for Numerical Methods in Engineer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2091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for Numerical Methods in Fluid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6327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Adaptive Control and Signal Process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416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Applied Electromagnetics and Mechan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1-1728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Applied Mathema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1-876X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Applied Mathematics and Computer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613X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Approximate Reason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9-9138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Automotive Technology (Seoul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1274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Bifurcation and Chaos in Applied Sciences and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6-7857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Bioelectromagnetism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4346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Busines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273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Card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4-5351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Communication System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04-2386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Computational Intellig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1873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Computational Intelligence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8091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Computer Applications in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1-6410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Computer Assisted Radiology and Surger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192X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Computer Integrated Manufactur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6698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Computer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9038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Computer Science &amp; Application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38-7906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Computer Science and Network Securit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344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Continuing Engineering Education (Cessou em 1997. Cont. ISSN 1560-4624 International Journal of Continuing Engineering Education and Life-Long Learnin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179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Contro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3100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Distance Education Technologi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209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Electrical Engineering Edu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0615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Electrical Power &amp; Energy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2070-3767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Electrical Power and Energy Systems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779X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Emerging Electric Power System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8923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Energy Technology and Polic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1170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Engineering Intelligent Systems for Electrical Engineering and Communications (Cessou em 1995. Cont. ISSN 1363-2078 Engineering Intelligent Systems for Electrical Engineering and Communication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8-6984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Factory Automation, Robotics and Soft Comput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1123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Fatigu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9776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Fluid Powe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2070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Forecast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2-2479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Fuzzy System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1079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General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7118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Global Energy Issu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9310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Heat and Mass Transfe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6528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High Performance Systems Architectur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8-5869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Hybrid Intelligent System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9457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Imaging Systems and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1876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Information and Communication Technology Educ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9271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Infrared and Millimeter Wav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13-133X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Innovations in Energy Systems and Power (IJE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648X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Innovative Computing and Application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4-8173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Intelligent System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2148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Manufacturing Technology and Managemen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6-6172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Modelling, Identification and Control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9-1831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Modern Physics C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1190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Network Management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6-353X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Network Securit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9503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Networking and Virtual Organisat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5-1339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Nonlinear Sciences and Numerical Simul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3370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Numerical Modell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1-2121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Online Engineer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1910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Operations and Quantitative Managemen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1-5027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Oral and Maxillofacial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7458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Parallel Programm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0014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Pattern Recognition and Artificial Intellig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173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Pharmaceu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6419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Plastic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543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Production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7499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Quantum Inform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7-7195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Reconfigurable Computing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1161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Remote Sens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4290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RF and Microwave Computer-Aided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8923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Robust and Nonlinear Contro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7-2884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Satellite Commun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0973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Satellite Communications and Network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3-351X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Semantic Comput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8031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Simulation: Systems, Science &amp; Technolog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683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Solids and Structur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721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Systems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6913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Wavelets, Mulltiresolution and Information Process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8394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Web Based Communitie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0084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Web Information System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8-9605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Wireless Information Network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8132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Nursing Review (1954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6016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Transactions in Operational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8-2767</text:p>
          </table:table-cell>
          <table:table-cell office:value-type="string">
            <text:p>ENGENHARIAS IV <text:s text:c="35"/></text:p>
          </table:table-cell>
          <table:table-cell office:value-type="string">
            <text:p>Inverse Problems in Engineering (Cessou em 2003. Cont. ISSN 1741-5977 Inverse Problems in Science &amp; Engineering (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5977</text:p>
          </table:table-cell>
          <table:table-cell office:value-type="string">
            <text:p>ENGENHARIAS IV <text:s text:c="35"/></text:p>
          </table:table-cell>
          <table:table-cell office:value-type="string">
            <text:p>Inverse Problems in Science &amp; Engineer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5161</text:p>
          </table:table-cell>
          <table:table-cell office:value-type="string">
            <text:p>ENGENHARIAS IV <text:s text:c="35"/></text:p>
          </table:table-cell>
          <table:table-cell office:value-type="string">
            <text:p>Investigação Oper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0578</text:p>
          </table:table-cell>
          <table:table-cell office:value-type="string">
            <text:p>ENGENHARIAS IV <text:s text:c="35"/></text:p>
          </table:table-cell>
          <table:table-cell office:value-type="string">
            <text:p>ISA Transac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5-1559</text:p>
          </table:table-cell>
          <table:table-cell office:value-type="string">
            <text:p>ENGENHARIAS IV <text:s text:c="35"/></text:p>
          </table:table-cell>
          <table:table-cell office:value-type="string">
            <text:p>ISIJ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020</text:p>
          </table:table-cell>
          <table:table-cell office:value-type="string">
            <text:p>ENGENHARIAS IV <text:s text:c="35"/></text:p>
          </table:table-cell>
          <table:table-cell office:value-type="string">
            <text:p>Isokinetics and Exercise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2716</text:p>
          </table:table-cell>
          <table:table-cell office:value-type="string">
            <text:p>ENGENHARIAS IV <text:s text:c="35"/></text:p>
          </table:table-cell>
          <table:table-cell office:value-type="string">
            <text:p>ISPRS Journal of Photogrammetry and Remote Sens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7-5840</text:p>
          </table:table-cell>
          <table:table-cell office:value-type="string">
            <text:p>ENGENHARIAS IV <text:s text:c="35"/></text:p>
          </table:table-cell>
          <table:table-cell office:value-type="string">
            <text:p>Issues in Informing Science &amp; Information 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6543</text:p>
          </table:table-cell>
          <table:table-cell office:value-type="string">
            <text:p>ENGENHARIAS IV <text:s text:c="35"/></text:p>
          </table:table-cell>
          <table:table-cell office:value-type="string">
            <text:p>IUBMB Life (Londo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0-7425</text:p>
          </table:table-cell>
          <table:table-cell office:value-type="string">
            <text:p>ENGENHARIAS IV <text:s text:c="35"/></text:p>
          </table:table-cell>
          <table:table-cell office:value-type="string">
            <text:p>JASSS (Guildford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953</text:p>
          </table:table-cell>
          <table:table-cell office:value-type="string">
            <text:p>ENGENHARIAS IV <text:s text:c="35"/></text:p>
          </table:table-cell>
          <table:table-cell office:value-type="string">
            <text:p>JICS. Journal of Integrated Circuits and Systems (Ed. Portuguê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3962</text:p>
          </table:table-cell>
          <table:table-cell office:value-type="string">
            <text:p>ENGENHARIAS IV <text:s text:c="35"/></text:p>
          </table:table-cell>
          <table:table-cell office:value-type="string">
            <text:p>JIT. Journal of Information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308</text:p>
          </table:table-cell>
          <table:table-cell office:value-type="string">
            <text:p>ENGENHARIAS IV <text:s text:c="35"/></text:p>
          </table:table-cell>
          <table:table-cell office:value-type="string">
            <text:p>Jornal Brasileiro de Fonoaudi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569</text:p>
          </table:table-cell>
          <table:table-cell office:value-type="string">
            <text:p>ENGENHARIAS IV <text:s text:c="35"/></text:p>
          </table:table-cell>
          <table:table-cell office:value-type="string">
            <text:p>Jornal Brasileiro de Ortodontia &amp; Ortopedia Fa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13</text:p>
          </table:table-cell>
          <table:table-cell office:value-type="string">
            <text:p>ENGENHARIAS IV <text:s text:c="35"/></text:p>
          </table:table-cell>
          <table:table-cell office:value-type="string">
            <text:p>Jornal Brasileiro de Pneumolog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5-4339</text:p>
          </table:table-cell>
          <table:table-cell office:value-type="string">
            <text:p>ENGENHARIAS IV <text:s text:c="35"/></text:p>
          </table:table-cell>
          <table:table-cell office:value-type="string">
            <text:p>Journal de Physique. IV (Cessou em 2006. Cont. ISSN 1951-6355 The European Physical Journal. Special Topic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69-6935</text:p>
          </table:table-cell>
          <table:table-cell office:value-type="string">
            <text:p>ENGENHARIAS IV <text:s text:c="35"/></text:p>
          </table:table-cell>
          <table:table-cell office:value-type="string">
            <text:p>Journal Européen des Systèmes Automatisé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3-013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dvanced Computational Intellig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56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gricultural and Food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669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ircraf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677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lgorithm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8388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lloys and Compoun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2-6899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pplied Biomaterials &amp; Biomechanics (Testo stampa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5-848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pplied Biomechan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8-5865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pplied Mathematics and Computing. International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5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pplied Oral Scienc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79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pplied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0-758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pplied Physiology (1985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95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pplied Polymer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002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pplied Probabili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03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pplied Spectroscop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962X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STM Internationa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6826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tmospheric and Solar-Terrestrial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339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Biological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282</text:p>
          </table:table-cell>
          <table:table-cell office:value-type="string">
            <text:p>ENGENHARIAS IV <text:s text:c="35"/></text:p>
          </table:table-cell>
          <table:table-cell office:value-type="string">
            <text:p>Journal of Biomaterials Appl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506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Biomaterials Science. Polymer ed.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29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Biomechan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3668</text:p>
          </table:table-cell>
          <table:table-cell office:value-type="string">
            <text:p>ENGENHARIAS IV <text:s text:c="35"/></text:p>
          </table:table-cell>
          <table:table-cell office:value-type="string">
            <text:p>Journal of Biomedical Op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32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Biosocial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656</text:p>
          </table:table-cell>
          <table:table-cell office:value-type="string">
            <text:p>ENGENHARIAS IV <text:s text:c="35"/></text:p>
          </table:table-cell>
          <table:table-cell office:value-type="string">
            <text:p>Journal of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4-043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Bone and Miner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2-830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arbohydrate 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7-5969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ellular Automat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1266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ircuits, Systems, and Compu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8855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linical Engineer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4356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linical Epidem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547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linical Laser Medicine &amp; Surgery (Cessou em 2004. Cont. ISSN 1549-5418 Photomedicine and Laser Surger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130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linical Monitoring and Comput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0208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oast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9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olloid and Interface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60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ommunication and Information System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9-237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ommunications and Networks (Seoul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042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omputational and Applied Mathe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860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omputational and Graphical Statis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1955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omputational and Theoretical Nano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7978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omputational Methods in Sciences and Engineer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531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omputational Neuro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99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omputational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230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omputer &amp; Systems Sciences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0-900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omputer Science and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6038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omputer Science and Technology (La Plata. En líne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3636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omputer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974X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onstructional Stee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248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rystal Grow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45</text:p>
          </table:table-cell>
          <table:table-cell office:value-type="string">
            <text:p>ENGENHARIAS IV <text:s text:c="35"/></text:p>
          </table:table-cell>
          <table:table-cell office:value-type="string">
            <text:p>Journal of Dent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712</text:p>
          </table:table-cell>
          <table:table-cell office:value-type="string">
            <text:p>ENGENHARIAS IV <text:s text:c="35"/></text:p>
          </table:table-cell>
          <table:table-cell office:value-type="string">
            <text:p>Journal of Dent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1889</text:p>
          </table:table-cell>
          <table:table-cell office:value-type="string">
            <text:p>ENGENHARIAS IV <text:s text:c="35"/></text:p>
          </table:table-cell>
          <table:table-cell office:value-type="string">
            <text:p>Journal of Digital Imag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727X</text:p>
          </table:table-cell>
          <table:table-cell office:value-type="string">
            <text:p>ENGENHARIAS IV <text:s text:c="35"/></text:p>
          </table:table-cell>
          <table:table-cell office:value-type="string">
            <text:p>Journal of Digital Imaging (Interne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43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Dynamic Systems, Measurement, and Contro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076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conometr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1-458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health Technology and Applic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82-459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lectrical Engineering (Timisoa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507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lectromagnetic Waves and Application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641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lectromyography and Kines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0-229X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lectronic Imaging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7-9909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lectronic Imag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5235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lectronic Material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817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lectronic Test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86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lectrosta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9-2399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ndodon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0738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nergy Resources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4529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nvironmental Science and Health. Part A, Toxic Hazardous Substances and Environmental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649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pilepsy and Clinical Neurophysi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7-0806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quine Veterinary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874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thno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6-129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valuation in Clinical Practi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949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xperimental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522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xperimental Zoology. Part A, Ecological Genetics and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0509</text:p>
          </table:table-cell>
          <table:table-cell office:value-type="string">
            <text:p>ENGENHARIAS IV <text:s text:c="35"/></text:p>
          </table:table-cell>
          <table:table-cell office:value-type="string">
            <text:p>Journal of Fluoresc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022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Geophysic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500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Global Optimiz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787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Grid Comput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6-099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Health, Population and Nutri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123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Heuris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680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High Speed Network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2-013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Inorganic Bi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8-022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Instrument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061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Integrated Design &amp; Process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1246</text:p>
          </table:table-cell>
          <table:table-cell office:value-type="string">
            <text:p>ENGENHARIAS IV <text:s text:c="35"/></text:p>
          </table:table-cell>
          <table:table-cell office:value-type="string">
            <text:p>Journal of Intelligent &amp; Fuzzy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0296</text:p>
          </table:table-cell>
          <table:table-cell office:value-type="string">
            <text:p>ENGENHARIAS IV <text:s text:c="35"/></text:p>
          </table:table-cell>
          <table:table-cell office:value-type="string">
            <text:p>Journal of Intelligent &amp; Robotic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9902</text:p>
          </table:table-cell>
          <table:table-cell office:value-type="string">
            <text:p>ENGENHARIAS IV <text:s text:c="35"/></text:p>
          </table:table-cell>
          <table:table-cell office:value-type="string">
            <text:p>Journal of Intelligent Information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01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Invertebrate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52-803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Lightning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872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Lightwave Tech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792X</text:p>
          </table:table-cell>
          <table:table-cell office:value-type="string">
            <text:p>ENGENHARIAS IV <text:s text:c="35"/></text:p>
          </table:table-cell>
          <table:table-cell office:value-type="string">
            <text:p>Journal of Logic and Comput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1998</text:p>
          </table:table-cell>
          <table:table-cell office:value-type="string">
            <text:p>ENGENHARIAS IV <text:s text:c="35"/></text:p>
          </table:table-cell>
          <table:table-cell office:value-type="string">
            <text:p>Journal of Low Power Electronic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31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Luminesc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4435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achine Learning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885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agnetism and Magnetic Mate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0136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aterials Processing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46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aterials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522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aterials Science. Materials in Electron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47X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athematical Analysis and Applic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6812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athematical B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990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athematical Imaging and Vis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166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athematical Modelling and Algorithm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2-6375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etastable and Nanocrystalline Material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5-887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icrobiology (Seoul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7-715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icroelectromechanical System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1646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icrolithography Microfabrication and Microsystem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131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icromechanics and Microengineer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72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icroscop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99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icrowaves and Optoelectron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034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odern Op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28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olecular and Cellular Card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1169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olecular Catalysis. A, Chemic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117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olecular Catalysis. B, Enzymatic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128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olecular Structure. Theochem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95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otor Behavior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1-989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Nano Research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757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Network and Systems Manag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6-2056</text:p>
          </table:table-cell>
          <table:table-cell office:value-type="string">
            <text:p>ENGENHARIAS IV <text:s text:c="35"/></text:p>
          </table:table-cell>
          <table:table-cell office:value-type="string">
            <text:p>Journal of Network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256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Neural Engineer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000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Neuroengineering and Rehabili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1-604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Neurolinguis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7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Neuro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27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Neuroscience Metho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9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Non-Crystalline Soli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025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Non-Newtonian Fluid Mechan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0-1769</text:p>
          </table:table-cell>
          <table:table-cell office:value-type="string">
            <text:p>ENGENHARIAS IV <text:s text:c="35"/></text:p>
          </table:table-cell>
          <table:table-cell office:value-type="string">
            <text:p>Journal of Object 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3-491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Optical Communica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4258</text:p>
          </table:table-cell>
          <table:table-cell office:value-type="string">
            <text:p>ENGENHARIAS IV <text:s text:c="35"/></text:p>
          </table:table-cell>
          <table:table-cell office:value-type="string">
            <text:p>Journal of Optics. A, Pure and Applied Op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239</text:p>
          </table:table-cell>
          <table:table-cell office:value-type="string">
            <text:p>ENGENHARIAS IV <text:s text:c="35"/></text:p>
          </table:table-cell>
          <table:table-cell office:value-type="string">
            <text:p>Journal of Optimization Theory and Appl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3-7315</text:p>
          </table:table-cell>
          <table:table-cell office:value-type="string">
            <text:p>ENGENHARIAS IV <text:s text:c="35"/></text:p>
          </table:table-cell>
          <table:table-cell office:value-type="string">
            <text:p>Journal of Parallel and Distributed Comput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4105</text:p>
          </table:table-cell>
          <table:table-cell office:value-type="string">
            <text:p>ENGENHARIAS IV <text:s text:c="35"/></text:p>
          </table:table-cell>
          <table:table-cell office:value-type="string">
            <text:p>Journal of Petroleum Science &amp;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603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Photochemistry and Photobiology. A,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1-134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Photochemistry and Photobiology. B,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65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Physical Chemistry (1952) (Cessou em 1996. Cont. ISSN 1089-5639 The Journal of Physical Chemistry. A e ISSN 1520-6106 Journal of Physical Chemistry. B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744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Physical Chemistry. C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69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Physics and Chemistry of Soli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447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Physics. A, Mathematical and General (Print) (Cessou em 2006. Cont. ISSN 1751-8113 Journal of Physics. A, Mathematical and Theoretical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98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Physics. Condensed Matter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72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Physics. D, Applied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775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Power Sourc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152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Process Contro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880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Psychophysiology (Cessou em 2007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3842</text:p>
          </table:table-cell>
          <table:table-cell office:value-type="string">
            <text:p>ENGENHARIAS IV <text:s text:c="35"/></text:p>
          </table:table-cell>
          <table:table-cell office:value-type="string">
            <text:p>Journal of Public Healt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222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Robotic Systems (Print) (Cessou em 2005. Cont. ISSN 1556-4959 Journal of Field Robotics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9-8018</text:p>
          </table:table-cell>
          <table:table-cell office:value-type="string">
            <text:p>ENGENHARIAS IV <text:s text:c="35"/></text:p>
          </table:table-cell>
          <table:table-cell office:value-type="string">
            <text:p>Journal of Signal Processing Systems for Signal, Image, and Video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7-7778</text:p>
          </table:table-cell>
          <table:table-cell office:value-type="string">
            <text:p>ENGENHARIAS IV <text:s text:c="35"/></text:p>
          </table:table-cell>
          <table:table-cell office:value-type="string">
            <text:p>Journal of Simulation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60X</text:p>
          </table:table-cell>
          <table:table-cell office:value-type="string">
            <text:p>ENGENHARIAS IV <text:s text:c="35"/></text:p>
          </table:table-cell>
          <table:table-cell office:value-type="string">
            <text:p>Journal of Software Maintenance and Evolu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8488</text:p>
          </table:table-cell>
          <table:table-cell office:value-type="string">
            <text:p>ENGENHARIAS IV <text:s text:c="35"/></text:p>
          </table:table-cell>
          <table:table-cell office:value-type="string">
            <text:p>Journal of Solid State Electrochem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60X</text:p>
          </table:table-cell>
          <table:table-cell office:value-type="string">
            <text:p>ENGENHARIAS IV <text:s text:c="35"/></text:p>
          </table:table-cell>
          <table:table-cell office:value-type="string">
            <text:p>Journal of Sound and Vibr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65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Spacecraft and Rocke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03-2968</text:p>
          </table:table-cell>
          <table:table-cell office:value-type="string">
            <text:p>ENGENHARIAS IV <text:s text:c="35"/></text:p>
          </table:table-cell>
          <table:table-cell office:value-type="string">
            <text:p>Journal of Sports Science and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041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Sports Scienc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7-528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STEM Education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324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Strain Analysis for Engineering Desig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801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Strength and Conditioning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762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Systems Architectu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7-633X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elemedicine and Telecar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786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he American Chemical Societ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2-1459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he American Statistical Associ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755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he Audio Engineering Soci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33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he Brazilian Air Transportation Research Societ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5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he Brazilian Chemical Societ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50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he Brazilian Computer Societ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878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he Brazilian Society of Mechanical Sciences and Engineering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465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he Electrochemical Soci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0-257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he European Optical Society. Rapid Publicat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0032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he Franklin Institut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5826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he Institution of British Telecommunications Engineers (Cessou em 2002. Cont. ISSN 1477-4739 Journal - Communications Network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991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he Korean Mathematical Socie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5682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he Operational Research Soci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3232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he Optical Society of America. A, Optics and Image Science (Cessou em 1993. Cont. ISSN 1084-7529 Journal of the Optical Society of America. A, Optics, Image Science, and Visio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322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he Optical Society of America. B, Optical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9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heoretical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6968</text:p>
          </table:table-cell>
          <table:table-cell office:value-type="string">
            <text:p>ENGENHARIAS IV <text:s text:c="35"/></text:p>
          </table:table-cell>
          <table:table-cell office:value-type="string">
            <text:p>Journal of Universal Computer Science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695X</text:p>
          </table:table-cell>
          <table:table-cell office:value-type="string">
            <text:p>ENGENHARIAS IV <text:s text:c="35"/></text:p>
          </table:table-cell>
          <table:table-cell office:value-type="string">
            <text:p>Journal of Universal Computer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102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Vacuum Science &amp; Technology. B, Microelectronics and Nanometer Structures Processing, Measurement and Phenomen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546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Vibration and Contro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320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Visual Communication and Image Represent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2-577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VLSI Signal Processing (Cessou em 1995. Cont. ISSN 1387-5485 Journal of VLSI Signal Processing Systems for Signal, Image, and Video Technology (Print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199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Voi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3-9826</text:p>
          </table:table-cell>
          <table:table-cell office:value-type="string">
            <text:p>ENGENHARIAS IV <text:s text:c="35"/></text:p>
          </table:table-cell>
          <table:table-cell office:value-type="string">
            <text:p>Key Engineering Materi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7051</text:p>
          </table:table-cell>
          <table:table-cell office:value-type="string">
            <text:p>ENGENHARIAS IV <text:s text:c="35"/></text:p>
          </table:table-cell>
          <table:table-cell office:value-type="string">
            <text:p>Knowledge-Based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7-9817</text:p>
          </table:table-cell>
          <table:table-cell office:value-type="string">
            <text:p>ENGENHARIAS IV <text:s text:c="35"/></text:p>
          </table:table-cell>
          <table:table-cell office:value-type="string">
            <text:p>Kvantovye Kompûtery i Kvantovye Vycisleniâ / Quantum Computers &amp; Comput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8-492X</text:p>
          </table:table-cell>
          <table:table-cell office:value-type="string">
            <text:p>ENGENHARIAS IV <text:s text:c="35"/></text:p>
          </table:table-cell>
          <table:table-cell office:value-type="string">
            <text:p>Kybernet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6273</text:p>
          </table:table-cell>
          <table:table-cell office:value-type="string">
            <text:p>ENGENHARIAS IV <text:s text:c="35"/></text:p>
          </table:table-cell>
          <table:table-cell office:value-type="string">
            <text:p>Laser Chemistry (Cessou em 200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660X</text:p>
          </table:table-cell>
          <table:table-cell office:value-type="string">
            <text:p>ENGENHARIAS IV <text:s text:c="35"/></text:p>
          </table:table-cell>
          <table:table-cell office:value-type="string">
            <text:p>Laser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2011</text:p>
          </table:table-cell>
          <table:table-cell office:value-type="string">
            <text:p>ENGENHARIAS IV <text:s text:c="35"/></text:p>
          </table:table-cell>
          <table:table-cell office:value-type="string">
            <text:p>Laser Physics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5901</text:p>
          </table:table-cell>
          <table:table-cell office:value-type="string">
            <text:p>ENGENHARIAS IV <text:s text:c="35"/></text:p>
          </table:table-cell>
          <table:table-cell office:value-type="string">
            <text:p>Laser Therap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8921</text:p>
          </table:table-cell>
          <table:table-cell office:value-type="string">
            <text:p>ENGENHARIAS IV <text:s text:c="35"/></text:p>
          </table:table-cell>
          <table:table-cell office:value-type="string">
            <text:p>Lasers in Medical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8092</text:p>
          </table:table-cell>
          <table:table-cell office:value-type="string">
            <text:p>ENGENHARIAS IV <text:s text:c="35"/></text:p>
          </table:table-cell>
          <table:table-cell office:value-type="string">
            <text:p>Lasers in Surgery and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0467</text:p>
          </table:table-cell>
          <table:table-cell office:value-type="string">
            <text:p>ENGENHARIAS IV <text:s text:c="35"/></text:p>
          </table:table-cell>
          <table:table-cell office:value-type="string">
            <text:p>Lasers in the Life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0793</text:p>
          </table:table-cell>
          <table:table-cell office:value-type="string">
            <text:p>ENGENHARIAS IV <text:s text:c="35"/></text:p>
          </table:table-cell>
          <table:table-cell office:value-type="string">
            <text:p>Latin American Applied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817</text:p>
          </table:table-cell>
          <table:table-cell office:value-type="string">
            <text:p>ENGENHARIAS IV <text:s text:c="35"/></text:p>
          </table:table-cell>
          <table:table-cell office:value-type="string">
            <text:p>Latin American Journal of Solids and Structure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789</text:p>
          </table:table-cell>
          <table:table-cell office:value-type="string">
            <text:p>ENGENHARIAS IV <text:s text:c="35"/></text:p>
          </table:table-cell>
          <table:table-cell office:value-type="string">
            <text:p>Learning and Nonlinear Model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0069</text:p>
          </table:table-cell>
          <table:table-cell office:value-type="string">
            <text:p>ENGENHARIAS IV <text:s text:c="35"/></text:p>
          </table:table-cell>
          <table:table-cell office:value-type="string">
            <text:p>Lecturas Educación Física y Deport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3465</text:p>
          </table:table-cell>
          <table:table-cell office:value-type="string">
            <text:p>ENGENHARIAS IV <text:s text:c="35"/></text:p>
          </table:table-cell>
          <table:table-cell office:value-type="string">
            <text:p>Lecturas Educación Física y Deportes (Buenos Air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8-4239</text:p>
          </table:table-cell>
          <table:table-cell office:value-type="string">
            <text:p>ENGENHARIAS IV <text:s text:c="35"/></text:p>
          </table:table-cell>
          <table:table-cell office:value-type="string">
            <text:p>Les Enjeux de l'information et de la Communic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6924</text:p>
          </table:table-cell>
          <table:table-cell office:value-type="string">
            <text:p>ENGENHARIAS IV <text:s text:c="35"/></text:p>
          </table:table-cell>
          <table:table-cell office:value-type="string">
            <text:p>Leukemi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205</text:p>
          </table:table-cell>
          <table:table-cell office:value-type="string">
            <text:p>ENGENHARIAS IV <text:s text:c="35"/></text:p>
          </table:table-cell>
          <table:table-cell office:value-type="string">
            <text:p>Life Sciences (1973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795</text:p>
          </table:table-cell>
          <table:table-cell office:value-type="string">
            <text:p>ENGENHARIAS IV <text:s text:c="35"/></text:p>
          </table:table-cell>
          <table:table-cell office:value-type="string">
            <text:p>Linear Algebra and its Appl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045</text:p>
          </table:table-cell>
          <table:table-cell office:value-type="string">
            <text:p>ENGENHARIAS IV <text:s text:c="35"/></text:p>
          </table:table-cell>
          <table:table-cell office:value-type="string">
            <text:p>Manuscrito (UNICAM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2700</text:p>
          </table:table-cell>
          <table:table-cell office:value-type="string">
            <text:p>ENGENHARIAS IV <text:s text:c="35"/></text:p>
          </table:table-cell>
          <table:table-cell office:value-type="string">
            <text:p>Maquinas e Met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205</text:p>
          </table:table-cell>
          <table:table-cell office:value-type="string">
            <text:p>ENGENHARIAS IV <text:s text:c="35"/></text:p>
          </table:table-cell>
          <table:table-cell office:value-type="string">
            <text:p>Matemática Aplicada e Computacional (Cessou em 1997. Cont. ISSN 1807-0302 Computational &amp; Applied Mathematic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076</text:p>
          </table:table-cell>
          <table:table-cell office:value-type="string">
            <text:p>ENGENHARIAS IV <text:s text:c="35"/></text:p>
          </table:table-cell>
          <table:table-cell office:value-type="string">
            <text:p>Matéria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5117</text:p>
          </table:table-cell>
          <table:table-cell office:value-type="string">
            <text:p>ENGENHARIAS IV <text:s text:c="35"/></text:p>
          </table:table-cell>
          <table:table-cell office:value-type="string">
            <text:p>Materials and Corrosion (1995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5803</text:p>
          </table:table-cell>
          <table:table-cell office:value-type="string">
            <text:p>ENGENHARIAS IV <text:s text:c="35"/></text:p>
          </table:table-cell>
          <table:table-cell office:value-type="string">
            <text:p>Materials Characteriz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0584</text:p>
          </table:table-cell>
          <table:table-cell office:value-type="string">
            <text:p>ENGENHARIAS IV <text:s text:c="35"/></text:p>
          </table:table-cell>
          <table:table-cell office:value-type="string">
            <text:p>Materials Chemistry and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327</text:p>
          </table:table-cell>
          <table:table-cell office:value-type="string">
            <text:p>ENGENHARIAS IV <text:s text:c="35"/></text:p>
          </table:table-cell>
          <table:table-cell office:value-type="string">
            <text:p>Materials Evalu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3069</text:p>
          </table:table-cell>
          <table:table-cell office:value-type="string">
            <text:p>ENGENHARIAS IV <text:s text:c="35"/></text:p>
          </table:table-cell>
          <table:table-cell office:value-type="string">
            <text:p>Materials in Engineering (Cessou em 1982. Cont. ISSN 0264-1275 Materials and Desig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77X</text:p>
          </table:table-cell>
          <table:table-cell office:value-type="string">
            <text:p>ENGENHARIAS IV <text:s text:c="35"/></text:p>
          </table:table-cell>
          <table:table-cell office:value-type="string">
            <text:p>Materials Letters (General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1725</text:p>
          </table:table-cell>
          <table:table-cell office:value-type="string">
            <text:p>ENGENHARIAS IV <text:s text:c="35"/></text:p>
          </table:table-cell>
          <table:table-cell office:value-type="string">
            <text:p>Materials Letters (Individual member ed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439</text:p>
          </table:table-cell>
          <table:table-cell office:value-type="string">
            <text:p>ENGENHARIAS IV <text:s text:c="35"/></text:p>
          </table:table-cell>
          <table:table-cell office:value-type="string">
            <text:p>Materials Research (São Carlos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5093</text:p>
          </table:table-cell>
          <table:table-cell office:value-type="string">
            <text:p>ENGENHARIAS IV <text:s text:c="35"/></text:p>
          </table:table-cell>
          <table:table-cell office:value-type="string">
            <text:p>Materials Science &amp; Engineering. A, Structural Materials: properties, microstructure and process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5107</text:p>
          </table:table-cell>
          <table:table-cell office:value-type="string">
            <text:p>ENGENHARIAS IV <text:s text:c="35"/></text:p>
          </table:table-cell>
          <table:table-cell office:value-type="string">
            <text:p>Materials Science &amp; Engineering. B, Solid-State Materials for Advanced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4931</text:p>
          </table:table-cell>
          <table:table-cell office:value-type="string">
            <text:p>ENGENHARIAS IV <text:s text:c="35"/></text:p>
          </table:table-cell>
          <table:table-cell office:value-type="string">
            <text:p>Materials Science &amp; Engineering. C, Biomimetic Materials, Sensors and System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8001</text:p>
          </table:table-cell>
          <table:table-cell office:value-type="string">
            <text:p>ENGENHARIAS IV <text:s text:c="35"/></text:p>
          </table:table-cell>
          <table:table-cell office:value-type="string">
            <text:p>Materials Science in Semiconductor Process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8376</text:p>
          </table:table-cell>
          <table:table-cell office:value-type="string">
            <text:p>ENGENHARIAS IV <text:s text:c="35"/></text:p>
          </table:table-cell>
          <table:table-cell office:value-type="string">
            <text:p>Materials Science: An Indian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7177</text:p>
          </table:table-cell>
          <table:table-cell office:value-type="string">
            <text:p>ENGENHARIAS IV <text:s text:c="35"/></text:p>
          </table:table-cell>
          <table:table-cell office:value-type="string">
            <text:p>Mathematical and Computer Modell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4-123X</text:p>
          </table:table-cell>
          <table:table-cell office:value-type="string">
            <text:p>ENGENHARIAS IV <text:s text:c="35"/></text:p>
          </table:table-cell>
          <table:table-cell office:value-type="string">
            <text:p>Mathematical Problems in Engineer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629</text:p>
          </table:table-cell>
          <table:table-cell office:value-type="string">
            <text:p>ENGENHARIAS IV <text:s text:c="35"/></text:p>
          </table:table-cell>
          <table:table-cell office:value-type="string">
            <text:p>Mathematical Review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754</text:p>
          </table:table-cell>
          <table:table-cell office:value-type="string">
            <text:p>ENGENHARIAS IV <text:s text:c="35"/></text:p>
          </table:table-cell>
          <table:table-cell office:value-type="string">
            <text:p>Mathematics and Computers in Simul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4194</text:p>
          </table:table-cell>
          <table:table-cell office:value-type="string">
            <text:p>ENGENHARIAS IV <text:s text:c="35"/></text:p>
          </table:table-cell>
          <table:table-cell office:value-type="string">
            <text:p>MCSS. Mathematics of Control, Signals and System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2241</text:p>
          </table:table-cell>
          <table:table-cell office:value-type="string">
            <text:p>ENGENHARIAS IV <text:s text:c="35"/></text:p>
          </table:table-cell>
          <table:table-cell office:value-type="string">
            <text:p>Measurement (London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0233</text:p>
          </table:table-cell>
          <table:table-cell office:value-type="string">
            <text:p>ENGENHARIAS IV <text:s text:c="35"/></text:p>
          </table:table-cell>
          <table:table-cell office:value-type="string">
            <text:p>Measurement Science &amp; Tech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7078</text:p>
          </table:table-cell>
          <table:table-cell office:value-type="string">
            <text:p>ENGENHARIAS IV <text:s text:c="35"/></text:p>
          </table:table-cell>
          <table:table-cell office:value-type="string">
            <text:p>Mecânica Experim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3270</text:p>
          </table:table-cell>
          <table:table-cell office:value-type="string">
            <text:p>ENGENHARIAS IV <text:s text:c="35"/></text:p>
          </table:table-cell>
          <table:table-cell office:value-type="string">
            <text:p>Mechanical Systems and Signal Process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6413</text:p>
          </table:table-cell>
          <table:table-cell office:value-type="string">
            <text:p>ENGENHARIAS IV <text:s text:c="35"/></text:p>
          </table:table-cell>
          <table:table-cell office:value-type="string">
            <text:p>Mechanics Research Commun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0118</text:p>
          </table:table-cell>
          <table:table-cell office:value-type="string">
            <text:p>ENGENHARIAS IV <text:s text:c="35"/></text:p>
          </table:table-cell>
          <table:table-cell office:value-type="string">
            <text:p>Medical &amp; Biological Engineering &amp; Comput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533</text:p>
          </table:table-cell>
          <table:table-cell office:value-type="string">
            <text:p>ENGENHARIAS IV <text:s text:c="35"/></text:p>
          </table:table-cell>
          <table:table-cell office:value-type="string">
            <text:p>Medical Engineering &amp; Phys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2405</text:p>
          </table:table-cell>
          <table:table-cell office:value-type="string">
            <text:p>ENGENHARIAS IV <text:s text:c="35"/></text:p>
          </table:table-cell>
          <table:table-cell office:value-type="string">
            <text:p>Medical Physics (Lancaster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894</text:p>
          </table:table-cell>
          <table:table-cell office:value-type="string">
            <text:p>ENGENHARIAS IV <text:s text:c="35"/></text:p>
          </table:table-cell>
          <table:table-cell office:value-type="string">
            <text:p>Medicina de Reabilit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9131</text:p>
          </table:table-cell>
          <table:table-cell office:value-type="string">
            <text:p>ENGENHARIAS IV <text:s text:c="35"/></text:p>
          </table:table-cell>
          <table:table-cell office:value-type="string">
            <text:p>Medicine and Science in Sports and Exercis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3714</text:p>
          </table:table-cell>
          <table:table-cell office:value-type="string">
            <text:p>ENGENHARIAS IV <text:s text:c="35"/></text:p>
          </table:table-cell>
          <table:table-cell office:value-type="string">
            <text:p>Menopause (New York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898</text:p>
          </table:table-cell>
          <table:table-cell office:value-type="string">
            <text:p>ENGENHARIAS IV <text:s text:c="35"/></text:p>
          </table:table-cell>
          <table:table-cell office:value-type="string">
            <text:p>Metalurgia &amp; Materi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1270</text:p>
          </table:table-cell>
          <table:table-cell office:value-type="string">
            <text:p>ENGENHARIAS IV <text:s text:c="35"/></text:p>
          </table:table-cell>
          <table:table-cell office:value-type="string">
            <text:p>Methods of Information in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9317</text:p>
          </table:table-cell>
          <table:table-cell office:value-type="string">
            <text:p>ENGENHARIAS IV <text:s text:c="35"/></text:p>
          </table:table-cell>
          <table:table-cell office:value-type="string">
            <text:p>Microelectronic Engineer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692</text:p>
          </table:table-cell>
          <table:table-cell office:value-type="string">
            <text:p>ENGENHARIAS IV <text:s text:c="35"/></text:p>
          </table:table-cell>
          <table:table-cell office:value-type="string">
            <text:p>Microelectronics (Luton) (Cessou em 1978. Cont. ISSN 0959-8324 Microelectronics Journal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714</text:p>
          </table:table-cell>
          <table:table-cell office:value-type="string">
            <text:p>ENGENHARIAS IV <text:s text:c="35"/></text:p>
          </table:table-cell>
          <table:table-cell office:value-type="string">
            <text:p>Microelectronics and Reliabili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8324</text:p>
          </table:table-cell>
          <table:table-cell office:value-type="string">
            <text:p>ENGENHARIAS IV <text:s text:c="35"/></text:p>
          </table:table-cell>
          <table:table-cell office:value-type="string">
            <text:p>Microelectronics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3-4990</text:p>
          </table:table-cell>
          <table:table-cell office:value-type="string">
            <text:p>ENGENHARIAS IV <text:s text:c="35"/></text:p>
          </table:table-cell>
          <table:table-cell office:value-type="string">
            <text:p>Microfluidics and Nanofluidics (Interne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3-4982</text:p>
          </table:table-cell>
          <table:table-cell office:value-type="string">
            <text:p>ENGENHARIAS IV <text:s text:c="35"/></text:p>
          </table:table-cell>
          <table:table-cell office:value-type="string">
            <text:p>Microfluidics and Nanofluid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9331</text:p>
          </table:table-cell>
          <table:table-cell office:value-type="string">
            <text:p>ENGENHARIAS IV <text:s text:c="35"/></text:p>
          </table:table-cell>
          <table:table-cell office:value-type="string">
            <text:p>Microprocessors and Micro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2477</text:p>
          </table:table-cell>
          <table:table-cell office:value-type="string">
            <text:p>ENGENHARIAS IV <text:s text:c="35"/></text:p>
          </table:table-cell>
          <table:table-cell office:value-type="string">
            <text:p>Microwave and Optical Technology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5-2993</text:p>
          </table:table-cell>
          <table:table-cell office:value-type="string">
            <text:p>ENGENHARIAS IV <text:s text:c="35"/></text:p>
          </table:table-cell>
          <table:table-cell office:value-type="string">
            <text:p>Microwaves &amp; RF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3-7879</text:p>
          </table:table-cell>
          <table:table-cell office:value-type="string">
            <text:p>ENGENHARIAS IV <text:s text:c="35"/></text:p>
          </table:table-cell>
          <table:table-cell office:value-type="string">
            <text:p>Mind &amp; Societ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0-4826</text:p>
          </table:table-cell>
          <table:table-cell office:value-type="string">
            <text:p>ENGENHARIAS IV <text:s text:c="35"/></text:p>
          </table:table-cell>
          <table:table-cell office:value-type="string">
            <text:p>Minerva Biotecnologica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1406</text:p>
          </table:table-cell>
          <table:table-cell office:value-type="string">
            <text:p>ENGENHARIAS IV <text:s text:c="35"/></text:p>
          </table:table-cell>
          <table:table-cell office:value-type="string">
            <text:p>Molecular Crystals and Liquid Crystals (Philadelphia, Pa. : 2003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8976</text:p>
          </table:table-cell>
          <table:table-cell office:value-type="string">
            <text:p>ENGENHARIAS IV <text:s text:c="35"/></text:p>
          </table:table-cell>
          <table:table-cell office:value-type="string">
            <text:p>Molecular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2-0643</text:p>
          </table:table-cell>
          <table:table-cell office:value-type="string">
            <text:p>ENGENHARIAS IV <text:s text:c="35"/></text:p>
          </table:table-cell>
          <table:table-cell office:value-type="string">
            <text:p>Monaldi Archives for Chest Diseas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1640</text:p>
          </table:table-cell>
          <table:table-cell office:value-type="string">
            <text:p>ENGENHARIAS IV <text:s text:c="35"/></text:p>
          </table:table-cell>
          <table:table-cell office:value-type="string">
            <text:p>Motor Contro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678</text:p>
          </table:table-cell>
          <table:table-cell office:value-type="string">
            <text:p>ENGENHARIAS IV <text:s text:c="35"/></text:p>
          </table:table-cell>
          <table:table-cell office:value-type="string">
            <text:p>Movimento &amp; Percepção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4-1702</text:p>
          </table:table-cell>
          <table:table-cell office:value-type="string">
            <text:p>ENGENHARIAS IV <text:s text:c="35"/></text:p>
          </table:table-cell>
          <table:table-cell office:value-type="string">
            <text:p>Multiagent and Grid System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972</text:p>
          </table:table-cell>
          <table:table-cell office:value-type="string">
            <text:p>ENGENHARIAS IV <text:s text:c="35"/></text:p>
          </table:table-cell>
          <table:table-cell office:value-type="string">
            <text:p>Multiciência (ASSE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6082</text:p>
          </table:table-cell>
          <table:table-cell office:value-type="string">
            <text:p>ENGENHARIAS IV <text:s text:c="35"/></text:p>
          </table:table-cell>
          <table:table-cell office:value-type="string">
            <text:p>Multidimensional Systems and Signal Process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2-4962</text:p>
          </table:table-cell>
          <table:table-cell office:value-type="string">
            <text:p>ENGENHARIAS IV <text:s text:c="35"/></text:p>
          </table:table-cell>
          <table:table-cell office:value-type="string">
            <text:p>Multimedia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0-7501</text:p>
          </table:table-cell>
          <table:table-cell office:value-type="string">
            <text:p>ENGENHARIAS IV <text:s text:c="35"/></text:p>
          </table:table-cell>
          <table:table-cell office:value-type="string">
            <text:p>Multimedia Tools and Appl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978</text:p>
          </table:table-cell>
          <table:table-cell office:value-type="string">
            <text:p>ENGENHARIAS IV <text:s text:c="35"/></text:p>
          </table:table-cell>
          <table:table-cell office:value-type="string">
            <text:p>Mundojava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484</text:p>
          </table:table-cell>
          <table:table-cell office:value-type="string">
            <text:p>ENGENHARIAS IV <text:s text:c="35"/></text:p>
          </table:table-cell>
          <table:table-cell office:value-type="string">
            <text:p>Nanotechnology (Bristol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9985</text:p>
          </table:table-cell>
          <table:table-cell office:value-type="string">
            <text:p>ENGENHARIAS IV <text:s text:c="35"/></text:p>
          </table:table-cell>
          <table:table-cell office:value-type="string">
            <text:p>Nature Structural &amp; Molecular Biolog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8695</text:p>
          </table:table-cell>
          <table:table-cell office:value-type="string">
            <text:p>ENGENHARIAS IV <text:s text:c="35"/></text:p>
          </table:table-cell>
          <table:table-cell office:value-type="string">
            <text:p>NDT &amp; E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1-0643</text:p>
          </table:table-cell>
          <table:table-cell office:value-type="string">
            <text:p>ENGENHARIAS IV <text:s text:c="35"/></text:p>
          </table:table-cell>
          <table:table-cell office:value-type="string">
            <text:p>Neural Computing &amp; Applicatio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10-0552</text:p>
          </table:table-cell>
          <table:table-cell office:value-type="string">
            <text:p>ENGENHARIAS IV <text:s text:c="35"/></text:p>
          </table:table-cell>
          <table:table-cell office:value-type="string">
            <text:p>Neural Network World (Pragu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6080</text:p>
          </table:table-cell>
          <table:table-cell office:value-type="string">
            <text:p>ENGENHARIAS IV <text:s text:c="35"/></text:p>
          </table:table-cell>
          <table:table-cell office:value-type="string">
            <text:p>Neural Network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800</text:p>
          </table:table-cell>
          <table:table-cell office:value-type="string">
            <text:p>ENGENHARIAS IV <text:s text:c="35"/></text:p>
          </table:table-cell>
          <table:table-cell office:value-type="string">
            <text:p>Neurobiologia (Recif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4-7427</text:p>
          </table:table-cell>
          <table:table-cell office:value-type="string">
            <text:p>ENGENHARIAS IV <text:s text:c="35"/></text:p>
          </table:table-cell>
          <table:table-cell office:value-type="string">
            <text:p>Neurobiology of Learning and Memo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2312</text:p>
          </table:table-cell>
          <table:table-cell office:value-type="string">
            <text:p>ENGENHARIAS IV <text:s text:c="35"/></text:p>
          </table:table-cell>
          <table:table-cell office:value-type="string">
            <text:p>Neurocomputing (Amsterda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8119</text:p>
          </table:table-cell>
          <table:table-cell office:value-type="string">
            <text:p>ENGENHARIAS IV <text:s text:c="35"/></text:p>
          </table:table-cell>
          <table:table-cell office:value-type="string">
            <text:p>NeuroImage (Orlando, Fla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3-7067</text:p>
          </table:table-cell>
          <table:table-cell office:value-type="string">
            <text:p>ENGENHARIAS IV <text:s text:c="35"/></text:p>
          </table:table-cell>
          <table:table-cell office:value-type="string">
            <text:p>Neuroscience Bulleti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40</text:p>
          </table:table-cell>
          <table:table-cell office:value-type="string">
            <text:p>ENGENHARIAS IV <text:s text:c="35"/></text:p>
          </table:table-cell>
          <table:table-cell office:value-type="string">
            <text:p>Neuroscience Letter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0102</text:p>
          </table:table-cell>
          <table:table-cell office:value-type="string">
            <text:p>ENGENHARIAS IV <text:s text:c="35"/></text:p>
          </table:table-cell>
          <table:table-cell office:value-type="string">
            <text:p>Neuroscience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2630</text:p>
          </table:table-cell>
          <table:table-cell office:value-type="string">
            <text:p>ENGENHARIAS IV <text:s text:c="35"/></text:p>
          </table:table-cell>
          <table:table-cell office:value-type="string">
            <text:p>New Journal of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9759</text:p>
          </table:table-cell>
          <table:table-cell office:value-type="string">
            <text:p>ENGENHARIAS IV <text:s text:c="35"/></text:p>
          </table:table-cell>
          <table:table-cell office:value-type="string">
            <text:p>Nondestructive Testing and Evalu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546X</text:p>
          </table:table-cell>
          <table:table-cell office:value-type="string">
            <text:p>ENGENHARIAS IV <text:s text:c="35"/></text:p>
          </table:table-cell>
          <table:table-cell office:value-type="string">
            <text:p>Nonlinear Analy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570X</text:p>
          </table:table-cell>
          <table:table-cell office:value-type="string">
            <text:p>ENGENHARIAS IV <text:s text:c="35"/></text:p>
          </table:table-cell>
          <table:table-cell office:value-type="string">
            <text:p>Nonlinear Analysis. Hybrid System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090X</text:p>
          </table:table-cell>
          <table:table-cell office:value-type="string">
            <text:p>ENGENHARIAS IV <text:s text:c="35"/></text:p>
          </table:table-cell>
          <table:table-cell office:value-type="string">
            <text:p>Nonlinear Dyna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3-5809</text:p>
          </table:table-cell>
          <table:table-cell office:value-type="string">
            <text:p>ENGENHARIAS IV <text:s text:c="35"/></text:p>
          </table:table-cell>
          <table:table-cell office:value-type="string">
            <text:p>Nonlinear Processes in Geo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002</text:p>
          </table:table-cell>
          <table:table-cell office:value-type="string">
            <text:p>ENGENHARIAS IV <text:s text:c="35"/></text:p>
          </table:table-cell>
          <table:table-cell office:value-type="string">
            <text:p>Nuclear Instruments &amp; Methods in Physics Research. Section A, Accelerators, Spectrometers, Detectors and Associated Equipment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583X</text:p>
          </table:table-cell>
          <table:table-cell office:value-type="string">
            <text:p>ENGENHARIAS IV <text:s text:c="35"/></text:p>
          </table:table-cell>
          <table:table-cell office:value-type="string">
            <text:p>Nuclear Instruments &amp; Methods in Physics Research. Section B, Beam Interactions with Materials and Atom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087</text:p>
          </table:table-cell>
          <table:table-cell office:value-type="string">
            <text:p>ENGENHARIAS IV <text:s text:c="35"/></text:p>
          </table:table-cell>
          <table:table-cell office:value-type="string">
            <text:p>Nuclear Instruments and Methods in Physics Research (Print) (Cessou em 1983. Desmembrado em 2: ISSN 0168-9002 Nuclear iInstruments &amp; Methods in Physics Research. Sec. A (Print); ISSN 0168-583X Nuclear Instruments &amp; Methods In Physics... Sec. B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7-1398</text:p>
          </table:table-cell>
          <table:table-cell office:value-type="string">
            <text:p>ENGENHARIAS IV <text:s text:c="35"/></text:p>
          </table:table-cell>
          <table:table-cell office:value-type="string">
            <text:p>Numerical Algorith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5325</text:p>
          </table:table-cell>
          <table:table-cell office:value-type="string">
            <text:p>ENGENHARIAS IV <text:s text:c="35"/></text:p>
          </table:table-cell>
          <table:table-cell office:value-type="string">
            <text:p>Numerical Linear Algebra with Appl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5980</text:p>
          </table:table-cell>
          <table:table-cell office:value-type="string">
            <text:p>ENGENHARIAS IV <text:s text:c="35"/></text:p>
          </table:table-cell>
          <table:table-cell office:value-type="string">
            <text:p>Operating Systems Review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7734</text:p>
          </table:table-cell>
          <table:table-cell office:value-type="string">
            <text:p>ENGENHARIAS IV <text:s text:c="35"/></text:p>
          </table:table-cell>
          <table:table-cell office:value-type="string">
            <text:p>Operative Dent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46-3886</text:p>
          </table:table-cell>
          <table:table-cell office:value-type="string">
            <text:p>ENGENHARIAS IV <text:s text:c="35"/></text:p>
          </table:table-cell>
          <table:table-cell office:value-type="string">
            <text:p>Operators and Matri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3887</text:p>
          </table:table-cell>
          <table:table-cell office:value-type="string">
            <text:p>ENGENHARIAS IV <text:s text:c="35"/></text:p>
          </table:table-cell>
          <table:table-cell office:value-type="string">
            <text:p>Opsearch (Delh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8-5466</text:p>
          </table:table-cell>
          <table:table-cell office:value-type="string">
            <text:p>ENGENHARIAS IV <text:s text:c="35"/></text:p>
          </table:table-cell>
          <table:table-cell office:value-type="string">
            <text:p>Optica Applicat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8919</text:p>
          </table:table-cell>
          <table:table-cell office:value-type="string">
            <text:p>ENGENHARIAS IV <text:s text:c="35"/></text:p>
          </table:table-cell>
          <table:table-cell office:value-type="string">
            <text:p>Optical and Quantum Electron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3286</text:p>
          </table:table-cell>
          <table:table-cell office:value-type="string">
            <text:p>ENGENHARIAS IV <text:s text:c="35"/></text:p>
          </table:table-cell>
          <table:table-cell office:value-type="string">
            <text:p>Optical Engineering (Bellingham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8-5200</text:p>
          </table:table-cell>
          <table:table-cell office:value-type="string">
            <text:p>ENGENHARIAS IV <text:s text:c="35"/></text:p>
          </table:table-cell>
          <table:table-cell office:value-type="string">
            <text:p>Optical Fiber Tech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3467</text:p>
          </table:table-cell>
          <table:table-cell office:value-type="string">
            <text:p>ENGENHARIAS IV <text:s text:c="35"/></text:p>
          </table:table-cell>
          <table:table-cell office:value-type="string">
            <text:p>Optical Materials (Amsterda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0-6000</text:p>
          </table:table-cell>
          <table:table-cell office:value-type="string">
            <text:p>ENGENHARIAS IV <text:s text:c="35"/></text:p>
          </table:table-cell>
          <table:table-cell office:value-type="string">
            <text:p>Optical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4277</text:p>
          </table:table-cell>
          <table:table-cell office:value-type="string">
            <text:p>ENGENHARIAS IV <text:s text:c="35"/></text:p>
          </table:table-cell>
          <table:table-cell office:value-type="string">
            <text:p>Optical Switching and Networking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3992</text:p>
          </table:table-cell>
          <table:table-cell office:value-type="string">
            <text:p>ENGENHARIAS IV <text:s text:c="35"/></text:p>
          </table:table-cell>
          <table:table-cell office:value-type="string">
            <text:p>Optics and Laser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8166</text:p>
          </table:table-cell>
          <table:table-cell office:value-type="string">
            <text:p>ENGENHARIAS IV <text:s text:c="35"/></text:p>
          </table:table-cell>
          <table:table-cell office:value-type="string">
            <text:p>Optics and Lasers in Engineer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4018</text:p>
          </table:table-cell>
          <table:table-cell office:value-type="string">
            <text:p>ENGENHARIAS IV <text:s text:c="35"/></text:p>
          </table:table-cell>
          <table:table-cell office:value-type="string">
            <text:p>Optics Communic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4087</text:p>
          </table:table-cell>
          <table:table-cell office:value-type="string">
            <text:p>ENGENHARIAS IV <text:s text:c="35"/></text:p>
          </table:table-cell>
          <table:table-cell office:value-type="string">
            <text:p>Optics Expres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9592</text:p>
          </table:table-cell>
          <table:table-cell office:value-type="string">
            <text:p>ENGENHARIAS IV <text:s text:c="35"/></text:p>
          </table:table-cell>
          <table:table-cell office:value-type="string">
            <text:p>Optics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4026</text:p>
          </table:table-cell>
          <table:table-cell office:value-type="string">
            <text:p>ENGENHARIAS IV <text:s text:c="35"/></text:p>
          </table:table-cell>
          <table:table-cell office:value-type="string">
            <text:p>Optik (Stuttgar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2087</text:p>
          </table:table-cell>
          <table:table-cell office:value-type="string">
            <text:p>ENGENHARIAS IV <text:s text:c="35"/></text:p>
          </table:table-cell>
          <table:table-cell office:value-type="string">
            <text:p>Optimal Control Applications &amp;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5944</text:p>
          </table:table-cell>
          <table:table-cell office:value-type="string">
            <text:p>ENGENHARIAS IV <text:s text:c="35"/></text:p>
          </table:table-cell>
          <table:table-cell office:value-type="string">
            <text:p>Ortodonti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674</text:p>
          </table:table-cell>
          <table:table-cell office:value-type="string">
            <text:p>ENGENHARIAS IV <text:s text:c="35"/></text:p>
          </table:table-cell>
          <table:table-cell office:value-type="string">
            <text:p>Ortodontia Gaúch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941X</text:p>
          </table:table-cell>
          <table:table-cell office:value-type="string">
            <text:p>ENGENHARIAS IV <text:s text:c="35"/></text:p>
          </table:table-cell>
          <table:table-cell office:value-type="string">
            <text:p>Osteoporosis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8-9151</text:p>
          </table:table-cell>
          <table:table-cell office:value-type="string">
            <text:p>ENGENHARIAS IV <text:s text:c="35"/></text:p>
          </table:table-cell>
          <table:table-cell office:value-type="string">
            <text:p>Pacific Journal of Optimization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191</text:p>
          </table:table-cell>
          <table:table-cell office:value-type="string">
            <text:p>ENGENHARIAS IV <text:s text:c="35"/></text:p>
          </table:table-cell>
          <table:table-cell office:value-type="string">
            <text:p>Parallel Comput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113</text:p>
          </table:table-cell>
          <table:table-cell office:value-type="string">
            <text:p>ENGENHARIAS IV <text:s text:c="35"/></text:p>
          </table:table-cell>
          <table:table-cell office:value-type="string">
            <text:p>Parasitology Research (1987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4-0338</text:p>
          </table:table-cell>
          <table:table-cell office:value-type="string">
            <text:p>ENGENHARIAS IV <text:s text:c="35"/></text:p>
          </table:table-cell>
          <table:table-cell office:value-type="string">
            <text:p>Pathology, Research and Practi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7541</text:p>
          </table:table-cell>
          <table:table-cell office:value-type="string">
            <text:p>ENGENHARIAS IV <text:s text:c="35"/></text:p>
          </table:table-cell>
          <table:table-cell office:value-type="string">
            <text:p>Pattern Analysis and Applic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203</text:p>
          </table:table-cell>
          <table:table-cell office:value-type="string">
            <text:p>ENGENHARIAS IV <text:s text:c="35"/></text:p>
          </table:table-cell>
          <table:table-cell office:value-type="string">
            <text:p>Pattern Recogni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655</text:p>
          </table:table-cell>
          <table:table-cell office:value-type="string">
            <text:p>ENGENHARIAS IV <text:s text:c="35"/></text:p>
          </table:table-cell>
          <table:table-cell office:value-type="string">
            <text:p>Pattern Recognition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9076</text:p>
          </table:table-cell>
          <table:table-cell office:value-type="string">
            <text:p>ENGENHARIAS IV <text:s text:c="35"/></text:p>
          </table:table-cell>
          <table:table-cell office:value-type="string">
            <text:p>PCCP. Physical Chemistry Chemical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5125</text:p>
          </table:table-cell>
          <table:table-cell office:value-type="string">
            <text:p>ENGENHARIAS IV <text:s text:c="35"/></text:p>
          </table:table-cell>
          <table:table-cell office:value-type="string">
            <text:p>Perceptual and Motor Skil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5316</text:p>
          </table:table-cell>
          <table:table-cell office:value-type="string">
            <text:p>ENGENHARIAS IV <text:s text:c="35"/></text:p>
          </table:table-cell>
          <table:table-cell office:value-type="string">
            <text:p>Performance Evalu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04X</text:p>
          </table:table-cell>
          <table:table-cell office:value-type="string">
            <text:p>ENGENHARIAS IV <text:s text:c="35"/></text:p>
          </table:table-cell>
          <table:table-cell office:value-type="string">
            <text:p>Pesquisa Agropecuária Brasileira (1977. Impres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595</text:p>
          </table:table-cell>
          <table:table-cell office:value-type="string">
            <text:p>ENGENHARIAS IV <text:s text:c="35"/></text:p>
          </table:table-cell>
          <table:table-cell office:value-type="string">
            <text:p>Pesquisa Naval (SD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438</text:p>
          </table:table-cell>
          <table:table-cell office:value-type="string">
            <text:p>ENGENHARIAS IV <text:s text:c="35"/></text:p>
          </table:table-cell>
          <table:table-cell office:value-type="string">
            <text:p>Pesquisa Operacion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397</text:p>
          </table:table-cell>
          <table:table-cell office:value-type="string">
            <text:p>ENGENHARIAS IV <text:s text:c="35"/></text:p>
          </table:table-cell>
          <table:table-cell office:value-type="string">
            <text:p>Petro &amp; Quím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6768</text:p>
          </table:table-cell>
          <table:table-cell office:value-type="string">
            <text:p>ENGENHARIAS IV <text:s text:c="35"/></text:p>
          </table:table-cell>
          <table:table-cell office:value-type="string">
            <text:p>Pfluegers Archiv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6435</text:p>
          </table:table-cell>
          <table:table-cell office:value-type="string">
            <text:p>ENGENHARIAS IV <text:s text:c="35"/></text:p>
          </table:table-cell>
          <table:table-cell office:value-type="string">
            <text:p>Philosophical Magazine (2003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503X</text:p>
          </table:table-cell>
          <table:table-cell office:value-type="string">
            <text:p>ENGENHARIAS IV <text:s text:c="35"/></text:p>
          </table:table-cell>
          <table:table-cell office:value-type="string">
            <text:p>Philosophical Transactions - Royal Society. Mathematical, Physical and Engineering Scienc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4614</text:p>
          </table:table-cell>
          <table:table-cell office:value-type="string">
            <text:p>ENGENHARIAS IV <text:s text:c="35"/></text:p>
          </table:table-cell>
          <table:table-cell office:value-type="string">
            <text:p>Philosophical Transactions of the Royal Society of London, Series A: Mathematical and Physical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905X</text:p>
          </table:table-cell>
          <table:table-cell office:value-type="string">
            <text:p>ENGENHARIAS IV <text:s text:c="35"/></text:p>
          </table:table-cell>
          <table:table-cell office:value-type="string">
            <text:p>Photochemical &amp; Photobiological Scienc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655</text:p>
          </table:table-cell>
          <table:table-cell office:value-type="string">
            <text:p>ENGENHARIAS IV <text:s text:c="35"/></text:p>
          </table:table-cell>
          <table:table-cell office:value-type="string">
            <text:p>Photochemistry and Phot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5418</text:p>
          </table:table-cell>
          <table:table-cell office:value-type="string">
            <text:p>ENGENHARIAS IV <text:s text:c="35"/></text:p>
          </table:table-cell>
          <table:table-cell office:value-type="string">
            <text:p>Photomedicine and Laser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974X</text:p>
          </table:table-cell>
          <table:table-cell office:value-type="string">
            <text:p>ENGENHARIAS IV <text:s text:c="35"/></text:p>
          </table:table-cell>
          <table:table-cell office:value-type="string">
            <text:p>Photonic Network Commun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965</text:p>
          </table:table-cell>
          <table:table-cell office:value-type="string">
            <text:p>ENGENHARIAS IV <text:s text:c="35"/></text:p>
          </table:table-cell>
          <table:table-cell office:value-type="string">
            <text:p>Physica Status Solidi. A, Applied Research (Cessou em 2004. Cont. ISSN 1862-6300 Physica Status Solidi. A, Applications and Materials Science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1972</text:p>
          </table:table-cell>
          <table:table-cell office:value-type="string">
            <text:p>ENGENHARIAS IV <text:s text:c="35"/></text:p>
          </table:table-cell>
          <table:table-cell office:value-type="string">
            <text:p>Physica Status Solidi. B, Basic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0-1634</text:p>
          </table:table-cell>
          <table:table-cell office:value-type="string">
            <text:p>ENGENHARIAS IV <text:s text:c="35"/></text:p>
          </table:table-cell>
          <table:table-cell office:value-type="string">
            <text:p>Physica Status Solidi. C, Conferences and Critical Reviews (Cessou em 2005. Cont. ISSN 1862-6351 Physica Status Solidi. C, Current Topics in Solid State Physics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371</text:p>
          </table:table-cell>
          <table:table-cell office:value-type="string">
            <text:p>ENGENHARIAS IV <text:s text:c="35"/></text:p>
          </table:table-cell>
          <table:table-cell office:value-type="string">
            <text:p>Physica. 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4526</text:p>
          </table:table-cell>
          <table:table-cell office:value-type="string">
            <text:p>ENGENHARIAS IV <text:s text:c="35"/></text:p>
          </table:table-cell>
          <table:table-cell office:value-type="string">
            <text:p>Physica. B, Condensed Matter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4534</text:p>
          </table:table-cell>
          <table:table-cell office:value-type="string">
            <text:p>ENGENHARIAS IV <text:s text:c="35"/></text:p>
          </table:table-cell>
          <table:table-cell office:value-type="string">
            <text:p>Physica. C, Superconductivit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2789</text:p>
          </table:table-cell>
          <table:table-cell office:value-type="string">
            <text:p>ENGENHARIAS IV <text:s text:c="35"/></text:p>
          </table:table-cell>
          <table:table-cell office:value-type="string">
            <text:p>Physica. D, Nonlinear phenomen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9477</text:p>
          </table:table-cell>
          <table:table-cell office:value-type="string">
            <text:p>ENGENHARIAS IV <text:s text:c="35"/></text:p>
          </table:table-cell>
          <table:table-cell office:value-type="string">
            <text:p>Physica. E, Low-Dimensional Systems and Nanostructur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3967</text:p>
          </table:table-cell>
          <table:table-cell office:value-type="string">
            <text:p>ENGENHARIAS IV <text:s text:c="35"/></text:p>
          </table:table-cell>
          <table:table-cell office:value-type="string">
            <text:p>Physical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651X</text:p>
          </table:table-cell>
          <table:table-cell office:value-type="string">
            <text:p>ENGENHARIAS IV <text:s text:c="35"/></text:p>
          </table:table-cell>
          <table:table-cell office:value-type="string">
            <text:p>Physical Review E. (Cessou em 2000. Cont. 1539-3755 Physical Review. E, Statistical, Nonlinear, and Soft Matter Physic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007</text:p>
          </table:table-cell>
          <table:table-cell office:value-type="string">
            <text:p>ENGENHARIAS IV <text:s text:c="35"/></text:p>
          </table:table-cell>
          <table:table-cell office:value-type="string">
            <text:p>Physical Review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0121</text:p>
          </table:table-cell>
          <table:table-cell office:value-type="string">
            <text:p>ENGENHARIAS IV <text:s text:c="35"/></text:p>
          </table:table-cell>
          <table:table-cell office:value-type="string">
            <text:p>Physical Review. B, Condensed Matter and Materials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1829</text:p>
          </table:table-cell>
          <table:table-cell office:value-type="string">
            <text:p>ENGENHARIAS IV <text:s text:c="35"/></text:p>
          </table:table-cell>
          <table:table-cell office:value-type="string">
            <text:p>Physical Review. B, Condensed Matter. (Cessou 1997. Cont. 1098-0121 Physical Review. B, Condensed Matter and Materials Physics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6-2805</text:p>
          </table:table-cell>
          <table:table-cell office:value-type="string">
            <text:p>ENGENHARIAS IV <text:s text:c="35"/></text:p>
          </table:table-cell>
          <table:table-cell office:value-type="string">
            <text:p>Physical Review. B. Solid State. (Cessou em 1978. Cont. 1098-0121 Physical Review. B, Condensed Matter and Materials Physic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3787</text:p>
          </table:table-cell>
          <table:table-cell office:value-type="string">
            <text:p>ENGENHARIAS IV <text:s text:c="35"/></text:p>
          </table:table-cell>
          <table:table-cell office:value-type="string">
            <text:p>Physical Review. E, Statistical Physics, Plasmas, Fluids, and Related Interdisciplinary Topics (Online) (Cessou em 2000. Cont. ISSN 1550-2376 Physical Review. E, Statistical, Nonlinear and Soft Matter Physics (Online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3755</text:p>
          </table:table-cell>
          <table:table-cell office:value-type="string">
            <text:p>ENGENHARIAS IV <text:s text:c="35"/></text:p>
          </table:table-cell>
          <table:table-cell office:value-type="string">
            <text:p>Physical Review. E, Statistical, Nonlinear, and Soft Matter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120</text:p>
          </table:table-cell>
          <table:table-cell office:value-type="string">
            <text:p>ENGENHARIAS IV <text:s text:c="35"/></text:p>
          </table:table-cell>
          <table:table-cell office:value-type="string">
            <text:p>Physics Education (Bristol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155</text:p>
          </table:table-cell>
          <table:table-cell office:value-type="string">
            <text:p>ENGENHARIAS IV <text:s text:c="35"/></text:p>
          </table:table-cell>
          <table:table-cell office:value-type="string">
            <text:p>Physics in Medicine and 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9601</text:p>
          </table:table-cell>
          <table:table-cell office:value-type="string">
            <text:p>ENGENHARIAS IV <text:s text:c="35"/></text:p>
          </table:table-cell>
          <table:table-cell office:value-type="string">
            <text:p>Physics Letters. 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2693</text:p>
          </table:table-cell>
          <table:table-cell office:value-type="string">
            <text:p>ENGENHARIAS IV <text:s text:c="35"/></text:p>
          </table:table-cell>
          <table:table-cell office:value-type="string">
            <text:p>Physics Letters. B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7788</text:p>
          </table:table-cell>
          <table:table-cell office:value-type="string">
            <text:p>ENGENHARIAS IV <text:s text:c="35"/></text:p>
          </table:table-cell>
          <table:table-cell office:value-type="string">
            <text:p>Physics of Atomic Nuclei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664X</text:p>
          </table:table-cell>
          <table:table-cell office:value-type="string">
            <text:p>ENGENHARIAS IV <text:s text:c="35"/></text:p>
          </table:table-cell>
          <table:table-cell office:value-type="string">
            <text:p>Physics of Plasma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3334</text:p>
          </table:table-cell>
          <table:table-cell office:value-type="string">
            <text:p>ENGENHARIAS IV <text:s text:c="35"/></text:p>
          </table:table-cell>
          <table:table-cell office:value-type="string">
            <text:p>Physiological Measurement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384</text:p>
          </table:table-cell>
          <table:table-cell office:value-type="string">
            <text:p>ENGENHARIAS IV <text:s text:c="35"/></text:p>
          </table:table-cell>
          <table:table-cell office:value-type="string">
            <text:p>Physiology &amp; Behavio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5-8603</text:p>
          </table:table-cell>
          <table:table-cell office:value-type="string">
            <text:p>ENGENHARIAS IV <text:s text:c="35"/></text:p>
          </table:table-cell>
          <table:table-cell office:value-type="string">
            <text:p>Plant Biology (Stuttgar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412</text:p>
          </table:table-cell>
          <table:table-cell office:value-type="string">
            <text:p>ENGENHARIAS IV <text:s text:c="35"/></text:p>
          </table:table-cell>
          <table:table-cell office:value-type="string">
            <text:p>Plant Molecular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452</text:p>
          </table:table-cell>
          <table:table-cell office:value-type="string">
            <text:p>ENGENHARIAS IV <text:s text:c="35"/></text:p>
          </table:table-cell>
          <table:table-cell office:value-type="string">
            <text:p>Plant Science (Limerick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358</text:p>
          </table:table-cell>
          <table:table-cell office:value-type="string">
            <text:p>ENGENHARIAS IV <text:s text:c="35"/></text:p>
          </table:table-cell>
          <table:table-cell office:value-type="string">
            <text:p>Planta Daninh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3335</text:p>
          </table:table-cell>
          <table:table-cell office:value-type="string">
            <text:p>ENGENHARIAS IV <text:s text:c="35"/></text:p>
          </table:table-cell>
          <table:table-cell office:value-type="string">
            <text:p>Plasma Physics and Controlled Fus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8850</text:p>
          </table:table-cell>
          <table:table-cell office:value-type="string">
            <text:p>ENGENHARIAS IV <text:s text:c="35"/></text:p>
          </table:table-cell>
          <table:table-cell office:value-type="string">
            <text:p>Plasma Processes and Polym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4-0184</text:p>
          </table:table-cell>
          <table:table-cell office:value-type="string">
            <text:p>ENGENHARIAS IV <text:s text:c="35"/></text:p>
          </table:table-cell>
          <table:table-cell office:value-type="string">
            <text:p>Plasmas and Polymers (Cessou em 2004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428</text:p>
          </table:table-cell>
          <table:table-cell office:value-type="string">
            <text:p>ENGENHARIAS IV <text:s text:c="35"/></text:p>
          </table:table-cell>
          <table:table-cell office:value-type="string">
            <text:p>Polímeros (São Carlo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3861</text:p>
          </table:table-cell>
          <table:table-cell office:value-type="string">
            <text:p>ENGENHARIAS IV <text:s text:c="35"/></text:p>
          </table:table-cell>
          <table:table-cell office:value-type="string">
            <text:p>Polymer (Guild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0-0839</text:p>
          </table:table-cell>
          <table:table-cell office:value-type="string">
            <text:p>ENGENHARIAS IV <text:s text:c="35"/></text:p>
          </table:table-cell>
          <table:table-cell office:value-type="string">
            <text:p>Polymer Bulletin (Berli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8103</text:p>
          </table:table-cell>
          <table:table-cell office:value-type="string">
            <text:p>ENGENHARIAS IV <text:s text:c="35"/></text:p>
          </table:table-cell>
          <table:table-cell office:value-type="string">
            <text:p>Polymer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4-7348</text:p>
          </table:table-cell>
          <table:table-cell office:value-type="string">
            <text:p>ENGENHARIAS IV <text:s text:c="35"/></text:p>
          </table:table-cell>
          <table:table-cell office:value-type="string">
            <text:p>Powder Handling &amp; Process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7460</text:p>
          </table:table-cell>
          <table:table-cell office:value-type="string">
            <text:p>ENGENHARIAS IV <text:s text:c="35"/></text:p>
          </table:table-cell>
          <table:table-cell office:value-type="string">
            <text:p>Presence (Cambridge, Mass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306</text:p>
          </table:table-cell>
          <table:table-cell office:value-type="string">
            <text:p>ENGENHARIAS IV <text:s text:c="35"/></text:p>
          </table:table-cell>
          <table:table-cell office:value-type="string">
            <text:p>Principia (João Pess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8452</text:p>
          </table:table-cell>
          <table:table-cell office:value-type="string">
            <text:p>ENGENHARIAS IV <text:s text:c="35"/></text:p>
          </table:table-cell>
          <table:table-cell office:value-type="string">
            <text:p>Proceedings - Royal Society. Biological Scienc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939</text:p>
          </table:table-cell>
          <table:table-cell office:value-type="string">
            <text:p>ENGENHARIAS IV <text:s text:c="35"/></text:p>
          </table:table-cell>
          <table:table-cell office:value-type="string">
            <text:p>Proceedings of the American Mathematical Socie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219</text:p>
          </table:table-cell>
          <table:table-cell office:value-type="string">
            <text:p>ENGENHARIAS IV <text:s text:c="35"/></text:p>
          </table:table-cell>
          <table:table-cell office:value-type="string">
            <text:p>Proceedings of the IEE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4054</text:p>
          </table:table-cell>
          <table:table-cell office:value-type="string">
            <text:p>ENGENHARIAS IV <text:s text:c="35"/></text:p>
          </table:table-cell>
          <table:table-cell office:value-type="string">
            <text:p>Proceedings of the Institution of Mechanical Engineers. Part B, Journal of Engineering Manufactu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513</text:p>
          </table:table-cell>
          <table:table-cell office:value-type="string">
            <text:p>ENGENHARIAS IV <text:s text:c="35"/></text:p>
          </table:table-cell>
          <table:table-cell office:value-type="string">
            <text:p>Produção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2-7995</text:p>
          </table:table-cell>
          <table:table-cell office:value-type="string">
            <text:p>ENGENHARIAS IV <text:s text:c="35"/></text:p>
          </table:table-cell>
          <table:table-cell office:value-type="string">
            <text:p>Progress in Photovolta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3278</text:p>
          </table:table-cell>
          <table:table-cell office:value-type="string">
            <text:p>ENGENHARIAS IV <text:s text:c="35"/></text:p>
          </table:table-cell>
          <table:table-cell office:value-type="string">
            <text:p>Prostaglandins, Leukotrienes and Essential Fatty Aci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8665</text:p>
          </table:table-cell>
          <table:table-cell office:value-type="string">
            <text:p>ENGENHARIAS IV <text:s text:c="35"/></text:p>
          </table:table-cell>
          <table:table-cell office:value-type="string">
            <text:p>Protein and Peptide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8986</text:p>
          </table:table-cell>
          <table:table-cell office:value-type="string">
            <text:p>ENGENHARIAS IV <text:s text:c="35"/></text:p>
          </table:table-cell>
          <table:table-cell office:value-type="string">
            <text:p>Psychophysiology (Cambridge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3506</text:p>
          </table:table-cell>
          <table:table-cell office:value-type="string">
            <text:p>ENGENHARIAS IV <text:s text:c="35"/></text:p>
          </table:table-cell>
          <table:table-cell office:value-type="string">
            <text:p>Public Health (Lond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3883</text:p>
          </table:table-cell>
          <table:table-cell office:value-type="string">
            <text:p>ENGENHARIAS IV <text:s text:c="35"/></text:p>
          </table:table-cell>
          <table:table-cell office:value-type="string">
            <text:p>Publicationes Mathematicae (Debrece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7146</text:p>
          </table:table-cell>
          <table:table-cell office:value-type="string">
            <text:p>ENGENHARIAS IV <text:s text:c="35"/></text:p>
          </table:table-cell>
          <table:table-cell office:value-type="string">
            <text:p>Quantum Information &amp; Compu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0755</text:p>
          </table:table-cell>
          <table:table-cell office:value-type="string">
            <text:p>ENGENHARIAS IV <text:s text:c="35"/></text:p>
          </table:table-cell>
          <table:table-cell office:value-type="string">
            <text:p>Quantum Information Process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042</text:p>
          </table:table-cell>
          <table:table-cell office:value-type="string">
            <text:p>ENGENHARIAS IV <text:s text:c="35"/></text:p>
          </table:table-cell>
          <table:table-cell office:value-type="string">
            <text:p>Química Nov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487</text:p>
          </table:table-cell>
          <table:table-cell office:value-type="string">
            <text:p>ENGENHARIAS IV <text:s text:c="35"/></text:p>
          </table:table-cell>
          <table:table-cell office:value-type="string">
            <text:p>Radiation Measurement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140</text:p>
          </table:table-cell>
          <table:table-cell office:value-type="string">
            <text:p>ENGENHARIAS IV <text:s text:c="35"/></text:p>
          </table:table-cell>
          <table:table-cell office:value-type="string">
            <text:p>Radiotherapy and On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590</text:p>
          </table:table-cell>
          <table:table-cell office:value-type="string">
            <text:p>ENGENHARIAS IV <text:s text:c="35"/></text:p>
          </table:table-cell>
          <table:table-cell office:value-type="string">
            <text:p>RA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984</text:p>
          </table:table-cell>
          <table:table-cell office:value-type="string">
            <text:p>ENGENHARIAS IV <text:s text:c="35"/></text:p>
          </table:table-cell>
          <table:table-cell office:value-type="string">
            <text:p>RB. Radiologia Brasilei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936</text:p>
          </table:table-cell>
          <table:table-cell office:value-type="string">
            <text:p>ENGENHARIAS IV <text:s text:c="35"/></text:p>
          </table:table-cell>
          <table:table-cell office:value-type="string">
            <text:p>RBC. Revista Brasileira de Cartografi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32</text:p>
          </table:table-cell>
          <table:table-cell office:value-type="string">
            <text:p>ENGENHARIAS IV <text:s text:c="35"/></text:p>
          </table:table-cell>
          <table:table-cell office:value-type="string">
            <text:p>RBCF. Revista Brasileira de Ciências Farmacêuticas (Cessou em 2008. Cont. ISSN 1984-8250 Brazilian Journal of Pharmaceutical Scienc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644</text:p>
          </table:table-cell>
          <table:table-cell office:value-type="string">
            <text:p>ENGENHARIAS IV <text:s text:c="35"/></text:p>
          </table:table-cell>
          <table:table-cell office:value-type="string">
            <text:p>RBE. Revista Brasileira de Engenharia. Caderno de Engenharia Bioméd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02X</text:p>
          </table:table-cell>
          <table:table-cell office:value-type="string">
            <text:p>ENGENHARIAS IV <text:s text:c="35"/></text:p>
          </table:table-cell>
          <table:table-cell office:value-type="string">
            <text:p>RBGP. Revista Brasileira de Gerenciamento de Projet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64</text:p>
          </table:table-cell>
          <table:table-cell office:value-type="string">
            <text:p>ENGENHARIAS IV <text:s text:c="35"/></text:p>
          </table:table-cell>
          <table:table-cell office:value-type="string">
            <text:p>RBM. Revista Brasileira de Medicina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2-2105</text:p>
          </table:table-cell>
          <table:table-cell office:value-type="string">
            <text:p>ENGENHARIAS IV <text:s text:c="35"/></text:p>
          </table:table-cell>
          <table:table-cell office:value-type="string">
            <text:p>Recent Patents in Nano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262</text:p>
          </table:table-cell>
          <table:table-cell office:value-type="string">
            <text:p>ENGENHARIAS IV <text:s text:c="35"/></text:p>
          </table:table-cell>
          <table:table-cell office:value-type="string">
            <text:p>RECITEC. Revista de ciência e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207X</text:p>
          </table:table-cell>
          <table:table-cell office:value-type="string">
            <text:p>ENGENHARIAS IV <text:s text:c="35"/></text:p>
          </table:table-cell>
          <table:table-cell office:value-type="string">
            <text:p>Red Ir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0115</text:p>
          </table:table-cell>
          <table:table-cell office:value-type="string">
            <text:p>ENGENHARIAS IV <text:s text:c="35"/></text:p>
          </table:table-cell>
          <table:table-cell office:value-type="string">
            <text:p>Regulatory Peptid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399</text:p>
          </table:table-cell>
          <table:table-cell office:value-type="string">
            <text:p>ENGENHARIAS IV <text:s text:c="35"/></text:p>
          </table:table-cell>
          <table:table-cell office:value-type="string">
            <text:p>Relatórios de Pesquisa em Engenharia de Produção (UF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3139</text:p>
          </table:table-cell>
          <table:table-cell office:value-type="string">
            <text:p>ENGENHARIAS IV <text:s text:c="35"/></text:p>
          </table:table-cell>
          <table:table-cell office:value-type="string">
            <text:p>Reliable Comput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4467</text:p>
          </table:table-cell>
          <table:table-cell office:value-type="string">
            <text:p>ENGENHARIAS IV <text:s text:c="35"/></text:p>
          </table:table-cell>
          <table:table-cell office:value-type="string">
            <text:p>REM. Revista Escola de Mina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916</text:p>
          </table:table-cell>
          <table:table-cell office:value-type="string">
            <text:p>ENGENHARIAS IV <text:s text:c="35"/></text:p>
          </table:table-cell>
          <table:table-cell office:value-type="string">
            <text:p>RENOTE. Revista Novas Tecnologias na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3602</text:p>
          </table:table-cell>
          <table:table-cell office:value-type="string">
            <text:p>ENGENHARIAS IV <text:s text:c="35"/></text:p>
          </table:table-cell>
          <table:table-cell office:value-type="string">
            <text:p>Requirements Engineering (Londo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6111</text:p>
          </table:table-cell>
          <table:table-cell office:value-type="string">
            <text:p>ENGENHARIAS IV <text:s text:c="35"/></text:p>
          </table:table-cell>
          <table:table-cell office:value-type="string">
            <text:p>Respiratory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9048</text:p>
          </table:table-cell>
          <table:table-cell office:value-type="string">
            <text:p>ENGENHARIAS IV <text:s text:c="35"/></text:p>
          </table:table-cell>
          <table:table-cell office:value-type="string">
            <text:p>Respiratory Physiology &amp; Neur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803</text:p>
          </table:table-cell>
          <table:table-cell office:value-type="string">
            <text:p>ENGENHARIAS IV <text:s text:c="35"/></text:p>
          </table:table-cell>
          <table:table-cell office:value-type="string">
            <text:p>Reverte (Indaiatu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6748</text:p>
          </table:table-cell>
          <table:table-cell office:value-type="string">
            <text:p>ENGENHARIAS IV <text:s text:c="35"/></text:p>
          </table:table-cell>
          <table:table-cell office:value-type="string">
            <text:p>Review of Scientific Instrument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072</text:p>
          </table:table-cell>
          <table:table-cell office:value-type="string">
            <text:p>ENGENHARIAS IV <text:s text:c="35"/></text:p>
          </table:table-cell>
          <table:table-cell office:value-type="string">
            <text:p>Revista ABO N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2-3823</text:p>
          </table:table-cell>
          <table:table-cell office:value-type="string">
            <text:p>ENGENHARIAS IV <text:s text:c="35"/></text:p>
          </table:table-cell>
          <table:table-cell office:value-type="string">
            <text:p>Revista Boliviana de Fís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267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Agroinformá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347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Agrometeor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69X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Analises Clin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659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Aplicações de Vácu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518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Armazena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482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Atividade Física e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191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Biomecân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823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Biometr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16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Cancer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0-4613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Cartograf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716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Ciência e Movi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386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Ciências Mecân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509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Educação Física e Esport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408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Educação Profissional e Tecnológ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03X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Ener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151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Engenharia Biomédic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318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Ensino de Bioquímica e Biologia Molecul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117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Ensino de Fís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90X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Epidemi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75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Estatís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5X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Farmacognos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731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Finanç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555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Fisioterap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39X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Gestão e Desenvolvimento Reg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685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Informação na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692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Medicina do Esport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786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Meteor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469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Neur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72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Odon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616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Ortoped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698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Ortopedia Pediátr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572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Plantas Medicinai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446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Psiquiatria (São Paulo. 1999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81X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Recursos Hídric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217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Redes de Computadores e Sistemas Distribuíd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013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Risco e Segur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0794</text:p>
          </table:table-cell>
          <table:table-cell office:value-type="string">
            <text:p>ENGENHARIAS IV <text:s text:c="35"/></text:p>
          </table:table-cell>
          <table:table-cell office:value-type="string">
            <text:p>Revista C &amp; I. Controle &amp; Instrument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363</text:p>
          </table:table-cell>
          <table:table-cell office:value-type="string">
            <text:p>ENGENHARIAS IV <text:s text:c="35"/></text:p>
          </table:table-cell>
          <table:table-cell office:value-type="string">
            <text:p>Revista Cecili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649</text:p>
          </table:table-cell>
          <table:table-cell office:value-type="string">
            <text:p>ENGENHARIAS IV <text:s text:c="35"/></text:p>
          </table:table-cell>
          <table:table-cell office:value-type="string">
            <text:p>Revista Ciência e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52</text:p>
          </table:table-cell>
          <table:table-cell office:value-type="string">
            <text:p>ENGENHARIAS IV <text:s text:c="35"/></text:p>
          </table:table-cell>
          <table:table-cell office:value-type="string">
            <text:p>Revista Ciências Exatas e Naturai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014</text:p>
          </table:table-cell>
          <table:table-cell office:value-type="string">
            <text:p>ENGENHARIAS IV <text:s text:c="35"/></text:p>
          </table:table-cell>
          <table:table-cell office:value-type="string">
            <text:p>Revista Científica da UFP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959</text:p>
          </table:table-cell>
          <table:table-cell office:value-type="string">
            <text:p>ENGENHARIAS IV <text:s text:c="35"/></text:p>
          </table:table-cell>
          <table:table-cell office:value-type="string">
            <text:p>Revista Controle &amp; Automação da Sociedade Brasileira de Automaçã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564</text:p>
          </table:table-cell>
          <table:table-cell office:value-type="string">
            <text:p>ENGENHARIAS IV <text:s text:c="35"/></text:p>
          </table:table-cell>
          <table:table-cell office:value-type="string">
            <text:p>Revista da ANPOL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230</text:p>
          </table:table-cell>
          <table:table-cell office:value-type="string">
            <text:p>ENGENHARIAS IV <text:s text:c="35"/></text:p>
          </table:table-cell>
          <table:table-cell office:value-type="string">
            <text:p>Revista da Associação Médica Brasileira (1992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611</text:p>
          </table:table-cell>
          <table:table-cell office:value-type="string">
            <text:p>ENGENHARIAS IV <text:s text:c="35"/></text:p>
          </table:table-cell>
          <table:table-cell office:value-type="string">
            <text:p>Revista da EAP/APCD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034</text:p>
          </table:table-cell>
          <table:table-cell office:value-type="string">
            <text:p>ENGENHARIAS IV <text:s text:c="35"/></text:p>
          </table:table-cell>
          <table:table-cell office:value-type="string">
            <text:p>Revista da Sociedade Brasileira de Fonoaudiolog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8682</text:p>
          </table:table-cell>
          <table:table-cell office:value-type="string">
            <text:p>ENGENHARIAS IV <text:s text:c="35"/></text:p>
          </table:table-cell>
          <table:table-cell office:value-type="string">
            <text:p>Revista da Sociedade Brasileira de Medicina Tropic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86X</text:p>
          </table:table-cell>
          <table:table-cell office:value-type="string">
            <text:p>ENGENHARIAS IV <text:s text:c="35"/></text:p>
          </table:table-cell>
          <table:table-cell office:value-type="string">
            <text:p>Revista da Sociedade Brasileira de Telecomunicaçõ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559</text:p>
          </table:table-cell>
          <table:table-cell office:value-type="string">
            <text:p>ENGENHARIAS IV <text:s text:c="35"/></text:p>
          </table:table-cell>
          <table:table-cell office:value-type="string">
            <text:p>Revista da Sociedade de Cardiologia do Estado de Sao Paul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575</text:p>
          </table:table-cell>
          <table:table-cell office:value-type="string">
            <text:p>ENGENHARIAS IV <text:s text:c="35"/></text:p>
          </table:table-cell>
          <table:table-cell office:value-type="string">
            <text:p>Revista de Ciência &amp;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793</text:p>
          </table:table-cell>
          <table:table-cell office:value-type="string">
            <text:p>ENGENHARIAS IV <text:s text:c="35"/></text:p>
          </table:table-cell>
          <table:table-cell office:value-type="string">
            <text:p>Revista de Ciências Exatas e Tecnologia (Anhanguera Educacional, Valinh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532</text:p>
          </table:table-cell>
          <table:table-cell office:value-type="string">
            <text:p>ENGENHARIAS IV <text:s text:c="35"/></text:p>
          </table:table-cell>
          <table:table-cell office:value-type="string">
            <text:p>Revista de Ciências Farmacêuticas Básica e Aplica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020</text:p>
          </table:table-cell>
          <table:table-cell office:value-type="string">
            <text:p>ENGENHARIAS IV <text:s text:c="35"/></text:p>
          </table:table-cell>
          <table:table-cell office:value-type="string">
            <text:p>Revista de Direito das Novas Tecnolog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012</text:p>
          </table:table-cell>
          <table:table-cell office:value-type="string">
            <text:p>ENGENHARIAS IV <text:s text:c="35"/></text:p>
          </table:table-cell>
          <table:table-cell office:value-type="string">
            <text:p>Revista de Economet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608</text:p>
          </table:table-cell>
          <table:table-cell office:value-type="string">
            <text:p>ENGENHARIAS IV <text:s text:c="35"/></text:p>
          </table:table-cell>
          <table:table-cell office:value-type="string">
            <text:p>Revista de Economia e Administraçã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57</text:p>
          </table:table-cell>
          <table:table-cell office:value-type="string">
            <text:p>ENGENHARIAS IV <text:s text:c="35"/></text:p>
          </table:table-cell>
          <table:table-cell office:value-type="string">
            <text:p>Revista de Economia Polít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435</text:p>
          </table:table-cell>
          <table:table-cell office:value-type="string">
            <text:p>ENGENHARIAS IV <text:s text:c="35"/></text:p>
          </table:table-cell>
          <table:table-cell office:value-type="string">
            <text:p>Revista de Engenharia de Computação e Sistemas Digitai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001</text:p>
          </table:table-cell>
          <table:table-cell office:value-type="string">
            <text:p>ENGENHARIAS IV <text:s text:c="35"/></text:p>
          </table:table-cell>
          <table:table-cell office:value-type="string">
            <text:p>Revista de Ensino de Engenha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744</text:p>
          </table:table-cell>
          <table:table-cell office:value-type="string">
            <text:p>ENGENHARIAS IV <text:s text:c="35"/></text:p>
          </table:table-cell>
          <table:table-cell office:value-type="string">
            <text:p>Revista de Ensino de Física (Cessou em 1991. Cont.ISSN 1806-1117 Revista Brasileira de Ensino de Fís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588</text:p>
          </table:table-cell>
          <table:table-cell office:value-type="string">
            <text:p>ENGENHARIAS IV <text:s text:c="35"/></text:p>
          </table:table-cell>
          <table:table-cell office:value-type="string">
            <text:p>Revista de Estudos da Linguage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895</text:p>
          </table:table-cell>
          <table:table-cell office:value-type="string">
            <text:p>ENGENHARIAS IV <text:s text:c="35"/></text:p>
          </table:table-cell>
          <table:table-cell office:value-type="string">
            <text:p>Revista de Física Aplicada e Instrument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282</text:p>
          </table:table-cell>
          <table:table-cell office:value-type="string">
            <text:p>ENGENHARIAS IV <text:s text:c="35"/></text:p>
          </table:table-cell>
          <table:table-cell office:value-type="string">
            <text:p>Revista de Fisioterapia da UNICID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879</text:p>
          </table:table-cell>
          <table:table-cell office:value-type="string">
            <text:p>ENGENHARIAS IV <text:s text:c="35"/></text:p>
          </table:table-cell>
          <table:table-cell office:value-type="string">
            <text:p>Revista de Fisioterapia da Universidade de São Paul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775</text:p>
          </table:table-cell>
          <table:table-cell office:value-type="string">
            <text:p>ENGENHARIAS IV <text:s text:c="35"/></text:p>
          </table:table-cell>
          <table:table-cell office:value-type="string">
            <text:p>Revista de Gestão da Tecnologia e Sistemas de Informação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308</text:p>
          </table:table-cell>
          <table:table-cell office:value-type="string">
            <text:p>ENGENHARIAS IV <text:s text:c="35"/></text:p>
          </table:table-cell>
          <table:table-cell office:value-type="string">
            <text:p>Revista de Informática Teórica e Aplicad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1072</text:p>
          </table:table-cell>
          <table:table-cell office:value-type="string">
            <text:p>ENGENHARIAS IV <text:s text:c="35"/></text:p>
          </table:table-cell>
          <table:table-cell office:value-type="string">
            <text:p>Revista de la Facultad de Ingeniería - Universidad de Tarapacá (Impresa) (Cessou em 2006. Cont. ISSN 0718-3291 Ingeniare. Revista Chilena de Ingeniería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811</text:p>
          </table:table-cell>
          <table:table-cell office:value-type="string">
            <text:p>ENGENHARIAS IV <text:s text:c="35"/></text:p>
          </table:table-cell>
          <table:table-cell office:value-type="string">
            <text:p>Revista de Matemática e Estatística (Impresso) (Cessou em 2004. Cont. ISSN 1980-4245 Revista de Matemática e Estatística (Online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79</text:p>
          </table:table-cell>
          <table:table-cell office:value-type="string">
            <text:p>ENGENHARIAS IV <text:s text:c="35"/></text:p>
          </table:table-cell>
          <table:table-cell office:value-type="string">
            <text:p>Revista de Neurociências (EPM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0010</text:p>
          </table:table-cell>
          <table:table-cell office:value-type="string">
            <text:p>ENGENHARIAS IV <text:s text:c="35"/></text:p>
          </table:table-cell>
          <table:table-cell office:value-type="string">
            <text:p>Revista de Neurología (Ed. 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984</text:p>
          </table:table-cell>
          <table:table-cell office:value-type="string">
            <text:p>ENGENHARIAS IV <text:s text:c="35"/></text:p>
          </table:table-cell>
          <table:table-cell office:value-type="string">
            <text:p>Revista de Radiodifus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910</text:p>
          </table:table-cell>
          <table:table-cell office:value-type="string">
            <text:p>ENGENHARIAS IV <text:s text:c="35"/></text:p>
          </table:table-cell>
          <table:table-cell office:value-type="string">
            <text:p>Revista de Saúde Pública (U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419</text:p>
          </table:table-cell>
          <table:table-cell office:value-type="string">
            <text:p>ENGENHARIAS IV <text:s text:c="35"/></text:p>
          </table:table-cell>
          <table:table-cell office:value-type="string">
            <text:p>Revista Dental Press de Ortodontia e Ortopedia Faci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061</text:p>
          </table:table-cell>
          <table:table-cell office:value-type="string">
            <text:p>ENGENHARIAS IV <text:s text:c="35"/></text:p>
          </table:table-cell>
          <table:table-cell office:value-type="string">
            <text:p>Revista do CCE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8781</text:p>
          </table:table-cell>
          <table:table-cell office:value-type="string">
            <text:p>ENGENHARIAS IV <text:s text:c="35"/></text:p>
          </table:table-cell>
          <table:table-cell office:value-type="string">
            <text:p>Revista do Hospital das Clínicas (USP. Impresso) (Cessou em 2004. Cont. ISSN 1807-5932 Clinics (São Paulo. 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212</text:p>
          </table:table-cell>
          <table:table-cell office:value-type="string">
            <text:p>ENGENHARIAS IV <text:s text:c="35"/></text:p>
          </table:table-cell>
          <table:table-cell office:value-type="string">
            <text:p>Revista dos Transportes Públic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9-8113</text:p>
          </table:table-cell>
          <table:table-cell office:value-type="string">
            <text:p>ENGENHARIAS IV <text:s text:c="35"/></text:p>
          </table:table-cell>
          <table:table-cell office:value-type="string">
            <text:p>Revista Ecuatoriana de Neurologí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219</text:p>
          </table:table-cell>
          <table:table-cell office:value-type="string">
            <text:p>ENGENHARIAS IV <text:s text:c="35"/></text:p>
          </table:table-cell>
          <table:table-cell office:value-type="string">
            <text:p>Revista Eletrônica de Iniciação Científ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021</text:p>
          </table:table-cell>
          <table:table-cell office:value-type="string">
            <text:p>ENGENHARIAS IV <text:s text:c="35"/></text:p>
          </table:table-cell>
          <table:table-cell office:value-type="string">
            <text:p>Revista Engenharia FAA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448</text:p>
          </table:table-cell>
          <table:table-cell office:value-type="string">
            <text:p>ENGENHARIAS IV <text:s text:c="35"/></text:p>
          </table:table-cell>
          <table:table-cell office:value-type="string">
            <text:p>Revista Gestão Industr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8-0992</text:p>
          </table:table-cell>
          <table:table-cell office:value-type="string">
            <text:p>ENGENHARIAS IV <text:s text:c="35"/></text:p>
          </table:table-cell>
          <table:table-cell office:value-type="string">
            <text:p>Revista IEEE América Lati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7-0354</text:p>
          </table:table-cell>
          <table:table-cell office:value-type="string">
            <text:p>ENGENHARIAS IV <text:s text:c="35"/></text:p>
          </table:table-cell>
          <table:table-cell office:value-type="string">
            <text:p>Revista Internacional de Medicina y Ciencias de la Actividad Física y del Deport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888</text:p>
          </table:table-cell>
          <table:table-cell office:value-type="string">
            <text:p>ENGENHARIAS IV <text:s text:c="35"/></text:p>
          </table:table-cell>
          <table:table-cell office:value-type="string">
            <text:p>Revista Letras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381</text:p>
          </table:table-cell>
          <table:table-cell office:value-type="string">
            <text:p>ENGENHARIAS IV <text:s text:c="35"/></text:p>
          </table:table-cell>
          <table:table-cell office:value-type="string">
            <text:p>Revista Lumièr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577</text:p>
          </table:table-cell>
          <table:table-cell office:value-type="string">
            <text:p>ENGENHARIAS IV <text:s text:c="35"/></text:p>
          </table:table-cell>
          <table:table-cell office:value-type="string">
            <text:p>Revista Mackenzie de Educação Física e Espor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001X</text:p>
          </table:table-cell>
          <table:table-cell office:value-type="string">
            <text:p>ENGENHARIAS IV <text:s text:c="35"/></text:p>
          </table:table-cell>
          <table:table-cell office:value-type="string">
            <text:p>Revista Mexicana de Fís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460</text:p>
          </table:table-cell>
          <table:table-cell office:value-type="string">
            <text:p>ENGENHARIAS IV <text:s text:c="35"/></text:p>
          </table:table-cell>
          <table:table-cell office:value-type="string">
            <text:p>Revista Odonto Ciência (PUCR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5001</text:p>
          </table:table-cell>
          <table:table-cell office:value-type="string">
            <text:p>ENGENHARIAS IV <text:s text:c="35"/></text:p>
          </table:table-cell>
          <table:table-cell office:value-type="string">
            <text:p>Revista Petroquímica, Petróleo, Gas &amp; Quím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521</text:p>
          </table:table-cell>
          <table:table-cell office:value-type="string">
            <text:p>ENGENHARIAS IV <text:s text:c="35"/></text:p>
          </table:table-cell>
          <table:table-cell office:value-type="string">
            <text:p>Revista Processos Químic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901</text:p>
          </table:table-cell>
          <table:table-cell office:value-type="string">
            <text:p>ENGENHARIAS IV <text:s text:c="35"/></text:p>
          </table:table-cell>
          <table:table-cell office:value-type="string">
            <text:p>Revista Produção Onl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91</text:p>
          </table:table-cell>
          <table:table-cell office:value-type="string">
            <text:p>ENGENHARIAS IV <text:s text:c="35"/></text:p>
          </table:table-cell>
          <table:table-cell office:value-type="string">
            <text:p>Revista Tecnologia (UNIFO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197</text:p>
          </table:table-cell>
          <table:table-cell office:value-type="string">
            <text:p>ENGENHARIAS IV <text:s text:c="35"/></text:p>
          </table:table-cell>
          <table:table-cell office:value-type="string">
            <text:p>Revista Tecnologia da Inform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275</text:p>
          </table:table-cell>
          <table:table-cell office:value-type="string">
            <text:p>ENGENHARIAS IV <text:s text:c="35"/></text:p>
          </table:table-cell>
          <table:table-cell office:value-type="string">
            <text:p>Revista UNIVA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578</text:p>
          </table:table-cell>
          <table:table-cell office:value-type="string">
            <text:p>ENGENHARIAS IV <text:s text:c="35"/></text:p>
          </table:table-cell>
          <table:table-cell office:value-type="string">
            <text:p>Revista Universidade Rural. Série Ciências Exatas e da Terra (UFR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402</text:p>
          </table:table-cell>
          <table:table-cell office:value-type="string">
            <text:p>ENGENHARIAS IV <text:s text:c="35"/></text:p>
          </table:table-cell>
          <table:table-cell office:value-type="string">
            <text:p>Revista Visão Universitá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443</text:p>
          </table:table-cell>
          <table:table-cell office:value-type="string">
            <text:p>ENGENHARIAS IV <text:s text:c="35"/></text:p>
          </table:table-cell>
          <table:table-cell office:value-type="string">
            <text:p>Rio's International Journal on Sciences of Industrial and Systems Engineering and Managemen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5593</text:p>
          </table:table-cell>
          <table:table-cell office:value-type="string">
            <text:p>ENGENHARIAS IV <text:s text:c="35"/></text:p>
          </table:table-cell>
          <table:table-cell office:value-type="string">
            <text:p>Risk Managemen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5747</text:p>
          </table:table-cell>
          <table:table-cell office:value-type="string">
            <text:p>ENGENHARIAS IV <text:s text:c="35"/></text:p>
          </table:table-cell>
          <table:table-cell office:value-type="string">
            <text:p>Robotica (Cambridge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890</text:p>
          </table:table-cell>
          <table:table-cell office:value-type="string">
            <text:p>ENGENHARIAS IV <text:s text:c="35"/></text:p>
          </table:table-cell>
          <table:table-cell office:value-type="string">
            <text:p>Robotics and Autonomous System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5845</text:p>
          </table:table-cell>
          <table:table-cell office:value-type="string">
            <text:p>ENGENHARIAS IV <text:s text:c="35"/></text:p>
          </table:table-cell>
          <table:table-cell office:value-type="string">
            <text:p>Robotics and Computer-Integrated Manufactu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544</text:p>
          </table:table-cell>
          <table:table-cell office:value-type="string">
            <text:p>ENGENHARIAS IV <text:s text:c="35"/></text:p>
          </table:table-cell>
          <table:table-cell office:value-type="string">
            <text:p>RTI. Redes, Telecom e Instalaçõ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160</text:p>
          </table:table-cell>
          <table:table-cell office:value-type="string">
            <text:p>ENGENHARIAS IV <text:s text:c="35"/></text:p>
          </table:table-cell>
          <table:table-cell office:value-type="string">
            <text:p>S &amp; G. Sistemas &amp; Gest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9964</text:p>
          </table:table-cell>
          <table:table-cell office:value-type="string">
            <text:p>ENGENHARIAS IV <text:s text:c="35"/></text:p>
          </table:table-cell>
          <table:table-cell office:value-type="string">
            <text:p>Schizophrenia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9203</text:p>
          </table:table-cell>
          <table:table-cell office:value-type="string">
            <text:p>ENGENHARIAS IV <text:s text:c="35"/></text:p>
          </table:table-cell>
          <table:table-cell office:value-type="string">
            <text:p>Science (New York, N.Y.: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423</text:p>
          </table:table-cell>
          <table:table-cell office:value-type="string">
            <text:p>ENGENHARIAS IV <text:s text:c="35"/></text:p>
          </table:table-cell>
          <table:table-cell office:value-type="string">
            <text:p>Science of Computer Programm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770</text:p>
          </table:table-cell>
          <table:table-cell office:value-type="string">
            <text:p>ENGENHARIAS IV <text:s text:c="35"/></text:p>
          </table:table-cell>
          <table:table-cell office:value-type="string">
            <text:p>Scientia (UNISIN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2-1701</text:p>
          </table:table-cell>
          <table:table-cell office:value-type="string">
            <text:p>ENGENHARIAS IV <text:s text:c="35"/></text:p>
          </table:table-cell>
          <table:table-cell office:value-type="string">
            <text:p>Scientia et Tech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238</text:p>
          </table:table-cell>
          <table:table-cell office:value-type="string">
            <text:p>ENGENHARIAS IV <text:s text:c="35"/></text:p>
          </table:table-cell>
          <table:table-cell office:value-type="string">
            <text:p>Scientia Horticultura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562</text:p>
          </table:table-cell>
          <table:table-cell office:value-type="string">
            <text:p>ENGENHARIAS IV <text:s text:c="35"/></text:p>
          </table:table-cell>
          <table:table-cell office:value-type="string">
            <text:p>Scientia Medica (PUCR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166</text:p>
          </table:table-cell>
          <table:table-cell office:value-type="string">
            <text:p>ENGENHARIAS IV <text:s text:c="35"/></text:p>
          </table:table-cell>
          <table:table-cell office:value-type="string">
            <text:p>Scientiae Studia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6462</text:p>
          </table:table-cell>
          <table:table-cell office:value-type="string">
            <text:p>ENGENHARIAS IV <text:s text:c="35"/></text:p>
          </table:table-cell>
          <table:table-cell office:value-type="string">
            <text:p>Scripta Materialia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3651</text:p>
          </table:table-cell>
          <table:table-cell office:value-type="string">
            <text:p>ENGENHARIAS IV <text:s text:c="35"/></text:p>
          </table:table-cell>
          <table:table-cell office:value-type="string">
            <text:p>Sea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92-3157</text:p>
          </table:table-cell>
          <table:table-cell office:value-type="string">
            <text:p>ENGENHARIAS IV <text:s text:c="35"/></text:p>
          </table:table-cell>
          <table:table-cell office:value-type="string">
            <text:p>SEED Journal. Semiotics, Evolution, Energy, and Developmen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648</text:p>
          </table:table-cell>
          <table:table-cell office:value-type="string">
            <text:p>ENGENHARIAS IV <text:s text:c="35"/></text:p>
          </table:table-cell>
          <table:table-cell office:value-type="string">
            <text:p>Seleção Docum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1242</text:p>
          </table:table-cell>
          <table:table-cell office:value-type="string">
            <text:p>ENGENHARIAS IV <text:s text:c="35"/></text:p>
          </table:table-cell>
          <table:table-cell office:value-type="string">
            <text:p>Semiconductor Science and Tech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451</text:p>
          </table:table-cell>
          <table:table-cell office:value-type="string">
            <text:p>ENGENHARIAS IV <text:s text:c="35"/></text:p>
          </table:table-cell>
          <table:table-cell office:value-type="string">
            <text:p>Semina. Ciências Exatas e Tecnológica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1998</text:p>
          </table:table-cell>
          <table:table-cell office:value-type="string">
            <text:p>ENGENHARIAS IV <text:s text:c="35"/></text:p>
          </table:table-cell>
          <table:table-cell office:value-type="string">
            <text:p>Semiotica (Berli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198X</text:p>
          </table:table-cell>
          <table:table-cell office:value-type="string">
            <text:p>ENGENHARIAS IV <text:s text:c="35"/></text:p>
          </table:table-cell>
          <table:table-cell office:value-type="string">
            <text:p>Sensor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6-5479</text:p>
          </table:table-cell>
          <table:table-cell office:value-type="string">
            <text:p>ENGENHARIAS IV <text:s text:c="35"/></text:p>
          </table:table-cell>
          <table:table-cell office:value-type="string">
            <text:p>Sensors &amp; Transducer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8220</text:p>
          </table:table-cell>
          <table:table-cell office:value-type="string">
            <text:p>ENGENHARIAS IV <text:s text:c="35"/></text:p>
          </table:table-cell>
          <table:table-cell office:value-type="string">
            <text:p>Sensors (Basel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6-9462</text:p>
          </table:table-cell>
          <table:table-cell office:value-type="string">
            <text:p>ENGENHARIAS IV <text:s text:c="35"/></text:p>
          </table:table-cell>
          <table:table-cell office:value-type="string">
            <text:p>Sensors (Peterborough, N.H.) (Cessou em 2006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4247</text:p>
          </table:table-cell>
          <table:table-cell office:value-type="string">
            <text:p>ENGENHARIAS IV <text:s text:c="35"/></text:p>
          </table:table-cell>
          <table:table-cell office:value-type="string">
            <text:p>Sensors and Actuators. A, Physic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4005</text:p>
          </table:table-cell>
          <table:table-cell office:value-type="string">
            <text:p>ENGENHARIAS IV <text:s text:c="35"/></text:p>
          </table:table-cell>
          <table:table-cell office:value-type="string">
            <text:p>Sensors and Actuators. B, Chemic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2322</text:p>
          </table:table-cell>
          <table:table-cell office:value-type="string">
            <text:p>ENGENHARIAS IV <text:s text:c="35"/></text:p>
          </table:table-cell>
          <table:table-cell office:value-type="string">
            <text:p>Shock (Augusta, Ga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9622</text:p>
          </table:table-cell>
          <table:table-cell office:value-type="string">
            <text:p>ENGENHARIAS IV <text:s text:c="35"/></text:p>
          </table:table-cell>
          <table:table-cell office:value-type="string">
            <text:p>Shock and Vibr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0129</text:p>
          </table:table-cell>
          <table:table-cell office:value-type="string">
            <text:p>ENGENHARIAS IV <text:s text:c="35"/></text:p>
          </table:table-cell>
          <table:table-cell office:value-type="string">
            <text:p>SIAM Journal on Control and Optimiza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4798</text:p>
          </table:table-cell>
          <table:table-cell office:value-type="string">
            <text:p>ENGENHARIAS IV <text:s text:c="35"/></text:p>
          </table:table-cell>
          <table:table-cell office:value-type="string">
            <text:p>SIAM Journal on Matrix Analysis and Applic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1684</text:p>
          </table:table-cell>
          <table:table-cell office:value-type="string">
            <text:p>ENGENHARIAS IV <text:s text:c="35"/></text:p>
          </table:table-cell>
          <table:table-cell office:value-type="string">
            <text:p>Signal Process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3-1703</text:p>
          </table:table-cell>
          <table:table-cell office:value-type="string">
            <text:p>ENGENHARIAS IV <text:s text:c="35"/></text:p>
          </table:table-cell>
          <table:table-cell office:value-type="string">
            <text:p>Signal, Image and Video Process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190X</text:p>
          </table:table-cell>
          <table:table-cell office:value-type="string">
            <text:p>ENGENHARIAS IV <text:s text:c="35"/></text:p>
          </table:table-cell>
          <table:table-cell office:value-type="string">
            <text:p>Simulation Modelling Practice and Theo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4869</text:p>
          </table:table-cell>
          <table:table-cell office:value-type="string">
            <text:p>ENGENHARIAS IV <text:s text:c="35"/></text:p>
          </table:table-cell>
          <table:table-cell office:value-type="string">
            <text:p>Simulation Practice and Theory (Cessou em 2002. Cont. ISSN 1569-190X Simulation Modelling Practice and Theor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99X</text:p>
          </table:table-cell>
          <table:table-cell office:value-type="string">
            <text:p>ENGENHARIAS IV <text:s text:c="35"/></text:p>
          </table:table-cell>
          <table:table-cell office:value-type="string">
            <text:p>Sinergia (CEFET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9-752X</text:p>
          </table:table-cell>
          <table:table-cell office:value-type="string">
            <text:p>ENGENHARIAS IV <text:s text:c="35"/></text:p>
          </table:table-cell>
          <table:table-cell office:value-type="string">
            <text:p>Skin Research and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9512</text:p>
          </table:table-cell>
          <table:table-cell office:value-type="string">
            <text:p>ENGENHARIAS IV <text:s text:c="35"/></text:p>
          </table:table-cell>
          <table:table-cell office:value-type="string">
            <text:p>Sleep &amp; Breath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7643</text:p>
          </table:table-cell>
          <table:table-cell office:value-type="string">
            <text:p>ENGENHARIAS IV <text:s text:c="35"/></text:p>
          </table:table-cell>
          <table:table-cell office:value-type="string">
            <text:p>Soft Computing (Berli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5948</text:p>
          </table:table-cell>
          <table:table-cell office:value-type="string">
            <text:p>ENGENHARIAS IV <text:s text:c="35"/></text:p>
          </table:table-cell>
          <table:table-cell office:value-type="string">
            <text:p>Software Engineering No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644</text:p>
          </table:table-cell>
          <table:table-cell office:value-type="string">
            <text:p>ENGENHARIAS IV <text:s text:c="35"/></text:p>
          </table:table-cell>
          <table:table-cell office:value-type="string">
            <text:p>Software, Practice &amp; Exper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92X</text:p>
          </table:table-cell>
          <table:table-cell office:value-type="string">
            <text:p>ENGENHARIAS IV <text:s text:c="35"/></text:p>
          </table:table-cell>
          <table:table-cell office:value-type="string">
            <text:p>Solar Ener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0248</text:p>
          </table:table-cell>
          <table:table-cell office:value-type="string">
            <text:p>ENGENHARIAS IV <text:s text:c="35"/></text:p>
          </table:table-cell>
          <table:table-cell office:value-type="string">
            <text:p>Solar Energy Materials and Solar Cell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938</text:p>
          </table:table-cell>
          <table:table-cell office:value-type="string">
            <text:p>ENGENHARIAS IV <text:s text:c="35"/></text:p>
          </table:table-cell>
          <table:table-cell office:value-type="string">
            <text:p>Solar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1-1947</text:p>
          </table:table-cell>
          <table:table-cell office:value-type="string">
            <text:p>ENGENHARIAS IV <text:s text:c="35"/></text:p>
          </table:table-cell>
          <table:table-cell office:value-type="string">
            <text:p>Solid State Physics (New York. 1955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3-2558</text:p>
          </table:table-cell>
          <table:table-cell office:value-type="string">
            <text:p>ENGENHARIAS IV <text:s text:c="35"/></text:p>
          </table:table-cell>
          <table:table-cell office:value-type="string">
            <text:p>Solid State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1101</text:p>
          </table:table-cell>
          <table:table-cell office:value-type="string">
            <text:p>ENGENHARIAS IV <text:s text:c="35"/></text:p>
          </table:table-cell>
          <table:table-cell office:value-type="string">
            <text:p>Solid-State Electron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5868</text:p>
          </table:table-cell>
          <table:table-cell office:value-type="string">
            <text:p>ENGENHARIAS IV <text:s text:c="35"/></text:p>
          </table:table-cell>
          <table:table-cell office:value-type="string">
            <text:p>Spatial Cognition and Computation (Cessou em 2000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1-1951</text:p>
          </table:table-cell>
          <table:table-cell office:value-type="string">
            <text:p>ENGENHARIAS IV <text:s text:c="35"/></text:p>
          </table:table-cell>
          <table:table-cell office:value-type="string">
            <text:p>Spectrochimica Acta (Cessou em 1966. Foi desdobrado em dois: ISSN 0584-8539 Spectrochimica Acta. Part A, Molecular Spectroscopy e ISSN 0584-8547 Spectrochimica Acta. Part B, Atomic Spectroscopy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4-8547</text:p>
          </table:table-cell>
          <table:table-cell office:value-type="string">
            <text:p>ENGENHARIAS IV <text:s text:c="35"/></text:p>
          </table:table-cell>
          <table:table-cell office:value-type="string">
            <text:p>Spectrochimica Acta. Part B, Atomic Spectrosco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2-4813</text:p>
          </table:table-cell>
          <table:table-cell office:value-type="string">
            <text:p>ENGENHARIAS IV <text:s text:c="35"/></text:p>
          </table:table-cell>
          <table:table-cell office:value-type="string">
            <text:p>Spectroscopy (Ottaw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7010</text:p>
          </table:table-cell>
          <table:table-cell office:value-type="string">
            <text:p>ENGENHARIAS IV <text:s text:c="35"/></text:p>
          </table:table-cell>
          <table:table-cell office:value-type="string">
            <text:p>Spectroscopy Letter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4393</text:p>
          </table:table-cell>
          <table:table-cell office:value-type="string">
            <text:p>ENGENHARIAS IV <text:s text:c="35"/></text:p>
          </table:table-cell>
          <table:table-cell office:value-type="string">
            <text:p>Spinal Cor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12-1642</text:p>
          </table:table-cell>
          <table:table-cell office:value-type="string">
            <text:p>ENGENHARIAS IV <text:s text:c="35"/></text:p>
          </table:table-cell>
          <table:table-cell office:value-type="string">
            <text:p>Sports Medicine (Aucklan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152</text:p>
          </table:table-cell>
          <table:table-cell office:value-type="string">
            <text:p>ENGENHARIAS IV <text:s text:c="35"/></text:p>
          </table:table-cell>
          <table:table-cell office:value-type="string">
            <text:p>Statistics &amp; Probability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2994</text:p>
          </table:table-cell>
          <table:table-cell office:value-type="string">
            <text:p>ENGENHARIAS IV <text:s text:c="35"/></text:p>
          </table:table-cell>
          <table:table-cell office:value-type="string">
            <text:p>Stochastic Analysis and Applic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149</text:p>
          </table:table-cell>
          <table:table-cell office:value-type="string">
            <text:p>ENGENHARIAS IV <text:s text:c="35"/></text:p>
          </table:table-cell>
          <table:table-cell office:value-type="string">
            <text:p>Stochastic Processes and their Appl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1-6906</text:p>
          </table:table-cell>
          <table:table-cell office:value-type="string">
            <text:p>ENGENHARIAS IV <text:s text:c="35"/></text:p>
          </table:table-cell>
          <table:table-cell office:value-type="string">
            <text:p>Studia Scientiarum Mathematicarum Hungaric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1-1826</text:p>
          </table:table-cell>
          <table:table-cell office:value-type="string">
            <text:p>ENGENHARIAS IV <text:s text:c="35"/></text:p>
          </table:table-cell>
          <table:table-cell office:value-type="string">
            <text:p>Studies in Nonlinear Dynamics and Econometrics (Cessou em 1996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2048</text:p>
          </table:table-cell>
          <table:table-cell office:value-type="string">
            <text:p>ENGENHARIAS IV <text:s text:c="35"/></text:p>
          </table:table-cell>
          <table:table-cell office:value-type="string">
            <text:p>Superconductor Science and Tech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7-8972</text:p>
          </table:table-cell>
          <table:table-cell office:value-type="string">
            <text:p>ENGENHARIAS IV <text:s text:c="35"/></text:p>
          </table:table-cell>
          <table:table-cell office:value-type="string">
            <text:p>Surface &amp; Coatings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0844</text:p>
          </table:table-cell>
          <table:table-cell office:value-type="string">
            <text:p>ENGENHARIAS IV <text:s text:c="35"/></text:p>
          </table:table-cell>
          <table:table-cell office:value-type="string">
            <text:p>Surface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4476</text:p>
          </table:table-cell>
          <table:table-cell office:value-type="string">
            <text:p>ENGENHARIAS IV <text:s text:c="35"/></text:p>
          </table:table-cell>
          <table:table-cell office:value-type="string">
            <text:p>Synapse (New York, N.Y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6779</text:p>
          </table:table-cell>
          <table:table-cell office:value-type="string">
            <text:p>ENGENHARIAS IV <text:s text:c="35"/></text:p>
          </table:table-cell>
          <table:table-cell office:value-type="string">
            <text:p>Synthetic Met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911</text:p>
          </table:table-cell>
          <table:table-cell office:value-type="string">
            <text:p>ENGENHARIAS IV <text:s text:c="35"/></text:p>
          </table:table-cell>
          <table:table-cell office:value-type="string">
            <text:p>Systems &amp; Control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2-9298</text:p>
          </table:table-cell>
          <table:table-cell office:value-type="string">
            <text:p>ENGENHARIAS IV <text:s text:c="35"/></text:p>
          </table:table-cell>
          <table:table-cell office:value-type="string">
            <text:p>Systems Analysis, Modelling, Simul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824</text:p>
          </table:table-cell>
          <table:table-cell office:value-type="string">
            <text:p>ENGENHARIAS IV <text:s text:c="35"/></text:p>
          </table:table-cell>
          <table:table-cell office:value-type="string">
            <text:p>T&amp;C Amazôn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9140</text:p>
          </table:table-cell>
          <table:table-cell office:value-type="string">
            <text:p>ENGENHARIAS IV <text:s text:c="35"/></text:p>
          </table:table-cell>
          <table:table-cell office:value-type="string">
            <text:p>Talanta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10-3195</text:p>
          </table:table-cell>
          <table:table-cell office:value-type="string">
            <text:p>ENGENHARIAS IV <text:s text:c="35"/></text:p>
          </table:table-cell>
          <table:table-cell office:value-type="string">
            <text:p>Tatra Mountains Mathematical Publicat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053</text:p>
          </table:table-cell>
          <table:table-cell office:value-type="string">
            <text:p>ENGENHARIAS IV <text:s text:c="35"/></text:p>
          </table:table-cell>
          <table:table-cell office:value-type="string">
            <text:p>Techne : Revista de Tecnologia da Construção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229</text:p>
          </table:table-cell>
          <table:table-cell office:value-type="string">
            <text:p>ENGENHARIAS IV <text:s text:c="35"/></text:p>
          </table:table-cell>
          <table:table-cell office:value-type="string">
            <text:p>Tecno-Lógica (UNI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64</text:p>
          </table:table-cell>
          <table:table-cell office:value-type="string">
            <text:p>ENGENHARIAS IV <text:s text:c="35"/></text:p>
          </table:table-cell>
          <table:table-cell office:value-type="string">
            <text:p>Tecnologia &amp; Humanism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00X</text:p>
          </table:table-cell>
          <table:table-cell office:value-type="string">
            <text:p>ENGENHARIAS IV <text:s text:c="35"/></text:p>
          </table:table-cell>
          <table:table-cell office:value-type="string">
            <text:p>Tecnologia em Metalurgia e Materiais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4864</text:p>
          </table:table-cell>
          <table:table-cell office:value-type="string">
            <text:p>ENGENHARIAS IV <text:s text:c="35"/></text:p>
          </table:table-cell>
          <table:table-cell office:value-type="string">
            <text:p>Telecommunications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338</text:p>
          </table:table-cell>
          <table:table-cell office:value-type="string">
            <text:p>ENGENHARIAS IV <text:s text:c="35"/></text:p>
          </table:table-cell>
          <table:table-cell office:value-type="string">
            <text:p>Telecomunicações (Santa Rita do Sapucaí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966</text:p>
          </table:table-cell>
          <table:table-cell office:value-type="string">
            <text:p>ENGENHARIAS IV <text:s text:c="35"/></text:p>
          </table:table-cell>
          <table:table-cell office:value-type="string">
            <text:p>TEMA. Tendências em Matemática Aplicada e Computa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937</text:p>
          </table:table-cell>
          <table:table-cell office:value-type="string">
            <text:p>ENGENHARIAS IV <text:s text:c="35"/></text:p>
          </table:table-cell>
          <table:table-cell office:value-type="string">
            <text:p>Terapia Manu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652</text:p>
          </table:table-cell>
          <table:table-cell office:value-type="string">
            <text:p>ENGENHARIAS IV <text:s text:c="35"/></text:p>
          </table:table-cell>
          <table:table-cell office:value-type="string">
            <text:p>Texto Livr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3219</text:p>
          </table:table-cell>
          <table:table-cell office:value-type="string">
            <text:p>ENGENHARIAS IV <text:s text:c="35"/></text:p>
          </table:table-cell>
          <table:table-cell office:value-type="string">
            <text:p>The Angle Orthodontis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637X</text:p>
          </table:table-cell>
          <table:table-cell office:value-type="string">
            <text:p>ENGENHARIAS IV <text:s text:c="35"/></text:p>
          </table:table-cell>
          <table:table-cell office:value-type="string">
            <text:p>The Astrophysical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1569</text:p>
          </table:table-cell>
          <table:table-cell office:value-type="string">
            <text:p>ENGENHARIAS IV <text:s text:c="35"/></text:p>
          </table:table-cell>
          <table:table-cell office:value-type="string">
            <text:p>The Cleft Palate-Craniofacial Journal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6-0050</text:p>
          </table:table-cell>
          <table:table-cell office:value-type="string">
            <text:p>ENGENHARIAS IV <text:s text:c="35"/></text:p>
          </table:table-cell>
          <table:table-cell office:value-type="string">
            <text:p>The European physical journal. Applied physic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028</text:p>
          </table:table-cell>
          <table:table-cell office:value-type="string">
            <text:p>ENGENHARIAS IV <text:s text:c="35"/></text:p>
          </table:table-cell>
          <table:table-cell office:value-type="string">
            <text:p>The European Physical Journal. B, Condensed Matter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1-6355</text:p>
          </table:table-cell>
          <table:table-cell office:value-type="string">
            <text:p>ENGENHARIAS IV <text:s text:c="35"/></text:p>
          </table:table-cell>
          <table:table-cell office:value-type="string">
            <text:p>The European Physical Journal. Special Top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3-1936</text:p>
          </table:table-cell>
          <table:table-cell office:value-type="string">
            <text:p>ENGENHARIAS IV <text:s text:c="35"/></text:p>
          </table:table-cell>
          <table:table-cell office:value-type="string">
            <text:p>The European Respiratory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464X</text:p>
          </table:table-cell>
          <table:table-cell office:value-type="string">
            <text:p>ENGENHARIAS IV <text:s text:c="35"/></text:p>
          </table:table-cell>
          <table:table-cell office:value-type="string">
            <text:p>The FEBS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2-6662</text:p>
          </table:table-cell>
          <table:table-cell office:value-type="string">
            <text:p>ENGENHARIAS IV <text:s text:c="35"/></text:p>
          </table:table-cell>
          <table:table-cell office:value-type="string">
            <text:p>The Heart Surgery Forum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807</text:p>
          </table:table-cell>
          <table:table-cell office:value-type="string">
            <text:p>ENGENHARIAS IV <text:s text:c="35"/></text:p>
          </table:table-cell>
          <table:table-cell office:value-type="string">
            <text:p>The International Journal of Forensic Computer Scienc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1751</text:p>
          </table:table-cell>
          <table:table-cell office:value-type="string">
            <text:p>ENGENHARIAS IV <text:s text:c="35"/></text:p>
          </table:table-cell>
          <table:table-cell office:value-type="string">
            <text:p>The International Journal of Health Planning and Management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3649</text:p>
          </table:table-cell>
          <table:table-cell office:value-type="string">
            <text:p>ENGENHARIAS IV <text:s text:c="35"/></text:p>
          </table:table-cell>
          <table:table-cell office:value-type="string">
            <text:p>The International Journal of Robotics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06</text:p>
          </table:table-cell>
          <table:table-cell office:value-type="string">
            <text:p>ENGENHARIAS IV <text:s text:c="35"/></text:p>
          </table:table-cell>
          <table:table-cell office:value-type="string">
            <text:p>The Journal of Chemical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3711</text:p>
          </table:table-cell>
          <table:table-cell office:value-type="string">
            <text:p>ENGENHARIAS IV <text:s text:c="35"/></text:p>
          </table:table-cell>
          <table:table-cell office:value-type="string">
            <text:p>The Journal of Contemporary Dental Practi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295</text:p>
          </table:table-cell>
          <table:table-cell office:value-type="string">
            <text:p>ENGENHARIAS IV <text:s text:c="35"/></text:p>
          </table:table-cell>
          <table:table-cell office:value-type="string">
            <text:p>The Journal of General Phys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9-8479</text:p>
          </table:table-cell>
          <table:table-cell office:value-type="string">
            <text:p>ENGENHARIAS IV <text:s text:c="35"/></text:p>
          </table:table-cell>
          <table:table-cell office:value-type="string">
            <text:p>The Journal of High Energy Physic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767</text:p>
          </table:table-cell>
          <table:table-cell office:value-type="string">
            <text:p>ENGENHARIAS IV <text:s text:c="35"/></text:p>
          </table:table-cell>
          <table:table-cell office:value-type="string">
            <text:p>The Journal of Immunology (1950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5379</text:p>
          </table:table-cell>
          <table:table-cell office:value-type="string">
            <text:p>ENGENHARIAS IV <text:s text:c="35"/></text:p>
          </table:table-cell>
          <table:table-cell office:value-type="string">
            <text:p>The Journal of Optical Network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4-1212</text:p>
          </table:table-cell>
          <table:table-cell office:value-type="string">
            <text:p>ENGENHARIAS IV <text:s text:c="35"/></text:p>
          </table:table-cell>
          <table:table-cell office:value-type="string">
            <text:p>The Journal of Systems and Softwar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99</text:p>
          </table:table-cell>
          <table:table-cell office:value-type="string">
            <text:p>ENGENHARIAS IV <text:s text:c="35"/></text:p>
          </table:table-cell>
          <table:table-cell office:value-type="string">
            <text:p>The Journal of Venomous Animals and Toxins Including Tropical Disease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1290</text:p>
          </table:table-cell>
          <table:table-cell office:value-type="string">
            <text:p>ENGENHARIAS IV <text:s text:c="35"/></text:p>
          </table:table-cell>
          <table:table-cell office:value-type="string">
            <text:p>The Open Electrical and Electronic Engineering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8-2789</text:p>
          </table:table-cell>
          <table:table-cell office:value-type="string">
            <text:p>ENGENHARIAS IV <text:s text:c="35"/></text:p>
          </table:table-cell>
          <table:table-cell office:value-type="string">
            <text:p>The Visual Comput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881X</text:p>
          </table:table-cell>
          <table:table-cell office:value-type="string">
            <text:p>ENGENHARIAS IV <text:s text:c="35"/></text:p>
          </table:table-cell>
          <table:table-cell office:value-type="string">
            <text:p>Theoretical Chemistry Accoun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75</text:p>
          </table:table-cell>
          <table:table-cell office:value-type="string">
            <text:p>ENGENHARIAS IV <text:s text:c="35"/></text:p>
          </table:table-cell>
          <table:table-cell office:value-type="string">
            <text:p>Theoretical Computer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5809</text:p>
          </table:table-cell>
          <table:table-cell office:value-type="string">
            <text:p>ENGENHARIAS IV <text:s text:c="35"/></text:p>
          </table:table-cell>
          <table:table-cell office:value-type="string">
            <text:p>Theoretical Population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7613</text:p>
          </table:table-cell>
          <table:table-cell office:value-type="string">
            <text:p>ENGENHARIAS IV <text:s text:c="35"/></text:p>
          </table:table-cell>
          <table:table-cell office:value-type="string">
            <text:p>Theory in Bio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6090</text:p>
          </table:table-cell>
          <table:table-cell office:value-type="string">
            <text:p>ENGENHARIAS IV <text:s text:c="35"/></text:p>
          </table:table-cell>
          <table:table-cell office:value-type="string">
            <text:p>Thin Solid Film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6376</text:p>
          </table:table-cell>
          <table:table-cell office:value-type="string">
            <text:p>ENGENHARIAS IV <text:s text:c="35"/></text:p>
          </table:table-cell>
          <table:table-cell office:value-type="string">
            <text:p>Thorax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8727</text:p>
          </table:table-cell>
          <table:table-cell office:value-type="string">
            <text:p>ENGENHARIAS IV <text:s text:c="35"/></text:p>
          </table:table-cell>
          <table:table-cell office:value-type="string">
            <text:p>Tohoku Journal of Experimental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0101</text:p>
          </table:table-cell>
          <table:table-cell office:value-type="string">
            <text:p>ENGENHARIAS IV <text:s text:c="35"/></text:p>
          </table:table-cell>
          <table:table-cell office:value-type="string">
            <text:p>Toxicon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0369</text:p>
          </table:table-cell>
          <table:table-cell office:value-type="string">
            <text:p>ENGENHARIAS IV <text:s text:c="35"/></text:p>
          </table:table-cell>
          <table:table-cell office:value-type="string">
            <text:p>Transactions of the Institute of Measurement and Contro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0849</text:p>
          </table:table-cell>
          <table:table-cell office:value-type="string">
            <text:p>ENGENHARIAS IV <text:s text:c="35"/></text:p>
          </table:table-cell>
          <table:table-cell office:value-type="string">
            <text:p>Transmission &amp; Distribution World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1639</text:p>
          </table:table-cell>
          <table:table-cell office:value-type="string">
            <text:p>ENGENHARIAS IV <text:s text:c="35"/></text:p>
          </table:table-cell>
          <table:table-cell office:value-type="string">
            <text:p>Treinamento Desportivo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624X</text:p>
          </table:table-cell>
          <table:table-cell office:value-type="string">
            <text:p>ENGENHARIAS IV <text:s text:c="35"/></text:p>
          </table:table-cell>
          <table:table-cell office:value-type="string">
            <text:p>Ultrasonics (Guild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5629</text:p>
          </table:table-cell>
          <table:table-cell office:value-type="string">
            <text:p>ENGENHARIAS IV <text:s text:c="35"/></text:p>
          </table:table-cell>
          <table:table-cell office:value-type="string">
            <text:p>Ultrasound in Medicine &amp;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4295</text:p>
          </table:table-cell>
          <table:table-cell office:value-type="string">
            <text:p>ENGENHARIAS IV <text:s text:c="35"/></text:p>
          </table:table-cell>
          <table:table-cell office:value-type="string">
            <text:p>Urology (Ridgewood, N.J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207X</text:p>
          </table:table-cell>
          <table:table-cell office:value-type="string">
            <text:p>ENGENHARIAS IV <text:s text:c="35"/></text:p>
          </table:table-cell>
          <table:table-cell office:value-type="string">
            <text:p>Vacuum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3114</text:p>
          </table:table-cell>
          <table:table-cell office:value-type="string">
            <text:p>ENGENHARIAS IV <text:s text:c="35"/></text:p>
          </table:table-cell>
          <table:table-cell office:value-type="string">
            <text:p>Vehicle System Dyna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533</text:p>
          </table:table-cell>
          <table:table-cell office:value-type="string">
            <text:p>ENGENHARIAS IV <text:s text:c="35"/></text:p>
          </table:table-cell>
          <table:table-cell office:value-type="string">
            <text:p>Veredas (UFJF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463</text:p>
          </table:table-cell>
          <table:table-cell office:value-type="string">
            <text:p>ENGENHARIAS IV <text:s text:c="35"/></text:p>
          </table:table-cell>
          <table:table-cell office:value-type="string">
            <text:p>Veterinária Notícias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017</text:p>
          </table:table-cell>
          <table:table-cell office:value-type="string">
            <text:p>ENGENHARIAS IV <text:s text:c="35"/></text:p>
          </table:table-cell>
          <table:table-cell office:value-type="string">
            <text:p>Veterinary Parasi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2031</text:p>
          </table:table-cell>
          <table:table-cell office:value-type="string">
            <text:p>ENGENHARIAS IV <text:s text:c="35"/></text:p>
          </table:table-cell>
          <table:table-cell office:value-type="string">
            <text:p>Vibrational Spectroscop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9636</text:p>
          </table:table-cell>
          <table:table-cell office:value-type="string">
            <text:p>ENGENHARIAS IV <text:s text:c="35"/></text:p>
          </table:table-cell>
          <table:table-cell office:value-type="string">
            <text:p>Virtual Journal of Applications of Superconductivit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702</text:p>
          </table:table-cell>
          <table:table-cell office:value-type="string">
            <text:p>ENGENHARIAS IV <text:s text:c="35"/></text:p>
          </table:table-cell>
          <table:table-cell office:value-type="string">
            <text:p>Virus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2-6016</text:p>
          </table:table-cell>
          <table:table-cell office:value-type="string">
            <text:p>ENGENHARIAS IV <text:s text:c="35"/></text:p>
          </table:table-cell>
          <table:table-cell office:value-type="string">
            <text:p>Voprosy atomnoj nauki i tehniki. Seriâ âderno-fiziceskie issledovaniâ / Problems of atomic science and technology. Seriâ âderno-fiziceskie issledovaniâ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9007</text:p>
          </table:table-cell>
          <table:table-cell office:value-type="string">
            <text:p>ENGENHARIAS IV <text:s text:c="35"/></text:p>
          </table:table-cell>
          <table:table-cell office:value-type="string">
            <text:p>Vox Sanguinis (Basel. 195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1354</text:p>
          </table:table-cell>
          <table:table-cell office:value-type="string">
            <text:p>ENGENHARIAS IV <text:s text:c="35"/></text:p>
          </table:table-cell>
          <table:table-cell office:value-type="string">
            <text:p>Water Research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263</text:p>
          </table:table-cell>
          <table:table-cell office:value-type="string">
            <text:p>ENGENHARIAS IV <text:s text:c="35"/></text:p>
          </table:table-cell>
          <table:table-cell office:value-type="string">
            <text:p>Web Intelligence and Agent System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1737</text:p>
          </table:table-cell>
          <table:table-cell office:value-type="string">
            <text:p>ENGENHARIAS IV <text:s text:c="35"/></text:p>
          </table:table-cell>
          <table:table-cell office:value-type="string">
            <text:p>Weed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8669</text:p>
          </table:table-cell>
          <table:table-cell office:value-type="string">
            <text:p>ENGENHARIAS IV <text:s text:c="35"/></text:p>
          </table:table-cell>
          <table:table-cell office:value-type="string">
            <text:p>Wireless Communications and Mobile Comput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0038</text:p>
          </table:table-cell>
          <table:table-cell office:value-type="string">
            <text:p>ENGENHARIAS IV <text:s text:c="35"/></text:p>
          </table:table-cell>
          <table:table-cell office:value-type="string">
            <text:p>Wireless Network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6212</text:p>
          </table:table-cell>
          <table:table-cell office:value-type="string">
            <text:p>ENGENHARIAS IV <text:s text:c="35"/></text:p>
          </table:table-cell>
          <table:table-cell office:value-type="string">
            <text:p>Wireless Personal Commun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3517</text:p>
          </table:table-cell>
          <table:table-cell office:value-type="string">
            <text:p>ENGENHARIAS IV <text:s text:c="35"/></text:p>
          </table:table-cell>
          <table:table-cell office:value-type="string">
            <text:p>WIT Transactions on Information and Communication Technologie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6-4498</text:p>
          </table:table-cell>
          <table:table-cell office:value-type="string">
            <text:p>ENGENHARIAS IV <text:s text:c="35"/></text:p>
          </table:table-cell>
          <table:table-cell office:value-type="string">
            <text:p>WIT Transactions on the Built Environment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7719</text:p>
          </table:table-cell>
          <table:table-cell office:value-type="string">
            <text:p>ENGENHARIAS IV <text:s text:c="35"/></text:p>
          </table:table-cell>
          <table:table-cell office:value-type="string">
            <text:p>Wood Science and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204</text:p>
          </table:table-cell>
          <table:table-cell office:value-type="string">
            <text:p>ENGENHARIAS IV <text:s text:c="35"/></text:p>
          </table:table-cell>
          <table:table-cell office:value-type="string">
            <text:p>World Engineers' Convention Magaz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9-9518</text:p>
          </table:table-cell>
          <table:table-cell office:value-type="string">
            <text:p>ENGENHARIAS IV <text:s text:c="35"/></text:p>
          </table:table-cell>
          <table:table-cell office:value-type="string">
            <text:p>WSEAS Transactions on Biology and Biomedic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9-2734</text:p>
          </table:table-cell>
          <table:table-cell office:value-type="string">
            <text:p>ENGENHARIAS IV <text:s text:c="35"/></text:p>
          </table:table-cell>
          <table:table-cell office:value-type="string">
            <text:p>WSEAS Transactions on Circuit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9-2742</text:p>
          </table:table-cell>
          <table:table-cell office:value-type="string">
            <text:p>ENGENHARIAS IV <text:s text:c="35"/></text:p>
          </table:table-cell>
          <table:table-cell office:value-type="string">
            <text:p>WSEAS Transactions on Communicat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1-8755</text:p>
          </table:table-cell>
          <table:table-cell office:value-type="string">
            <text:p>ENGENHARIAS IV <text:s text:c="35"/></text:p>
          </table:table-cell>
          <table:table-cell office:value-type="string">
            <text:p>WSEAS Transactions on Computer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9-2750</text:p>
          </table:table-cell>
          <table:table-cell office:value-type="string">
            <text:p>ENGENHARIAS IV <text:s text:c="35"/></text:p>
          </table:table-cell>
          <table:table-cell office:value-type="string">
            <text:p>WSEAS Transactions on Computer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0-0832</text:p>
          </table:table-cell>
          <table:table-cell office:value-type="string">
            <text:p>ENGENHARIAS IV <text:s text:c="35"/></text:p>
          </table:table-cell>
          <table:table-cell office:value-type="string">
            <text:p>WSEAS Transactions on Information Science and Applicat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9-2769</text:p>
          </table:table-cell>
          <table:table-cell office:value-type="string">
            <text:p>ENGENHARIAS IV <text:s text:c="35"/></text:p>
          </table:table-cell>
          <table:table-cell office:value-type="string">
            <text:p>WSEAS Transactions on Mathemat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0-5060</text:p>
          </table:table-cell>
          <table:table-cell office:value-type="string">
            <text:p>ENGENHARIAS IV <text:s text:c="35"/></text:p>
          </table:table-cell>
          <table:table-cell office:value-type="string">
            <text:p>WSEAS Transactions on Power System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9-2777</text:p>
          </table:table-cell>
          <table:table-cell office:value-type="string">
            <text:p>ENGENHARIAS IV <text:s text:c="35"/></text:p>
          </table:table-cell>
          <table:table-cell office:value-type="string">
            <text:p>WSEAS Transactions on System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1-8763</text:p>
          </table:table-cell>
          <table:table-cell office:value-type="string">
            <text:p>ENGENHARIAS IV <text:s text:c="35"/></text:p>
          </table:table-cell>
          <table:table-cell office:value-type="string">
            <text:p>WSEAS Transactions on Systems and Contro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8246</text:p>
          </table:table-cell>
          <table:table-cell office:value-type="string">
            <text:p>ENGENHARIAS IV <text:s text:c="35"/></text:p>
          </table:table-cell>
          <table:table-cell office:value-type="string">
            <text:p>X-Ray Spectrome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2-2064</text:p>
          </table:table-cell>
          <table:table-cell office:value-type="string">
            <text:p>ENGENHARIAS IV <text:s text:c="35"/></text:p>
          </table:table-cell>
          <table:table-cell office:value-type="string">
            <text:p>Zeitschrift für Analysis und Ihre Anwendunge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5075</text:p>
          </table:table-cell>
          <table:table-cell office:value-type="string">
            <text:p>ENGENHARIAS IV <text:s text:c="35"/></text:p>
          </table:table-cell>
          <table:table-cell office:value-type="string">
            <text:p>Zeitschrift für Naturforschung. C, A Journal of Bio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8">08/04/2011</text:date>, <text:time>17:0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5980" meta:object-count="0"/>
    <meta:generator>OpenOffice.org/3.2$Unix OpenOffice.org_project/320m12$Build-9483</meta:generator>
  </office:meta>
</office:document-meta>
</file>